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TablePreview9.svm" manifest:media-type=""/>
  <manifest:file-entry manifest:full-path="Pictures/TablePreview34.svm" manifest:media-type=""/>
  <manifest:file-entry manifest:full-path="Pictures/TablePreview17.svm" manifest:media-type=""/>
  <manifest:file-entry manifest:full-path="Pictures/TablePreview33.svm" manifest:media-type=""/>
  <manifest:file-entry manifest:full-path="Pictures/TablePreview16.svm" manifest:media-type=""/>
  <manifest:file-entry manifest:full-path="Pictures/TablePreview30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32.svm" manifest:media-type=""/>
  <manifest:file-entry manifest:full-path="Pictures/TablePreview15.svm" manifest:media-type=""/>
  <manifest:file-entry manifest:full-path="Pictures/TablePreview12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0.svm" manifest:media-type=""/>
  <manifest:file-entry manifest:full-path="Pictures/TablePreview31.svm" manifest:media-type=""/>
  <manifest:file-entry manifest:full-path="Pictures/TablePreview14.svm" manifest:media-type=""/>
  <manifest:file-entry manifest:full-path="Pictures/TablePreview11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10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1.svm" manifest:media-type=""/>
  <manifest:file-entry manifest:full-path="Pictures/TablePreview35.svm" manifest:media-type=""/>
  <manifest:file-entry manifest:full-path="Pictures/TablePreview18.svm" manifest:media-type=""/>
  <manifest:file-entry manifest:full-path="Pictures/TablePreview5.svm" manifest:media-type=""/>
  <manifest:file-entry manifest:full-path="Pictures/TablePreview26.svm" manifest:media-type=""/>
  <manifest:file-entry manifest:full-path="Pictures/TablePreview36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27.svm" manifest:media-type=""/>
  <manifest:file-entry manifest:full-path="Pictures/TablePreview7.svm" manifest:media-type=""/>
  <manifest:file-entry manifest:full-path="Pictures/TablePreview28.svm" manifest:media-type=""/>
  <manifest:file-entry manifest:full-path="Pictures/TablePreview8.svm" manifest:media-type=""/>
  <manifest:file-entry manifest:full-path="Pictures/TablePreview29.svm" manifest:media-type="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3" manifest:media-type=""/>
  <manifest:file-entry manifest:full-path="ObjectReplacements/Object 4" manifest:media-type="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ystem" style:font-pitch="variable"/>
    <style:font-face style:name="IPAexゴシック1" svg:font-family="IPAexゴシック" style:font-family-generic="swiss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pitch="variable"/>
    <style:font-face style:name="IPAex明朝2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 loext:decorative="false"/>
    </style:style>
    <style:style style:name="gr6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 loext:decorative="false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8" style:family="graphic">
      <style:graphic-properties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 loext:decorative="false"/>
    </style:style>
    <style:style style:name="gr1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 loext:decorative="false"/>
      <style:paragraph-properties style:writing-mode="lr-tb"/>
    </style:style>
    <style:style style:name="gr28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 loext:decorative="false"/>
    </style:style>
    <style:style style:name="gr29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1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 loext:decorative="false"/>
    </style:style>
    <style:style style:name="gr33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svg:stroke-width="0.282cm" svg:stroke-color="#ff972f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 loext:decorative="false"/>
      <style:paragraph-properties style:writing-mode="lr-tb"/>
    </style:style>
    <style:style style:name="gr38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 loext:decorative="false"/>
      <style:paragraph-properties style:writing-mode="lr-tb"/>
    </style:style>
    <style:style style:name="gr41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 loext:decorative="false"/>
    </style:style>
    <style:style style:name="gr42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592cm" fo:min-width="15.342cm" fo:padding-top="0.204cm" fo:padding-bottom="0.204cm" fo:padding-left="0.329cm" fo:padding-right="0.329cm" loext:decorative="false"/>
    </style:style>
    <style:style style:name="gr44" style:family="graphic" style:parent-style-name="standard">
      <style:graphic-properties svg:stroke-width="0.159cm" svg:stroke-color="#ff972f" draw:marker-start-width="0.438cm" draw:marker-end-width="0.438cm" draw:fill-color="#ffb66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 loext:decorative="false"/>
    </style:style>
    <style:style style:name="gr46" style:family="graphic" style:parent-style-name="standard">
      <style:graphic-properties svg:stroke-width="0.159cm" svg:stroke-color="#00a933" draw:marker-start-width="0.438cm" draw:marker-end-width="0.438cm" draw:fill="none" draw:fill-color="#729fcf" loext:fill-use-slide-background="false" draw:textarea-horizontal-align="justify" draw:textarea-vertical-align="middle" draw:auto-grow-height="false" fo:min-height="7.999cm" fo:min-width="7.749cm" fo:padding-top="0.204cm" fo:padding-bottom="0.204cm" fo:padding-left="0.329cm" fo:padding-right="0.329cm" loext:decorative="false"/>
    </style:style>
    <style:style style:name="gr47" style:family="graphic" style:parent-style-name="objectwithoutfill">
      <style:graphic-properties svg:stroke-width="0.159cm" svg:stroke-color="#ff4000" draw:marker-start-width="0.438cm" draw:marker-end="線の終点_20_21" draw:marker-end-width="0.538cm" draw:fill="none" draw:textarea-vertical-align="middle" fo:padding-top="0.204cm" fo:padding-bottom="0.204cm" fo:padding-left="0.329cm" fo:padding-right="0.329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961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3.947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812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0.162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622cm" loext:decorative="false"/>
      <style:paragraph-properties style:writing-mode="lr-tb"/>
    </style:style>
    <style:style style:name="gr53" style:family="graphic" style:parent-style-name="standard">
      <style:graphic-properties svg:stroke-width="0.159cm" draw:marker-start-width="0.438cm" draw:marker-end-width="0.438cm" draw:fill="solid" draw:fill-color="#b4c7dc" draw:textarea-horizontal-align="justify" draw:textarea-vertical-align="middle" draw:auto-grow-height="false" fo:min-height="1.246cm" fo:min-width="2.547cm" fo:padding-top="0.204cm" fo:padding-bottom="0.204cm" fo:padding-left="0.329cm" fo:padding-right="0.329cm" loext:decorative="false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5cm" loext:decorative="false"/>
    </style:style>
    <style:style style:name="gr55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14.55cm" fo:min-width="11.3cm" loext:decorative="false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11.644cm" fo:min-width="9.194cm" fo:padding-top="0.178cm" fo:padding-bottom="0.178cm" fo:padding-left="0.303cm" fo:padding-right="0.303cm" loext:decorative="false"/>
    </style:style>
    <style:style style:name="gr5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 loext:decorative="false"/>
      <style:paragraph-properties style:writing-mode="lr-tb"/>
    </style:style>
    <style:style style:name="gr6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cm" fo:min-width="1.3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 loext:decorative="false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316cm" fo:min-width="0.066cm" loext:decorative="false"/>
    </style:style>
    <style:style style:name="gr63" style:family="graphic" style:parent-style-name="objectwithoutfill">
      <style:graphic-properties svg:stroke-width="0.081cm" svg:stroke-color="#000000" draw:marker-start-width="0.321cm" draw:marker-end="線の終点_20_16" draw:marker-end-width="0.421cm" draw:fill="none" draw:textarea-vertical-align="middle" fo:padding-top="0.165cm" fo:padding-bottom="0.165cm" fo:padding-left="0.29cm" fo:padding-right="0.29cm" loext:decorative="fals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5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66" style:family="graphic" style:parent-style-name="standard">
      <style:graphic-properties draw:textarea-horizontal-align="justify" draw:textarea-vertical-align="middle" draw:auto-grow-height="false" fo:min-height="0.117cm" fo:min-width="0cm" loext:decorative="false"/>
    </style:style>
    <style:style style:name="gr6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 loext:decorative="false"/>
    </style:style>
    <style:style style:name="gr68" style:family="graphic" style:parent-style-name="objectwithoutfill">
      <style:graphic-properties svg:stroke-width="0.035cm" svg:stroke-color="#000000" draw:marker-start-width="0.252cm" draw:marker-end="線の終点_20_16" draw:marker-end-width="0.352cm" draw:fill="none" draw:textarea-vertical-align="middle" fo:padding-top="0.142cm" fo:padding-bottom="0.142cm" fo:padding-left="0.267cm" fo:padding-right="0.267cm" loext:decorative="false"/>
    </style:style>
    <style:style style:name="gr69" style:family="graphic" style:parent-style-name="standard">
      <style:graphic-properties draw:textarea-horizontal-align="justify" draw:textarea-vertical-align="middle" draw:auto-grow-height="false" fo:min-height="0.218cm" fo:min-width="0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74cm" loext:decorative="false"/>
      <style:paragraph-properties style:writing-mode="lr-tb"/>
    </style:style>
    <style:style style:name="gr71" style:family="graphic" style:parent-style-name="standard">
      <style:graphic-properties draw:stroke="solid" svg:stroke-color="#afd095" draw:fill="solid" draw:fill-color="#afd095" loext:fill-use-slide-background="false" draw:textarea-horizontal-align="justify" draw:textarea-vertical-align="middle" draw:auto-grow-height="false" fo:min-height="14.75cm" fo:min-width="19.5cm" loext:decorative="false"/>
    </style:style>
    <style:style style:name="gr72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73" style:family="graphic" style:parent-style-name="standard">
      <style:graphic-properties svg:stroke-width="0.106cm" svg:stroke-color="#000000" draw:marker-start-width="0.358cm" draw:marker-end-width="0.358cm" draw:fill="solid" draw:fill-color="#fedcc6" draw:textarea-horizontal-align="justify" draw:textarea-vertical-align="middle" draw:auto-grow-height="false" fo:min-height="0.659cm" fo:min-width="2.89cm" fo:padding-top="0.177cm" fo:padding-bottom="0.177cm" fo:padding-left="0.302cm" fo:padding-right="0.302cm" style:writing-mode="lr-tb" loext:decorative="false"/>
      <style:paragraph-properties style:writing-mode="lr-tb"/>
    </style:style>
    <style:style style:name="gr74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0.8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76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2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03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469cm" loext:decorative="false"/>
      <style:paragraph-properties style:writing-mode="lr-tb"/>
    </style:style>
    <style:style style:name="gr79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6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80" style:family="graphic" style:parent-style-name="objectwithoutfill">
      <style:graphic-properties svg:stroke-width="0.212cm" svg:stroke-color="#333333" draw:marker-start-width="0.517cm" draw:marker-end="線の終点_20_5" draw:marker-end-width="0.422cm" draw:fill="solid" draw:textarea-vertical-align="middle" fo:padding-top="0.23cm" fo:padding-bottom="0.23cm" fo:padding-left="0.355cm" fo:padding-right="0.355cm" loext:decorative="false"/>
    </style:style>
    <style:style style:name="gr81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1.092cm" fo:min-width="9.336cm" fo:padding-top="0.204cm" fo:padding-bottom="0.204cm" fo:padding-left="0.329cm" fo:padding-right="0.329cm" style:writing-mode="lr-tb" loext:decorative="false"/>
      <style:paragraph-properties style:writing-mode="lr-tb"/>
    </style:style>
    <style:style style:name="gr8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8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84" style:family="graphic" style:parent-style-name="standard">
      <style:graphic-properties svg:stroke-width="0.159cm" draw:marker-start-width="0.438cm" draw:marker-end-width="0.438cm" draw:stroke-linejoin="round" draw:textarea-horizontal-align="justify" draw:textarea-vertical-align="middle" draw:auto-grow-height="false" fo:min-height="0.768cm" fo:min-width="0.837cm" fo:padding-top="0.204cm" fo:padding-bottom="0.204cm" fo:padding-left="0.329cm" fo:padding-right="0.329cm" loext:decorative="false"/>
    </style:style>
    <style:style style:name="gr85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3.592cm" fo:min-width="9.336cm" fo:padding-top="0.204cm" fo:padding-bottom="0.204cm" fo:padding-left="0.329cm" fo:padding-right="0.329cm" style:writing-mode="lr-tb" loext:decorative="false"/>
      <style:paragraph-properties style:writing-mode="lr-tb"/>
    </style:style>
    <style:style style:name="gr86" style:family="graphic" style:parent-style-name="standard">
      <style:graphic-properties svg:stroke-width="0.159cm" svg:stroke-color="#ff8000" draw:marker-start-width="0.438cm" draw:marker-end-width="0.438cm" draw:fill="solid" draw:fill-color="#ffb66c" draw:textarea-horizontal-align="justify" draw:textarea-vertical-align="middle" draw:auto-grow-height="false" fo:min-height="0.792cm" fo:min-width="0.124cm" fo:padding-top="0.204cm" fo:padding-bottom="0.204cm" fo:padding-left="0.329cm" fo:padding-right="0.329cm" style:writing-mode="lr-tb" loext:decorative="false"/>
      <style:paragraph-properties style:writing-mode="lr-tb"/>
    </style:style>
    <style:style style:name="gr87" style:family="graphic" style:parent-style-name="standard">
      <style:graphic-properties svg:stroke-width="0.159cm" svg:stroke-color="#00a933" draw:marker-start-width="0.438cm" draw:marker-end-width="0.438cm" draw:fill-color="#afd095" draw:textarea-horizontal-align="justify" draw:textarea-vertical-align="middle" draw:auto-grow-height="false" fo:min-height="0.792cm" fo:min-width="0.135cm" fo:padding-top="0.204cm" fo:padding-bottom="0.204cm" fo:padding-left="0.329cm" fo:padding-right="0.329cm" style:writing-mode="lr-tb" loext:decorative="false"/>
      <style:paragraph-properties style:writing-mode="lr-tb"/>
    </style:style>
    <style:style style:name="gr88" style:family="graphic" style:parent-style-name="standard">
      <style:graphic-properties svg:stroke-width="0.159cm" svg:stroke-color="#ff3333" draw:marker-start-width="0.438cm" draw:marker-end-width="0.438cm" draw:fill-color="#ff9999" draw:textarea-horizontal-align="justify" draw:textarea-vertical-align="middle" draw:auto-grow-height="false" fo:min-height="0.792cm" fo:min-width="0.134cm" fo:padding-top="0.204cm" fo:padding-bottom="0.204cm" fo:padding-left="0.329cm" fo:padding-right="0.329cm" style:writing-mode="lr-tb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5cm" fo:min-width="2.429cm" loext:decorative="false"/>
      <style:paragraph-properties style:writing-mode="lr-tb"/>
    </style:style>
    <style:style style:name="gr91" style:family="graphic" style:parent-style-name="standard">
      <style:graphic-properties svg:stroke-width="0.106cm" svg:stroke-color="#111111" draw:marker-start-width="0.358cm" draw:marker-end-width="0.358cm" draw:fill-color="#ffffff" draw:textarea-horizontal-align="justify" draw:textarea-vertical-align="middle" draw:auto-grow-height="false" fo:min-height="2.146cm" fo:min-width="9.39cm" fo:padding-top="0.177cm" fo:padding-bottom="0.177cm" fo:padding-left="0.302cm" fo:padding-right="0.302cm" style:writing-mode="lr-tb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 loext:decorative="false"/>
      <style:paragraph-properties style:writing-mode="lr-tb"/>
    </style:style>
    <style:style style:name="gr94" style:family="graphic" style:parent-style-name="objectwithoutfill">
      <style:graphic-properties svg:stroke-width="0.106cm" svg:stroke-color="#000000" draw:marker-start-width="0.359cm" draw:marker-end="線の終点_20_20" draw:marker-end-width="0.359cm" draw:fill="none" draw:textarea-vertical-align="middle" fo:padding-top="0.178cm" fo:padding-bottom="0.178cm" fo:padding-left="0.303cm" fo:padding-right="0.303cm" loext:decorative="false"/>
    </style:style>
    <style:style style:name="gr95" style:family="graphic" style:parent-style-name="objectwithoutfill">
      <style:graphic-properties svg:stroke-width="0.106cm" svg:stroke-color="#000000" draw:marker-start-width="0.359cm" draw:marker-end="線の終点_20_14" draw:marker-end-width="0.359cm" draw:fill="none" draw:textarea-vertical-align="middle" fo:padding-top="0.178cm" fo:padding-bottom="0.178cm" fo:padding-left="0.303cm" fo:padding-right="0.303cm" loext:decorative="false"/>
    </style:style>
    <style:style style:name="gr96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bottom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97" style:family="graphic" style:parent-style-name="塗りつぶしなし線なしオブジェクト">
      <style:graphic-properties draw:textarea-horizontal-align="center" draw:textarea-vertical-align="middle" draw:ole-draw-aspect="1" style:protect="size" loext:decorative="false"/>
    </style:style>
    <style:style style:name="gr98" style:family="graphic" style:parent-style-name="standard">
      <style:graphic-properties draw:stroke="solid" svg:stroke-width="0.106cm" svg:stroke-color="#000000" draw:marker-start-width="0.358cm" draw:marker-end-width="0.358cm" draw:fill="solid" draw:fill-color="#afd095" draw:textarea-horizontal-align="justify" draw:textarea-vertical-align="middle" draw:auto-grow-height="false" fo:min-height="1.146cm" fo:min-width="4.396cm" fo:padding-top="0.177cm" fo:padding-bottom="0.177cm" fo:padding-left="0.302cm" fo:padding-right="0.302cm" style:writing-mode="lr-tb" loext:decorative="false"/>
      <style:paragraph-properties style:writing-mode="lr-tb"/>
    </style:style>
    <style:style style:name="gr99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100" style:family="graphic" style:parent-style-name="standard">
      <style:graphic-properties draw:stroke="solid" svg:stroke-width="0.106cm" svg:stroke-color="#000000" draw:marker-start-width="0.359cm" draw:marker-end="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101" style:family="graphic" style:parent-style-name="standard">
      <style:graphic-properties draw:stroke="solid" svg:stroke-width="0.106cm" svg:stroke-color="#000000" draw:marker-start-width="0.359cm" draw:marker-end="線の終点_20_20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10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4.35cm" fo:min-width="19.3cm" fo:padding-top="0.178cm" fo:padding-bottom="0.178cm" fo:padding-left="0.303cm" fo:padding-right="0.303cm" style:writing-mode="lr-tb" loext:decorative="false"/>
      <style:paragraph-properties style:writing-mode="lr-tb"/>
    </style:style>
    <style:style style:name="gr10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.106cm" fo:min-width="16.056cm" fo:padding-top="0.178cm" fo:padding-bottom="0.178cm" fo:padding-left="0.303cm" fo:padding-right="0.303cm" loext:decorative="false"/>
    </style:style>
    <style:style style:name="gr104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336cm" fo:min-width="0.085cm" fo:padding-top="0.203cm" fo:padding-bottom="0.203cm" fo:padding-left="0.328cm" fo:padding-right="0.328cm" style:writing-mode="lr-tb" loext:decorative="false"/>
      <style:paragraph-properties style:writing-mode="lr-tb"/>
    </style:style>
    <style:style style:name="gr105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5cm" fo:padding-top="0.163cm" fo:padding-bottom="0.163cm" fo:padding-left="0.288cm" fo:padding-right="0.288cm" style:writing-mode="lr-tb" loext:decorative="false"/>
      <style:paragraph-properties style:writing-mode="lr-tb"/>
    </style:style>
    <style:style style:name="gr106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335cm" fo:min-width="0.086cm" fo:padding-top="0.203cm" fo:padding-bottom="0.203cm" fo:padding-left="0.328cm" fo:padding-right="0.328cm" loext:decorative="false"/>
    </style:style>
    <style:style style:name="gr107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4cm" fo:padding-top="0.163cm" fo:padding-bottom="0.163cm" fo:padding-left="0.288cm" fo:padding-right="0.288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6cm" fo:padding-top="0.163cm" fo:padding-bottom="0.163cm" fo:padding-left="0.288cm" fo:padding-right="0.288cm" style:writing-mode="lr-tb" loext:decorative="false"/>
      <style:paragraph-properties style:writing-mode="lr-tb"/>
    </style:style>
    <style:style style:name="gr109" style:family="graphic" style:parent-style-name="standard">
      <style:graphic-properties svg:stroke-width="0.106cm" svg:stroke-color="#000000" draw:marker-start-width="0.359cm" draw:marker-end-width="0.359cm" draw:fill="none" draw:fill-color="#729fcf" draw:textarea-horizontal-align="justify" draw:textarea-vertical-align="middle" draw:auto-grow-height="false" fo:min-height="14.544cm" fo:min-width="14.694cm" fo:padding-top="0.178cm" fo:padding-bottom="0.178cm" fo:padding-left="0.303cm" fo:padding-right="0.303cm" loext:decorative="false"/>
    </style:style>
    <style:style style:name="gr110" style:family="graphic" style:parent-style-name="standard">
      <style:graphic-properties draw:stroke="dash" draw:stroke-dash="Dash" svg:stroke-width="0.159cm" svg:stroke-color="#f58220" draw:marker-start-width="0.438cm" draw:marker-end-width="0.438cm" svg:stroke-linecap="butt" draw:fill="none" draw:textarea-horizontal-align="justify" draw:textarea-vertical-align="middle" draw:auto-grow-height="false" fo:min-height="4.805cm" fo:min-width="4.867cm" fo:padding-top="0.204cm" fo:padding-bottom="0.204cm" fo:padding-left="0.329cm" fo:padding-right="0.329cm" loext:decorative="false"/>
    </style:style>
    <style:style style:name="gr111" style:family="graphic" style:parent-style-name="objectwithoutfill">
      <style:graphic-properties svg:stroke-width="0.247cm" svg:stroke-color="#000000" draw:marker-start-width="0.57cm" draw:marker-end="線の終点_20_2" draw:marker-end-width="0.67cm" draw:fill="solid" draw:textarea-vertical-align="middle" fo:padding-top="0.248cm" fo:padding-bottom="0.248cm" fo:padding-left="0.373cm" fo:padding-right="0.373cm" loext:decorative="false"/>
    </style:style>
    <style:style style:name="gr112" style:family="graphic" style:parent-style-name="standard">
      <style:graphic-properties draw:stroke="solid" svg:stroke-width="0.081cm" svg:stroke-color="#000000" draw:marker-start-width="0.319cm" draw:marker-end-width="0.319cm" draw:fill-color="#ffa6a6" draw:textarea-horizontal-align="justify" draw:textarea-vertical-align="middle" draw:auto-grow-height="false" fo:min-height="0.698cm" fo:min-width="0.465cm" fo:padding-top="0.163cm" fo:padding-bottom="0.163cm" fo:padding-left="0.288cm" fo:padding-right="0.288cm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1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9.384cm" fo:min-width="16.342cm" fo:padding-top="0.178cm" fo:padding-bottom="0.178cm" fo:padding-left="0.303cm" fo:padding-right="0.303cm" loext:decorative="false"/>
    </style:style>
    <style:style style:name="gr115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16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 loext:decorative="false"/>
    </style:style>
    <style:style style:name="gr117" style:family="graphic" style:parent-style-name="standard">
      <style:graphic-properties draw:stroke="none" draw:stroke-dash="Fine_20_Dashed" svg:stroke-width="0.159cm" svg:stroke-color="#f58220" draw:marker-start-width="0.438cm" draw:marker-end-width="0.438cm" draw:fill="solid" draw:fill-color="#77bc65" draw:textarea-vertical-align="middle" draw:auto-grow-height="false" fo:min-height="6.792cm" fo:min-width="6.542cm" fo:padding-top="0.204cm" fo:padding-bottom="0.204cm" fo:padding-left="0.329cm" fo:padding-right="0.329cm" loext:decorative="false"/>
    </style:style>
    <style:style style:name="gr11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.842cm" fo:min-width="16.792cm" fo:padding-top="0.178cm" fo:padding-bottom="0.178cm" fo:padding-left="0.303cm" fo:padding-right="0.303cm" loext:decorative="false"/>
    </style:style>
    <style:style style:name="gr119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cm" fo:min-width="15.95cm" fo:padding-top="0.178cm" fo:padding-bottom="0.178cm" fo:padding-left="0.303cm" fo:padding-right="0.303cm" loext:decorative="false"/>
    </style:style>
    <style:style style:name="gr121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cm" fo:min-width="18.375cm" fo:padding-top="0.178cm" fo:padding-bottom="0.178cm" fo:padding-left="0.303cm" fo:padding-right="0.303cm" loext:decorative="false"/>
    </style:style>
    <style:style style:name="gr126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8" style:family="graphic" style:parent-style-name="objectwithoutfill">
      <style:graphic-properties svg:stroke-width="0.106cm" svg:stroke-color="#000000" draw:marker-start-width="0.359cm" draw:marker-end="線の終点_20_22" draw:marker-end-width="0.459cm" draw:fill="none" draw:textarea-vertical-align="middle" fo:padding-top="0.178cm" fo:padding-bottom="0.178cm" fo:padding-left="0.303cm" fo:padding-right="0.303cm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28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65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46cm" loext:decorative="false"/>
      <style:paragraph-properties style:writing-mode="lr-tb"/>
    </style:style>
    <style:style style:name="gr132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8cm" fo:min-width="0.5cm" fo:padding-top="0.178cm" fo:padding-bottom="0.178cm" fo:padding-left="0.303cm" fo:padding-right="0.303cm" loext:decorative="false"/>
    </style:style>
    <style:style style:name="gr133" style:family="graphic" style:parent-style-name="objectwithoutfill">
      <style:graphic-properties svg:stroke-width="0.106cm" svg:stroke-color="#ff4000" draw:marker-start-width="0.359cm" draw:marker-end="線の終点_20_25" draw:marker-end-width="0.459cm" draw:fill="none" draw:textarea-vertical-align="middle" fo:padding-top="0.178cm" fo:padding-bottom="0.178cm" fo:padding-left="0.303cm" fo:padding-right="0.303cm" loext:decorative="false"/>
    </style:style>
    <style:style style:name="gr134" style:family="graphic" style:parent-style-name="standard">
      <style:graphic-properties svg:stroke-width="0.159cm" svg:stroke-color="#000000" draw:marker-start-width="0.438cm" draw:marker-end-width="0.438cm" draw:fill="none" draw:fill-color="#729fcf" loext:fill-use-slide-background="false" draw:textarea-horizontal-align="justify" draw:textarea-vertical-align="middle" draw:auto-grow-height="false" fo:min-height="14.646cm" fo:min-width="14.813cm" fo:padding-top="0.204cm" fo:padding-bottom="0.204cm" fo:padding-left="0.329cm" fo:padding-right="0.329cm" loext:decorative="false"/>
    </style:style>
    <style:style style:name="gr135" style:family="graphic" style:parent-style-name="standard">
      <style:graphic-properties svg:stroke-width="0.159cm" svg:stroke-color="#000000" draw:marker-start-width="0.438cm" draw:marker-end-width="0.438cm" draw:fill="none" draw:fill-color="#729fcf" loext:fill-use-slide-background="false" draw:textarea-horizontal-align="justify" draw:textarea-vertical-align="middle" draw:auto-grow-height="false" fo:min-height="14.488cm" fo:min-width="14.655cm" fo:padding-top="0.204cm" fo:padding-bottom="0.204cm" fo:padding-left="0.329cm" fo:padding-right="0.329cm" loext:decorative="false"/>
    </style:style>
    <style:style style:name="gr136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11.592cm" fo:min-width="13.342cm" fo:padding-top="0.204cm" fo:padding-bottom="0.204cm" fo:padding-left="0.329cm" fo:padding-right="0.329cm" loext:decorative="false"/>
    </style:style>
    <style:style style:name="gr137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3.55cm" fo:min-width="0.7cm" loext:decorative="fals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988cm" loext:decorative="false"/>
      <style:paragraph-properties style:writing-mode="lr-tb"/>
    </style:style>
    <style:style style:name="gr139" style:family="graphic" style:parent-style-name="objectwithoutfill">
      <style:graphic-properties svg:stroke-width="0.212cm" svg:stroke-color="#000000" draw:marker-start-width="0.518cm" draw:marker-end="線の終点_20_17" draw:marker-end-width="0.618cm" draw:fill="none" draw:textarea-vertical-align="middle" fo:padding-top="0.231cm" fo:padding-bottom="0.231cm" fo:padding-left="0.356cm" fo:padding-right="0.356cm" loext:decorative="false"/>
    </style:style>
    <style:style style:name="gr140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41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42" style:family="graphic" style:parent-style-name="standard">
      <style:graphic-properties svg:stroke-width="0.159cm" svg:stroke-color="#ff0000" draw:marker-start-width="0.438cm" draw:marker-end-width="0.438cm" draw:fill-color="#ff7b59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495cm" loext:decorative="false"/>
      <style:paragraph-properties style:writing-mode="lr-tb"/>
    </style:style>
    <style:style style:name="gr144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7.79cm" fo:min-width="8.74cm" fo:padding-top="0.151cm" fo:padding-bottom="0.151cm" fo:padding-left="0.276cm" fo:padding-right="0.276cm" loext:decorative="false"/>
    </style:style>
    <style:style style:name="gr145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1.014cm" fo:min-width="5.964cm" style:writing-mode="lr-tb" loext:decorative="false"/>
      <style:paragraph-properties style:writing-mode="lr-tb"/>
    </style:style>
    <style:style style:name="gr146" style:family="graphic" style:parent-style-name="standard">
      <style:graphic-properties svg:stroke-width="0.159cm" svg:stroke-color="#ff8000" draw:marker-start-width="0.438cm" draw:marker-end-width="0.438cm" draw:fill-color="#ffb66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47" style:family="graphic" style:parent-style-name="objectwithoutfill">
      <style:graphic-properties draw:stroke="dash" draw:stroke-dash="Dash_20__28_Rounded_29_" svg:stroke-width="0.159cm" svg:stroke-color="#1c1c1c" draw:marker-start-width="0.438cm" draw:marker-end-width="0.438cm" svg:stroke-linecap="round" draw:fill="none" draw:textarea-vertical-align="middle" fo:padding-top="0.204cm" fo:padding-bottom="0.204cm" fo:padding-left="0.329cm" fo:padding-right="0.329cm" loext:decorative="fals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564cm" loext:decorative="false"/>
      <style:paragraph-properties style:writing-mode="lr-tb"/>
    </style:style>
    <style:style style:name="gr149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0.228cm" fo:min-width="8.291cm" fo:padding-top="0.151cm" fo:padding-bottom="0.151cm" fo:padding-left="0.276cm" fo:padding-right="0.276cm" loext:decorative="false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7cm" loext:decorative="false"/>
      <style:paragraph-properties style:writing-mode="lr-tb"/>
    </style:style>
    <style:style style:name="gr151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9.592cm" fo:min-width="9.342cm" fo:padding-top="0.204cm" fo:padding-bottom="0.204cm" fo:padding-left="0.329cm" fo:padding-right="0.329cm" loext:decorative="false"/>
    </style:style>
    <style:style style:name="gr152" style:family="graphic" style:parent-style-name="standard">
      <style:graphic-properties draw:stroke="none" svg:stroke-color="#000000" draw:fill="solid" draw:fill-color="#afd095" draw:textarea-horizontal-align="justify" draw:textarea-vertical-align="middle" draw:auto-grow-height="false" fo:min-height="1.35cm" fo:min-width="2.9cm" loext:decorative="false"/>
    </style:style>
    <style:style style:name="gr153" style:family="graphic" style:parent-style-name="standard">
      <style:graphic-properties draw:stroke="solid" svg:stroke-width="0.159cm" svg:stroke-color="#ff8000" draw:marker-start-width="0.438cm" draw:marker-end-width="0.438cm" draw:fill="solid" draw:fill-color="#ffdbb6" draw:textarea-horizontal-align="justify" draw:textarea-vertical-align="middle" draw:auto-grow-height="false" fo:min-height="7.792cm" fo:min-width="0cm" fo:padding-top="0.204cm" fo:padding-bottom="0.204cm" fo:padding-left="0.329cm" fo:padding-right="0.329cm" loext:decorative="false"/>
    </style:style>
    <style:style style:name="gr154" style:family="graphic" style:parent-style-name="standard">
      <style:graphic-properties draw:stroke="solid" svg:stroke-width="0.159cm" svg:stroke-color="#ff8000" draw:marker-start-width="0.438cm" draw:marker-end-width="0.438cm" draw:fill="solid" draw:fill-color="#ffdbb6" draw:textarea-horizontal-align="justify" draw:textarea-vertical-align="middle" draw:auto-grow-height="false" fo:min-height="0.592cm" fo:min-width="0.342cm" fo:padding-top="0.204cm" fo:padding-bottom="0.204cm" fo:padding-left="0.329cm" fo:padding-right="0.329cm" loext:decorative="false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12cm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solid" draw:fill-color="#afd095" draw:textarea-horizontal-align="justify" draw:textarea-vertical-align="middle" draw:auto-grow-height="false" fo:min-height="0.75cm" fo:min-width="0.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11cm" loext:decorative="false"/>
      <style:paragraph-properties style:writing-mode="lr-tb"/>
    </style:style>
    <style:style style:name="gr158" style:family="graphic" style:parent-style-name="standard">
      <style:graphic-properties draw:stroke="solid" svg:stroke-width="0.159cm" svg:stroke-color="#000000" draw:marker-start-width="0.438cm" draw:marker-end-width="0.438cm" draw:fill="solid" draw:fill-color="#afd095" draw:textarea-horizontal-align="justify" draw:textarea-vertical-align="middle" draw:auto-grow-height="false" fo:min-height="9.592cm" fo:min-width="9.342cm" fo:padding-top="0.204cm" fo:padding-bottom="0.204cm" fo:padding-left="0.329cm" fo:padding-right="0.329cm" loext:decorative="false"/>
    </style:style>
    <style:style style:name="gr15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6.95cm" fo:min-width="6.7cm" loext:decorative="false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12cm" loext:decorative="false"/>
      <style:paragraph-properties style:writing-mode="lr-tb"/>
    </style:style>
    <style:style style:name="gr161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 loext:decorative="false"/>
    </style:style>
    <style:style style:name="gr162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 loext:decorative="false"/>
    </style:style>
    <style:style style:name="gr163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 loext:decorative="false"/>
    </style:style>
    <style:style style:name="gr164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 loext:decorative="false"/>
    </style:style>
    <style:style style:name="gr165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66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67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68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 loext:decorative="false"/>
    </style:style>
    <style:style style:name="gr169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70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 loext:decorative="false"/>
      <style:paragraph-properties style:writing-mode="lr-tb"/>
    </style:style>
    <style:style style:name="gr173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 loext:decorative="false"/>
    </style:style>
    <style:style style:name="gr174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75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 loext:decorative="false"/>
    </style:style>
    <style:style style:name="gr176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 loext:decorative="false"/>
      <style:paragraph-properties style:writing-mode="lr-tb"/>
    </style:style>
    <style:style style:name="gr178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 loext:decorative="false"/>
    </style:style>
    <style:style style:name="gr179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 loext:decorative="false"/>
    </style:style>
    <style:style style:name="gr180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 loext:decorative="false"/>
    </style:style>
    <style:style style:name="gr181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 loext:decorative="false"/>
    </style:style>
    <style:style style:name="gr182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 loext:decorative="false"/>
    </style:style>
    <style:style style:name="gr183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 loext:decorative="false"/>
    </style:style>
    <style:style style:name="pr1" style:family="presentation" style:parent-style-name="標準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標準-title">
      <style:graphic-properties fo:min-height="7.011cm" loext:decorative="false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co3" style:family="table-column">
      <style:table-column-properties style:column-width="3.059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5.334cm" style:use-optimal-column-width="false"/>
    </style:style>
    <style:style style:name="co6" style:family="table-column">
      <style:table-column-properties style:column-width="12.47cm" style:use-optimal-column-width="false"/>
    </style:style>
    <style:style style:name="co7" style:family="table-column">
      <style:table-column-properties style:column-width="5.035cm" style:use-optimal-column-width="false"/>
    </style:style>
    <style:style style:name="co8" style:family="table-column">
      <style:table-column-properties style:column-width="10.586cm" style:use-optimal-column-width="false"/>
    </style:style>
    <style:style style:name="co9" style:family="table-column">
      <style:table-column-properties style:column-width="5.128cm" style:use-optimal-column-width="false"/>
    </style:style>
    <style:style style:name="co10" style:family="table-column">
      <style:table-column-properties style:column-width="13.901cm" style:use-optimal-column-width="false"/>
    </style:style>
    <style:style style:name="co11" style:family="table-column">
      <style:table-column-properties style:column-width="7.656cm" style:use-optimal-column-width="false"/>
    </style:style>
    <style:style style:name="co12" style:family="table-column">
      <style:table-column-properties style:column-width="7.658cm" style:use-optimal-column-width="false"/>
    </style:style>
    <style:style style:name="co13" style:family="table-column">
      <style:table-column-properties style:column-width="3.739cm" style:use-optimal-column-width="false"/>
    </style:style>
    <style:style style:name="co14" style:family="table-column">
      <style:table-column-properties style:column-width="2.035cm" style:use-optimal-column-width="false"/>
    </style:style>
    <style:style style:name="co15" style:family="table-column">
      <style:table-column-properties style:column-width="2.037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ro3" style:family="table-row">
      <style:table-row-properties style:row-height="2.978cm" style:use-optimal-row-height="false"/>
    </style:style>
    <style:style style:name="ro4" style:family="table-row">
      <style:table-row-properties style:row-height="2.988cm" style:use-optimal-row-height="false"/>
    </style:style>
    <style:style style:name="ro5" style:family="table-row">
      <style:table-row-properties style:row-height="1.511cm" style:use-optimal-row-height="false"/>
    </style:style>
    <style:style style:name="ro6" style:family="table-row">
      <style:table-row-properties style:row-height="1.507cm" style:use-optimal-row-height="false"/>
    </style:style>
    <style:style style:name="ro7" style:family="table-row">
      <style:table-row-properties style:row-height="7.447cm" style:use-optimal-row-height="false"/>
    </style:style>
    <style:style style:name="ro8" style:family="table-row">
      <style:table-row-properties style:row-height="7.45cm" style:use-optimal-row-height="false"/>
    </style:style>
    <style:style style:name="ro9" style:family="table-row">
      <style:table-row-properties style:row-height="1.152cm" style:use-optimal-row-height="false"/>
    </style:style>
    <style:style style:name="ro10" style:family="table-row">
      <style:table-row-properties style:row-height="1.317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ce3" style:family="table-cell">
      <loext:graphic-properties draw:fill="solid" draw:fill-color="#b4c7dc"/>
      <style:paragraph-properties fo:border="1.28pt solid #000000"/>
    </style:style>
    <style:style style:name="ce4" style:family="table-cell">
      <loext:graphic-properties draw:textarea-vertical-align="middle"/>
      <style:paragraph-properties fo:text-align="start" fo:border="none"/>
      <style:text-properties fo:font-size="24pt" style:font-size-asian="24pt" style:font-size-complex="24pt"/>
    </style:style>
    <style:style style:name="ce5" style:family="table-cell">
      <style:paragraph-properties fo:border="0.85pt solid #000000"/>
    </style:style>
    <style:style style:name="ce6" style:family="table-cell">
      <loext:graphic-properties draw:textarea-vertical-align="bottom"/>
      <style:paragraph-properties fo:text-align="start" fo:border="1.28pt solid #000000"/>
      <style:text-properties fo:font-size="24pt" style:font-size-asian="24pt" style:font-size-complex="24pt"/>
    </style:style>
    <style:style style:name="ce7" style:family="table-cell">
      <loext:graphic-properties draw:textarea-vertical-align="bottom"/>
      <style:paragraph-properties fo:margin-left="0.3cm" fo:margin-right="0cm" fo:text-align="start" fo:text-indent="0cm" fo:border-left="1.7pt solid #000000" fo:border-right="1.28pt solid #000000" fo:border-top="1.7pt solid #000000" fo:border-bottom="1.7pt solid #000000"/>
      <style:text-properties fo:font-size="26pt" style:font-size-asian="26pt" style:font-size-complex="26pt"/>
    </style:style>
    <style:style style:name="ce8" style:family="table-cell">
      <loext:graphic-properties draw:textarea-vertical-align="bottom"/>
      <style:paragraph-properties fo:margin-left="0.3cm" fo:margin-right="0cm" fo:text-align="start" fo:text-indent="0cm" fo:border-left="1.28pt solid #000000" fo:border-right="1.7pt solid #000000" fo:border-top="1.7pt solid #000000" fo:border-bottom="1.7pt solid #000000"/>
      <style:text-properties fo:font-size="26pt" style:font-size-asian="26pt" style:font-size-complex="26pt"/>
    </style:style>
    <style:style style:name="ce9" style:family="table-cell">
      <loext:graphic-properties draw:fill="solid" draw:fill-color="#b4c7dc" draw:textarea-vertical-align="middle"/>
      <style:paragraph-properties fo:text-align="center" fo:border="1.28pt solid #000000"/>
      <style:text-properties fo:font-size="24pt" style:font-size-asian="24pt" style:font-size-complex="24pt"/>
    </style:style>
    <style:style style:name="ce10" style:family="table-cell">
      <loext:graphic-properties draw:fill="solid" draw:fill-color="#ffffff" draw:textarea-vertical-align="middle"/>
      <style:paragraph-properties fo:text-align="center" fo:border-left="1.28pt solid #000000" fo:border-right="1.28pt solid #000000" fo:border-top="none" fo:border-bottom="1.28pt solid #000000"/>
      <style:text-properties fo:font-size="24pt" style:font-size-asian="24pt" style:font-size-complex="24pt"/>
    </style:style>
    <style:style style:name="ce11" style:family="table-cell">
      <loext:graphic-properties draw:fill="solid" draw:fill-color="#afd095" draw:textarea-vertical-align="middle"/>
      <style:paragraph-properties fo:text-align="center" fo:border="1.28pt solid #000000"/>
      <style:text-properties fo:font-size="24pt" style:font-size-asian="24pt" style:font-size-complex="24pt"/>
    </style:style>
    <style:style style:name="ce12" style:family="table-cell">
      <loext:graphic-properties draw:textarea-vertical-align="bottom"/>
      <style:paragraph-properties fo:margin-left="0.3cm" fo:margin-right="0cm" fo:text-align="start" fo:text-indent="0cm" fo:border="1.28pt solid #000000"/>
      <style:text-properties fo:font-size="26pt" style:font-size-asian="26pt" style:font-size-complex="26pt"/>
    </style:style>
    <style:style style:name="ce13" style:family="table-cell">
      <loext:graphic-properties draw:textarea-vertical-align="middle"/>
      <style:paragraph-properties fo:text-align="center" fo:border="1.28pt solid #000000"/>
      <style:text-properties fo:font-size="24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1" style:font-name-asian="IPAexゴシック1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-color="#b3cac7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b3cac7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loext:graphic-properties draw:fill="none" draw:fill-color="#ffffff"/>
      <style:text-properties fo:font-weight="normal" style:font-weight-asian="normal" style:font-weight-complex="normal"/>
    </style:style>
    <style:style style:name="P22" style:family="paragraph">
      <loext:graphic-properties draw:fill="solid" draw:fill-color="#b4c7dc"/>
      <style:paragraph-properties fo:text-align="center"/>
    </style:style>
    <style:style style:name="P23" style:family="paragraph">
      <loext:graphic-properties draw:fill="none" draw:fill-color="#ffffff"/>
      <style:text-properties fo:font-size="28pt" style:font-size-asian="28pt" style:font-size-complex="28pt"/>
    </style:style>
    <style:style style:name="P24" style:family="paragraph">
      <loext:graphic-properties draw:fill-color="#b4c7dc"/>
      <style:paragraph-properties fo:text-align="center" style:writing-mode="lr-tb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solid" draw:fill-color="#afd095"/>
      <style:paragraph-properties fo:text-align="center"/>
    </style:style>
    <style:style style:name="P28" style:family="paragraph">
      <loext:graphic-properties draw:fill-color="#adc5e7"/>
      <style:paragraph-properties fo:text-align="center"/>
      <style:text-properties style:font-name="IPA Pゴシック" fo:font-size="18pt" style:font-name-asian="IPA Pゴシック" style:font-size-asian="18pt" style:font-size-complex="18pt"/>
    </style:style>
    <style:style style:name="P29" style:family="paragraph">
      <style:paragraph-properties fo:text-align="center" style:writing-mode="lr-tb"/>
      <style:text-properties style:font-name="IPA Pゴシック" style:font-name-asian="IPA Pゴシック"/>
    </style:style>
    <style:style style:name="P30" style:family="paragraph">
      <loext:graphic-properties draw:fill="solid" draw:fill-color="#fedcc6"/>
      <style:paragraph-properties fo:text-align="center" style:writing-mode="lr-tb"/>
      <style:text-properties style:font-name="IPA Pゴシック" style:font-name-asian="IPA Pゴシック"/>
    </style:style>
    <style:style style:name="P31" style:family="paragraph">
      <loext:graphic-properties draw:fill="solid" draw:fill-color="#fcd4d1"/>
      <style:paragraph-properties fo:text-align="center" style:writing-mode="lr-tb"/>
      <style:text-properties style:font-name="IPA Pゴシック" style:font-name-asian="IPA Pゴシック"/>
    </style:style>
    <style:style style:name="P32" style:family="paragraph">
      <loext:graphic-properties draw:fill-color="#adc5e7"/>
      <style:paragraph-properties fo:text-align="center"/>
      <style:text-properties style:font-name="IPA Pゴシック" fo:font-size="18pt" style:font-size-asian="18pt" style:font-size-complex="18pt"/>
    </style:style>
    <style:style style:name="P33" style:family="paragraph">
      <loext:graphic-properties draw:fill="none" draw:fill-color="#ffffff"/>
      <style:text-properties style:font-name="Hiragino Maru Gothic ProN" fo:font-weight="bold" style:font-name-asian="Hiragino Maru Gothic ProN" style:font-weight-asian="bold" style:font-weight-complex="bold"/>
    </style:style>
    <style:style style:name="P34" style:family="paragraph">
      <loext:graphic-properties draw:fill="solid"/>
      <style:paragraph-properties fo:text-align="center"/>
    </style:style>
    <style:style style:name="P35" style:family="paragraph">
      <loext:graphic-properties draw:fill-color="#dee6e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36" style:family="paragraph">
      <loext:graphic-properties draw:fill-color="#ffffff"/>
      <style:paragraph-properties fo:text-align="center"/>
      <style:text-properties style:font-name="IPA Pゴシック1" fo:font-size="24pt" style:font-name-asian="IPA Pゴシック1" style:font-size-asian="24pt" style:font-size-complex="24pt"/>
    </style:style>
    <style:style style:name="P37" style:family="paragraph">
      <loext:graphic-properties draw:fill="solid" draw:fill-color="#ffb66c"/>
      <style:paragraph-properties fo:text-align="center" style:writing-mode="lr-tb"/>
      <style:text-properties style:font-name="IPA Pゴシック1" fo:font-size="24pt" fo:font-weight="bold" style:font-name-asian="IPA Pゴシック1" style:font-size-asian="24pt" style:font-weight-asian="bold" style:font-size-complex="24pt" style:font-weight-complex="bold"/>
    </style:style>
    <style:style style:name="P38" style:family="paragraph">
      <loext:graphic-properties draw:fill-color="#afd095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39" style:family="paragraph">
      <loext:graphic-properties draw:fill-color="#ff9999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40" style:family="paragraph">
      <loext:graphic-properties draw:fill-color="#fffff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style:paragraph-properties fo:margin-top="0.7cm" fo:margin-bottom="0cm" fo:text-align="center"/>
    </style:style>
    <style:style style:name="P43" style:family="paragraph">
      <style:paragraph-properties fo:text-align="center"/>
      <style:text-properties style:font-name="IPA Pゴシック" style:font-name-asian="IPA Pゴシック"/>
    </style:style>
    <style:style style:name="P44" style:family="paragraph">
      <loext:graphic-properties draw:fill="solid" draw:fill-color="#afd095"/>
      <style:paragraph-properties fo:text-align="center" style:writing-mode="lr-tb"/>
      <style:text-properties style:font-name="IPA Pゴシック" style:font-name-asian="IPA Pゴシック"/>
    </style:style>
    <style:style style:name="P45" style:family="paragraph">
      <loext:graphic-properties draw:fill="solid" draw:fill-color="#000000"/>
      <style:paragraph-properties fo:text-align="center"/>
    </style:style>
    <style:style style:name="P46" style:family="paragraph">
      <style:paragraph-properties fo:text-align="center"/>
      <style:text-properties style:font-name="Luxi Sans"/>
    </style:style>
    <style:style style:name="P47" style:family="paragraph">
      <loext:graphic-properties draw:fill-color="#ffffff"/>
      <style:paragraph-properties fo:text-align="center" style:writing-mode="lr-tb"/>
      <style:text-properties style:font-name="Luxi Sans"/>
    </style:style>
    <style:style style:name="P48" style:family="paragraph">
      <style:paragraph-properties fo:text-align="center" style:writing-mode="lr-tb"/>
      <style:text-properties fo:font-size="44pt" fo:font-weight="bold" style:font-size-asian="18pt" style:font-size-complex="18pt"/>
    </style:style>
    <style:style style:name="P49" style:family="paragraph">
      <loext:graphic-properties draw:fill-color="#ffffff"/>
      <style:paragraph-properties fo:text-align="center" style:writing-mode="lr-tb"/>
      <style:text-properties fo:font-size="44pt" fo:font-weight="bold" style:font-size-asian="18pt" style:font-size-complex="18pt"/>
    </style:style>
    <style:style style:name="P50" style:family="paragraph">
      <style:paragraph-properties fo:text-align="center" style:writing-mode="lr-tb"/>
      <style:text-properties fo:font-size="15pt" fo:font-weight="normal" style:font-size-asian="7pt" style:font-weight-asian="normal" style:font-size-complex="7pt" style:font-weight-complex="normal"/>
    </style:style>
    <style:style style:name="P51" style:family="paragraph">
      <loext:graphic-properties draw:fill-color="#ffffff"/>
      <style:paragraph-properties fo:text-align="center" style:writing-mode="lr-tb"/>
      <style:text-properties fo:font-size="15pt" fo:font-weight="normal" style:font-size-asian="7pt" style:font-weight-asian="normal" style:font-size-complex="7pt" style:font-weight-complex="normal"/>
    </style:style>
    <style:style style:name="P52" style:family="paragraph">
      <loext:graphic-properties draw:fill-color="#ffffff"/>
      <style:paragraph-properties fo:text-align="center"/>
      <style:text-properties fo:font-size="44pt" fo:font-weight="bold" style:font-size-asian="18pt" style:font-size-complex="18pt"/>
    </style:style>
    <style:style style:name="P53" style:family="paragraph">
      <style:paragraph-properties fo:text-align="center" style:writing-mode="lr-tb"/>
      <style:text-properties fo:font-size="15pt" fo:font-weight="normal" style:font-size-asian="7pt" style:font-size-complex="7pt"/>
    </style:style>
    <style:style style:name="P54" style:family="paragraph">
      <loext:graphic-properties draw:fill-color="#ffffff"/>
      <style:paragraph-properties fo:text-align="center" style:writing-mode="lr-tb"/>
      <style:text-properties fo:font-size="15pt" fo:font-weight="normal" style:font-size-asian="7pt" style:font-size-complex="7pt"/>
    </style:style>
    <style:style style:name="P55" style:family="paragraph">
      <loext:graphic-properties draw:fill-color="#ffa6a6"/>
      <style:paragraph-properties fo:text-align="center" style:writing-mode="lr-tb"/>
      <style:text-properties fo:font-size="15pt" fo:font-weight="normal" style:font-size-asian="7pt" style:font-size-complex="7pt"/>
    </style:style>
    <style:style style:name="P56" style:family="paragraph">
      <style:paragraph-properties fo:text-align="start"/>
      <style:text-properties fo:font-size="24pt" style:font-size-asian="24pt" style:font-size-complex="24pt"/>
    </style:style>
    <style:style style:name="P57" style:family="paragraph">
      <style:paragraph-properties fo:margin-left="0cm" fo:margin-right="0cm" fo:margin-top="0cm" fo:margin-bottom="0cm" fo:line-height="100%" fo:text-align="center" fo:text-indent="0cm"/>
    </style:style>
    <style:style style:name="P5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9" style:family="paragraph">
      <loext:graphic-properties draw:fill="solid" draw:fill-color="#77bc65"/>
      <style:paragraph-properties fo:text-align="center"/>
    </style:style>
    <style:style style:name="P60" style:family="paragraph">
      <style:paragraph-properties fo:margin-left="0.3cm" fo:margin-right="0cm" fo:text-align="start" fo:text-indent="0cm"/>
      <style:text-properties fo:font-size="26pt" style:font-size-asian="26pt" style:font-size-complex="26pt"/>
    </style:style>
    <style:style style:name="P61" style:family="paragraph">
      <style:paragraph-properties fo:text-align="center"/>
      <style:text-properties fo:font-size="24pt" style:font-size-asian="24pt" style:font-size-complex="24pt"/>
    </style:style>
    <style:style style:name="P62" style:family="paragraph">
      <loext:graphic-properties draw:fill="none"/>
      <style:paragraph-properties fo:text-align="center"/>
      <style:text-properties fo:font-size="14pt"/>
    </style:style>
    <style:style style:name="P63" style:family="paragraph">
      <loext:graphic-properties draw:fill="none" draw:fill-color="#ffffff"/>
      <style:text-properties fo:font-size="24pt" style:font-size-asian="24pt" style:font-size-complex="24pt"/>
    </style:style>
    <style:style style:name="P64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5" style:family="paragraph">
      <loext:graphic-properties draw:fill="none" draw:fill-color="#ffffff"/>
      <style:text-properties style:font-name="IPA Pゴシック" fo:font-weight="normal" style:font-name-asian="IPA Pゴシック" style:font-weight-asian="normal" style:font-weight-complex="normal"/>
    </style:style>
    <style:style style:name="P66" style:family="paragraph">
      <loext:graphic-properties draw:fill-color="#ff7b59"/>
      <style:paragraph-properties fo:text-align="center" style:writing-mode="lr-tb"/>
    </style:style>
    <style:style style:name="P67" style:family="paragraph">
      <loext:graphic-properties draw:fill="none" draw:fill-color="#ffffff"/>
      <style:text-properties style:font-name="IPA Pゴシック" style:font-name-asian="IPA Pゴシック"/>
    </style:style>
    <style:style style:name="P68" style:family="paragraph">
      <loext:graphic-properties draw:fill="none" draw:fill-color="#000000"/>
      <style:paragraph-properties fo:text-align="center"/>
    </style:style>
    <style:style style:name="P69" style:family="paragraph">
      <loext:graphic-properties draw:fill="solid" draw:fill-color="#ffffff"/>
      <style:paragraph-properties fo:text-align="center" style:writing-mode="lr-tb"/>
      <style:text-properties style:font-name="IPA Pゴシック" style:font-name-asian="IPA Pゴシック"/>
    </style:style>
    <style:style style:name="P70" style:family="paragraph">
      <loext:graphic-properties draw:fill="none" draw:fill-color="#ffffff"/>
      <style:text-properties style:font-name="IPA Pゴシック" fo:font-size="21pt" fo:font-weight="bold" style:font-size-asian="21pt" style:font-weight-asian="bold" style:font-size-complex="21pt" style:font-weight-complex="bold"/>
    </style:style>
    <style:style style:name="P71" style:family="paragraph">
      <loext:graphic-properties draw:fill="solid" draw:fill-color="#ffdbb6"/>
      <style:paragraph-properties fo:text-align="center"/>
    </style:style>
    <style:style style:name="P72" style:family="paragraph">
      <loext:graphic-properties draw:fill="solid" draw:fill-color="#ffdbb6"/>
      <style:paragraph-properties fo:text-align="center"/>
      <style:text-properties fo:font-size="24pt" style:font-size-asian="24pt" style:font-size-complex="24pt"/>
    </style:style>
    <style:style style:name="P73" style:family="paragraph">
      <loext:graphic-properties draw:fill="solid" draw:fill-color="#afd095"/>
      <style:paragraph-properties fo:text-align="center"/>
      <style:text-properties fo:font-size="24pt" style:font-size-asian="24pt" style:font-size-complex="24pt"/>
    </style:style>
    <style:style style:name="P74" style:family="paragraph">
      <style:text-properties style:font-name="IPAexゴシック1" fo:font-size="22pt" style:font-name-asian="IPAexゴシック1"/>
    </style:style>
    <style:style style:name="P75" style:family="paragraph">
      <loext:graphic-properties draw:fill="none" draw:fill-color="#ffffff"/>
      <style:text-properties style:font-name="IPAexゴシック1" fo:font-size="26pt" style:font-name-asian="IPAexゴシック1" style:font-size-asian="21pt" style:font-size-complex="21pt"/>
    </style:style>
    <style:style style:name="P76" style:family="paragraph">
      <loext:graphic-properties draw:fill="solid" draw:fill-color="#b2b2b2"/>
      <style:paragraph-properties fo:text-align="center"/>
    </style:style>
    <style:style style:name="P77" style:family="paragraph">
      <loext:graphic-properties draw:fill-color="#fbebab"/>
      <style:paragraph-properties fo:text-align="center"/>
    </style:style>
    <style:style style:name="P78" style:family="paragraph">
      <loext:graphic-properties draw:fill-color="#bbe33d"/>
      <style:paragraph-properties fo:text-align="center"/>
    </style:style>
    <style:style style:name="P79" style:family="paragraph">
      <loext:graphic-properties draw:fill-color="#ff6d6d"/>
      <style:paragraph-properties fo:text-align="center"/>
    </style:style>
    <style:style style:name="P80" style:family="paragraph">
      <loext:graphic-properties draw:fill-color="#00a933"/>
      <style:paragraph-properties fo:text-align="center"/>
    </style:style>
    <style:style style:name="P81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1" fo:font-size="26pt" style:font-name-asian="IPAexゴシック1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IPA Pゴシック" fo:font-size="18pt" style:font-name-asian="IPA Pゴシック" style:font-size-asian="18pt" style:font-size-complex="18pt"/>
    </style:style>
    <style:style style:name="T10" style:family="text">
      <style:text-properties style:font-name="IPA Pゴシック" style:font-name-asian="IPA Pゴシック"/>
    </style:style>
    <style:style style:name="T11" style:family="text">
      <style:text-properties style:font-name="Hiragino Maru Gothic ProN" fo:font-size="24pt" fo:font-weight="bold" style:font-name-asian="Hiragino Maru Gothic ProN" style:font-size-asian="24pt" style:font-weight-asian="bold" style:font-size-complex="24pt" style:font-weight-complex="bold"/>
    </style:style>
    <style:style style:name="T12" style:family="text">
      <style:text-properties style:font-name="IPA Pゴシック1" fo:font-size="24pt" style:font-name-asian="IPA Pゴシック1" style:font-size-asian="24pt" style:font-size-complex="24pt"/>
    </style:style>
    <style:style style:name="T13" style:family="text">
      <style:text-properties style:font-name="Luxi Sans" fo:font-size="54pt" style:font-size-asian="54pt" style:font-size-complex="54pt"/>
    </style:style>
    <style:style style:name="T14" style:family="text">
      <style:text-properties fo:font-size="48pt" fo:font-weight="bold" style:font-size-asian="22pt" style:font-size-complex="22pt"/>
    </style:style>
    <style:style style:name="T15" style:family="text">
      <style:text-properties fo:font-size="28pt" fo:font-weight="normal" style:font-size-asian="13pt" style:font-weight-asian="normal" style:font-size-complex="13pt" style:font-weight-complex="normal"/>
    </style:style>
    <style:style style:name="T16" style:family="text">
      <style:text-properties fo:font-size="28pt" fo:font-weight="normal" style:font-size-asian="13pt" style:font-size-complex="13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font-name="IPA Pゴシック" fo:font-size="28pt" fo:font-weight="normal" style:font-name-asian="IPA Pゴシック" style:font-size-asian="28pt" style:font-weight-asian="normal" style:font-size-complex="28pt" style:font-weight-complex="normal"/>
    </style:style>
    <style:style style:name="T20" style:family="text">
      <style:text-properties style:font-name="IPA Pゴシック" fo:font-size="26pt" style:font-name-asian="IPA Pゴシック" style:font-size-asian="26pt" style:font-size-complex="26pt"/>
    </style:style>
    <style:style style:name="T21" style:family="text">
      <style:text-properties style:font-name="IPA Pゴシック" fo:font-size="22pt" style:font-name-asian="IPA Pゴシック" style:font-size-asian="22pt" style:font-size-complex="22pt"/>
    </style:style>
    <style:style style:name="T22" style:family="text">
      <style:text-properties style:font-name="IPA Pゴシック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IPAexゴシック1" fo:font-size="32pt" style:font-name-asian="IPAexゴシック1" style:font-size-asian="24pt" style:font-size-complex="24pt"/>
    </style:style>
    <style:style style:name="T2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4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9.794cm" svg:y1="12.702cm" svg:x2="10.894cm" svg:y2="12.702cm">
            <text:p/>
          </draw:line>
          <draw:line draw:style-name="gr5" draw:text-style-name="P3" draw:layer="layout" svg:x1="8.254cm" svg:y1="12.702cm" svg:x2="7.154cm" svg:y2="12.702cm">
            <text:p/>
          </draw:line>
          <draw:line draw:style-name="gr5" draw:text-style-name="P3" draw:layer="layout" svg:x1="8.944cm" svg:y1="13.452cm" svg:x2="8.944cm" svg:y2="14.552cm">
            <text:p/>
          </draw:line>
          <draw:line draw:style-name="gr5" draw:text-style-name="P3" draw:layer="layout" svg:x1="8.945cm" svg:y1="11.913cm" svg:x2="8.945cm" svg:y2="10.813cm">
            <text:p/>
          </draw:line>
          <draw:path draw:style-name="gr6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4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2.194cm" svg:y1="17.003cm" svg:x2="13.294cm" svg:y2="17.003cm">
            <text:p/>
          </draw:line>
          <draw:line draw:style-name="gr5" draw:text-style-name="P3" draw:layer="layout" svg:x1="10.654cm" svg:y1="17.003cm" svg:x2="9.554cm" svg:y2="17.003cm">
            <text:p/>
          </draw:line>
          <draw:line draw:style-name="gr5" draw:text-style-name="P3" draw:layer="layout" svg:x1="11.344cm" svg:y1="17.753cm" svg:x2="11.344cm" svg:y2="18.853cm">
            <text:p/>
          </draw:line>
          <draw:line draw:style-name="gr5" draw:text-style-name="P3" draw:layer="layout" svg:x1="11.345cm" svg:y1="16.214cm" svg:x2="11.345cm" svg:y2="15.114cm">
            <text:p/>
          </draw:line>
          <draw:path draw:style-name="gr6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7" draw:text-style-name="P3" draw:layer="layout" svg:x1="5.502cm" svg:y1="9.593cm" svg:x2="17.293cm" svg:y2="9.593cm">
            <text:p/>
          </draw:line>
          <draw:line draw:style-name="gr7" draw:text-style-name="P3" draw:layer="layout" svg:x1="5.503cm" svg:y1="9.593cm" svg:x2="17.294cm" svg:y2="9.593cm">
            <text:p/>
          </draw:line>
          <draw:line draw:style-name="gr7" draw:text-style-name="P3" draw:layer="layout" svg:x1="5.504cm" svg:y1="20.093cm" svg:x2="17.295cm" svg:y2="20.093cm">
            <text:p/>
          </draw:line>
          <draw:line draw:style-name="gr7" draw:text-style-name="P3" draw:layer="layout" svg:x1="5.499cm" svg:y1="9.498cm" svg:x2="5.504cm" svg:y2="20.093cm">
            <text:p/>
          </draw:line>
          <draw:line draw:style-name="gr7" draw:text-style-name="P3" draw:layer="layout" svg:x1="17.3cm" svg:y1="9.499cm" svg:x2="17.293cm" svg:y2="13.702cm">
            <text:p/>
          </draw:line>
          <draw:line draw:style-name="gr7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 draw:style-name="gr8">
          <draw:frame draw:style-name="gr3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7" draw:text-style-name="P3" draw:layer="layout" svg:x1="5.502cm" svg:y1="23.593cm" svg:x2="17.293cm" svg:y2="23.593cm">
            <text:p/>
          </draw:line>
          <draw:line draw:style-name="gr7" draw:text-style-name="P3" draw:layer="layout" svg:x1="5.503cm" svg:y1="23.593cm" svg:x2="17.294cm" svg:y2="23.593cm">
            <text:p/>
          </draw:line>
          <draw:line draw:style-name="gr7" draw:text-style-name="P3" draw:layer="layout" svg:x1="5.504cm" svg:y1="34.093cm" svg:x2="17.295cm" svg:y2="34.093cm">
            <text:p/>
          </draw:line>
          <draw:line draw:style-name="gr7" draw:text-style-name="P3" draw:layer="layout" svg:x1="5.499cm" svg:y1="23.498cm" svg:x2="5.504cm" svg:y2="34.093cm">
            <text:p/>
          </draw:line>
          <draw:line draw:style-name="gr7" draw:text-style-name="P3" draw:layer="layout" svg:x1="17.3cm" svg:y1="23.499cm" svg:x2="17.293cm" svg:y2="27.702cm">
            <text:p/>
          </draw:line>
          <draw:line draw:style-name="gr7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4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2.502cm" svg:y1="9.593cm" svg:x2="34.293cm" svg:y2="9.593cm">
            <text:p/>
          </draw:line>
          <draw:line draw:style-name="gr7" draw:text-style-name="P3" draw:layer="layout" svg:x1="22.503cm" svg:y1="9.593cm" svg:x2="34.294cm" svg:y2="9.593cm">
            <text:p/>
          </draw:line>
          <draw:line draw:style-name="gr7" draw:text-style-name="P3" draw:layer="layout" svg:x1="22.504cm" svg:y1="20.093cm" svg:x2="34.295cm" svg:y2="20.093cm">
            <text:p/>
          </draw:line>
          <draw:line draw:style-name="gr7" draw:text-style-name="P3" draw:layer="layout" svg:x1="22.499cm" svg:y1="9.498cm" svg:x2="22.504cm" svg:y2="20.093cm">
            <text:p/>
          </draw:line>
          <draw:line draw:style-name="gr7" draw:text-style-name="P3" draw:layer="layout" svg:x1="34.3cm" svg:y1="9.499cm" svg:x2="34.293cm" svg:y2="13.702cm">
            <text:p/>
          </draw:line>
          <draw:line draw:style-name="gr7" draw:text-style-name="P3" draw:layer="layout" svg:x1="34.301cm" svg:y1="15.9cm" svg:x2="34.294cm" svg:y2="20.103cm">
            <text:p/>
          </draw:line>
          <draw:custom-shape draw:style-name="gr4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0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05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51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78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24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05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51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38cm" svg:y1="11.8cm" svg:x2="35.066cm" svg:y2="11.8cm">
              <text:p/>
            </draw:line>
          </draw:g>
          <draw:g draw:style-name="gr2">
            <draw:custom-shape draw:style-name="gr16" draw:text-style-name="P8" draw:layer="layout" svg:width="1.077cm" svg:height="2.154cm" svg:x="32.402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2.248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3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1.78cm" svg:y1="11.8cm" svg:x2="32.466cm" svg:y2="11.8cm">
              <text:p/>
            </draw:line>
          </draw:g>
          <draw:g draw:style-name="gr2">
            <draw:custom-shape draw:style-name="gr13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0.009cm" svg:y1="13.4cm" svg:x2="30.695cm" svg:y2="13.4cm">
              <text:p/>
            </draw:line>
          </draw:g>
          <draw:g draw:style-name="gr2">
            <draw:custom-shape draw:style-name="gr16" draw:text-style-name="P8" draw:layer="layout" svg:width="1.077cm" svg:height="2.154cm" svg:x="35.09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4.936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6" draw:text-style-name="P8" draw:layer="layout" svg:width="1.077cm" svg:height="2.154cm" svg:x="37.202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7.048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10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8.069cm" svg:y1="10cm" svg:x2="8.069cm" svg:y2="16cm">
          <text:p/>
        </draw:line>
        <draw:line draw:style-name="gr29" draw:text-style-name="P3" draw:layer="layout" svg:x1="10.069cm" svg:y1="10cm" svg:x2="10.069cm" svg:y2="16cm">
          <text:p/>
        </draw:line>
        <draw:line draw:style-name="gr29" draw:text-style-name="P3" draw:layer="layout" svg:x1="12.069cm" svg:y1="10cm" svg:x2="12.069cm" svg:y2="16cm">
          <text:p/>
        </draw:line>
        <draw:line draw:style-name="gr29" draw:text-style-name="P3" draw:layer="layout" svg:x1="14.069cm" svg:y1="10cm" svg:x2="14.069cm" svg:y2="16cm">
          <text:p/>
        </draw:line>
        <draw:line draw:style-name="gr29" draw:text-style-name="P3" draw:layer="layout" svg:x1="16.069cm" svg:y1="10cm" svg:x2="16.069cm" svg:y2="16cm">
          <text:p/>
        </draw:line>
        <draw:line draw:style-name="gr29" draw:text-style-name="P3" draw:layer="layout" svg:x1="18.069cm" svg:y1="10cm" svg:x2="18.069cm" svg:y2="16cm">
          <text:p/>
        </draw:line>
        <draw:line draw:style-name="gr29" draw:text-style-name="P3" draw:layer="layout" svg:x1="20.069cm" svg:y1="10cm" svg:x2="20.069cm" svg:y2="16cm">
          <text:p/>
        </draw:line>
        <draw:line draw:style-name="gr29" draw:text-style-name="P3" draw:layer="layout" svg:x1="20.069cm" svg:y1="12cm" svg:x2="6.069cm" svg:y2="12cm">
          <text:p/>
        </draw:line>
        <draw:line draw:style-name="gr29" draw:text-style-name="P3" draw:layer="layout" svg:x1="20.069cm" svg:y1="14cm" svg:x2="6.069cm" svg:y2="14cm">
          <text:p/>
        </draw:line>
        <draw:custom-shape draw:style-name="gr30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10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05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51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78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24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05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51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3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38cm" svg:y1="11.8cm" svg:x2="35.066cm" svg:y2="11.8cm">
            <text:p/>
          </draw:line>
        </draw:g>
        <draw:g draw:style-name="gr2">
          <draw:custom-shape draw:style-name="gr16" draw:text-style-name="P8" draw:layer="layout" svg:width="1.077cm" svg:height="2.154cm" svg:x="32.402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2.248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2.281cm" svg:y1="14.677cm" svg:x2="31.666cm" svg:y2="14.677cm">
            <text:p/>
          </draw:line>
        </draw:g>
        <draw:g draw:style-name="gr2">
          <draw:custom-shape draw:style-name="gr13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1.78cm" svg:y1="11.8cm" svg:x2="32.466cm" svg:y2="11.8cm">
            <text:p/>
          </draw:line>
        </draw:g>
        <draw:g draw:style-name="gr2">
          <draw:custom-shape draw:style-name="gr13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0.009cm" svg:y1="13.4cm" svg:x2="30.695cm" svg:y2="13.4cm">
            <text:p/>
          </draw:line>
        </draw:g>
        <draw:g draw:style-name="gr2">
          <draw:custom-shape draw:style-name="gr16" draw:text-style-name="P8" draw:layer="layout" svg:width="1.077cm" svg:height="2.154cm" svg:x="35.09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4.936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969cm" svg:y1="13.923cm" svg:x2="34.354cm" svg:y2="13.923cm">
            <text:p/>
          </draw:line>
        </draw:g>
        <draw:g draw:style-name="gr2">
          <draw:custom-shape draw:style-name="gr16" draw:text-style-name="P8" draw:layer="layout" svg:width="1.077cm" svg:height="2.154cm" svg:x="37.202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7.048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7.081cm" svg:y1="14.523cm" svg:x2="36.466cm" svg:y2="14.523cm">
            <text:p/>
          </draw:line>
        </draw:g>
        <draw:g draw:style-name="gr2">
          <draw:custom-shape draw:style-name="gr18" draw:text-style-name="P5" draw:layer="layout" svg:width="2cm" svg:height="1.8cm" svg:x="46.3cm" svg:y="8.11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3cm" svg:y="11.119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2cm" svg:y="13.8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6cm" svg:y="14.569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8cm" svg:y1="15.219cm" svg:x2="48.6cm" svg:y2="15.219cm">
              <text:p/>
            </draw:line>
          </draw:g>
          <draw:g draw:style-name="gr2">
            <draw:custom-shape draw:style-name="gr21" draw:text-style-name="P8" draw:layer="layout" svg:width="1.4cm" svg:height="2.8cm" svg:x="47cm" svg:y="17.819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8cm" svg:y="18.569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8cm" svg:y1="19.219cm" svg:x2="46cm" svg:y2="19.219cm">
              <text:p/>
            </draw:line>
          </draw:g>
          <draw:frame draw:style-name="gr23" draw:text-style-name="P9" draw:layer="layout" svg:width="1.421cm" svg:height="1.17cm" svg:x="50.05cm" svg:y="8.434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.05cm" svg:y="11.434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.05cm" svg:y="14.634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.05cm" svg:y="18.634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3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custom-shape draw:style-name="gr35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8cm" svg:y="19.732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5.6cm" svg:y1="15.4cm" svg:x2="6.8cm" svg:y2="14.6cm">
          <text:p/>
        </draw:line>
        <draw:line draw:style-name="gr41" draw:text-style-name="P3" draw:layer="layout" svg:x1="16.452cm" svg:y1="13.466cm" svg:x2="16.695cm" svg:y2="12.087cm">
          <text:p/>
        </draw:line>
        <draw:custom-shape draw:style-name="gr42" draw:text-style-name="P18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" draw:layer="layout" svg:width="16cm" svg:height="16cm" svg:x="26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30.761cm" svg:y="19.692cm">
          <draw:text-box>
            <text:p text:style-name="P2"><text:span text:style-name="T5">解析領域</text:span></text:p>
            <text:p/>
          </draw:text-box>
        </draw:frame>
        <draw:custom-shape draw:style-name="gr39" draw:text-style-name="P1" draw:layer="layout" svg:width="2cm" svg:height="4.3cm" svg:x="41.285cm" svg:y="3.46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41.373cm" svg:y="4.08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44" draw:text-style-name="P13" draw:layer="layout" svg:width="2cm" svg:height="2cm" svg:x="32.161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2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2cm" svg:y="10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3cm" svg:y="1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3cm" svg:y="1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4cm" svg:y="1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4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5cm" svg:y="14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5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6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6.361cm" svg:y1="8.2cm" svg:x2="42.361cm" svg:y2="8.2cm">
          <text:p/>
        </draw:line>
        <draw:line draw:style-name="gr7" draw:text-style-name="P3" draw:layer="layout" svg:x1="26.361cm" svg:y1="13.2cm" svg:x2="42.361cm" svg:y2="13.2cm">
          <text:p/>
        </draw:line>
        <draw:line draw:style-name="gr7" draw:text-style-name="P3" draw:layer="layout" svg:x1="31.6cm" svg:y1="2.76cm" svg:x2="31.6cm" svg:y2="18.76cm">
          <text:p/>
        </draw:line>
        <draw:line draw:style-name="gr7" draw:text-style-name="P3" draw:layer="layout" svg:x1="37cm" svg:y1="2.76cm" svg:x2="37cm" svg:y2="18.76cm">
          <text:p/>
        </draw:line>
        <draw:custom-shape draw:style-name="gr45" draw:text-style-name="P19" draw:layer="layout" svg:width="0.4cm" svg:height="0.4cm" svg:x="28.8cm" svg:y="10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0" draw:layer="layout" svg:width="11.665cm" svg:height="11.665cm" svg:x="23.23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3" draw:layer="layout" svg:x1="33cm" svg:y1="9.6cm" svg:x2="31.2cm" svg:y2="10.2cm">
          <text:p/>
        </draw:line>
        <draw:line draw:style-name="gr47" draw:text-style-name="P3" draw:layer="layout" svg:x1="33.2cm" svg:y1="11.7cm" svg:x2="31.36cm" svg:y2="11.297cm">
          <text:p/>
        </draw:line>
        <draw:line draw:style-name="gr47" draw:text-style-name="P3" draw:layer="layout" svg:x1="33.132cm" svg:y1="13.653cm" svg:x2="31.552cm" svg:y2="12.627cm">
          <text:p/>
        </draw:line>
        <draw:frame draw:style-name="gr48" draw:text-style-name="P9" draw:layer="layout" svg:width="3.461cm" svg:height="1.238cm" svg:x="27.3cm" svg:y="11.1cm">
          <draw:text-box>
            <text:p><text:span text:style-name="T6">中心点</text:span></text:p>
          </draw:text-box>
        </draw:frame>
        <draw:frame draw:style-name="gr49" draw:text-style-name="P9" draw:layer="layout" svg:width="4.447cm" svg:height="1.238cm" svg:x="32.553cm" svg:y="5.362cm">
          <draw:text-box>
            <text:p><text:span text:style-name="T6">影響範囲</text:span></text:p>
          </draw:text-box>
        </draw:frame>
        <draw:custom-shape draw:style-name="gr44" draw:text-style-name="P13" draw:layer="layout" svg:width="2cm" svg:height="2cm" svg:x="46.76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4.312cm" svg:height="1.521cm" svg:x="49.3cm" svg:y="8.102cm">
          <draw:text-box>
            <text:p><text:span text:style-name="T7">壁粒子</text:span></text:p>
          </draw:text-box>
        </draw:frame>
        <draw:frame draw:style-name="gr51" draw:text-style-name="P21" draw:layer="layout" svg:width="10.662cm" svg:height="1.521cm" svg:x="49.261cm" svg:y="11.103cm">
          <draw:text-box>
            <text:p><text:span text:style-name="T7">障害物を避ける力</text:span></text:p>
          </draw:text-box>
        </draw:frame>
        <draw:line draw:style-name="gr47" draw:text-style-name="P3" draw:layer="layout" svg:x1="46.691cm" svg:y1="11.863cm" svg:x2="48.588cm" svg:y2="11.863cm">
          <text:p/>
        </draw:lin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custom-shape draw:style-name="gr43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5.6cm" svg:y1="15.4cm" svg:x2="6.8cm" svg:y2="14.6cm">
          <text:p/>
        </draw:line>
        <draw:line draw:style-name="gr41" draw:text-style-name="P3" draw:layer="layout" svg:x1="16.452cm" svg:y1="13.466cm" svg:x2="16.695cm" svg:y2="12.087cm">
          <text:p/>
        </draw:line>
        <draw:custom-shape draw:style-name="gr43" draw:text-style-name="P1" draw:layer="layout" svg:width="16cm" svg:height="16cm" svg:x="26.361cm" svg:y="2.7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cm" svg:height="4.3cm" svg:x="41.285cm" svg:y="3.46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41.373cm" svg:y="4.08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44" draw:text-style-name="P13" draw:layer="layout" svg:width="2cm" svg:height="2cm" svg:x="32.161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2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2cm" svg:y="10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3cm" svg:y="1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3cm" svg:y="1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4cm" svg:y="1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4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5cm" svg:y="14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5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6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46.76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4.312cm" svg:height="1.521cm" svg:x="49.3cm" svg:y="8.102cm">
          <draw:text-box>
            <text:p><text:span text:style-name="T7">障害物</text:span></text:p>
          </draw:text-box>
        </draw:frame>
        <draw:custom-shape draw:style-name="gr38" draw:text-style-name="P14" draw:layer="layout" svg:width="2cm" svg:height="2cm" svg:x="27.992cm" svg:y="15.041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draw:layer="layout" svg:width="2cm" svg:height="2cm" draw:transform="rotate (-0.0174532925199433) translate (39.287cm 13.474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29.592cm" svg:y1="15.441cm" svg:x2="30.792cm" svg:y2="14.641cm">
          <text:p/>
        </draw:line>
        <draw:line draw:style-name="gr41" draw:text-style-name="P3" draw:layer="layout" svg:x1="40.444cm" svg:y1="13.507cm" svg:x2="40.687cm" svg:y2="12.128cm">
          <text:p/>
        </draw:line>
        <draw:custom-shape draw:style-name="gr38" draw:text-style-name="P17" draw:layer="layout" svg:width="2cm" svg:height="2cm" draw:transform="rotate (-0.0174532925199433) translate (46.788cm 10.8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21" draw:layer="layout" svg:width="8.122cm" svg:height="1.521cm" svg:x="49.3cm" svg:y="11.103cm">
          <draw:text-box>
            <text:p><text:span text:style-name="T7">エージェント</text:span></text:p>
          </draw:text-box>
        </draw:frame>
        <draw:g draw:style-name="gr2">
          <draw:custom-shape draw:style-name="gr53" draw:text-style-name="P22" draw:layer="layout" svg:width="4cm" svg:height="3.6cm" svg:x="20.7cm" svg:y="8.96cm">
            <text:p/>
            <draw:enhanced-geometry svg:viewBox="0 0 21600 21600" draw:text-areas="0 ?f0 ?f5 ?f2" draw:type="right-arrow" draw:modifiers="12254.9362659335 5836.378783671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8" draw:text-style-name="P23" draw:layer="layout" svg:width="3.461cm" svg:height="1.238cm" svg:x="20.7cm" svg:y="10.16cm">
            <draw:text-box>
              <text:p><text:span text:style-name="T6">粒子化</text:span></text:p>
            </draw:text-box>
          </draw:frame>
        </draw:g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line draw:style-name="gr7" draw:text-style-name="P3" draw:layer="layout" svg:x1="43.4cm" svg:y1="29cm" svg:x2="26.6cm" svg:y2="29cm">
          <text:p/>
        </draw:line>
        <draw:line draw:style-name="gr7" draw:text-style-name="P3" draw:layer="layout" svg:x1="33cm" svg:y1="9.8cm" svg:x2="33cm" svg:y2="29cm">
          <text:p/>
        </draw:line>
        <draw:line draw:style-name="gr7" draw:text-style-name="P3" draw:layer="layout" svg:x1="27cm" svg:y1="9.8cm" svg:x2="27cm" svg:y2="29cm">
          <text:p/>
        </draw:line>
        <draw:line draw:style-name="gr7" draw:text-style-name="P3" draw:layer="layout" svg:x1="39cm" svg:y1="9.8cm" svg:x2="39cm" svg:y2="29cm">
          <text:p/>
        </draw:line>
        <draw:custom-shape draw:style-name="gr43" draw:text-style-name="P1" draw:layer="layout" svg:width="16cm" svg:height="16cm" svg:x="2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761cm" svg:y="19.4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13.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2cm" svg:height="2.6cm" svg:x="17.4cm" svg:y="9.4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8.888cm" svg:y="8.9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835cm 10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8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2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2.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2cm" svg:height="2cm" svg:x="26cm" svg:y="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2cm" svg:height="2cm" svg:x="32.001cm" svg:y="2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2cm" svg:height="2cm" svg:x="38.002cm" svg:y="2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2cm" svg:height="2cm" svg:x="42.003cm" svg:y="2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2cm" svg:height="2cm" svg:x="26.007cm" svg:y="8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56" draw:text-style-name="P1" draw:layer="layout" svg:width="11.8cm" svg:height="14.8cm" svg:x="17.4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11.8cm" svg:height="14.8cm" svg:x="3.4cm" svg:y="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57" draw:text-style-name="P25" draw:layer="layout" svg:width="9.8cm" svg:height="12cm" svg:x="4.394cm" svg:y="4cm">
            <text:p/>
            <draw:enhanced-geometry svg:viewBox="0 0 21600 21600" draw:type="rectangle" draw:enhanced-path="M 0 0 L 21600 0 21600 21600 0 21600 0 0 Z N"/>
          </draw:custom-shape>
          <draw:line draw:style-name="gr58" draw:text-style-name="P3" draw:layer="layout" svg:x1="4.394cm" svg:y1="8cm" svg:x2="8.194cm" svg:y2="8cm">
            <text:p/>
          </draw:line>
          <draw:line draw:style-name="gr58" draw:text-style-name="P3" draw:layer="layout" svg:x1="4.394cm" svg:y1="12cm" svg:x2="8.194cm" svg:y2="12cm">
            <text:p/>
          </draw:line>
          <draw:line draw:style-name="gr58" draw:text-style-name="P3" draw:layer="layout" svg:x1="10.394cm" svg:y1="12cm" svg:x2="14.194cm" svg:y2="12cm">
            <text:p/>
          </draw:line>
          <draw:line draw:style-name="gr58" draw:text-style-name="P3" draw:layer="layout" svg:x1="10.394cm" svg:y1="8cm" svg:x2="14.194cm" svg:y2="8cm">
            <text:p/>
          </draw:line>
          <draw:line draw:style-name="gr58" draw:text-style-name="P3" draw:layer="layout" svg:x1="8.194cm" svg:y1="5.4cm" svg:x2="8.194cm" svg:y2="4cm">
            <text:p/>
          </draw:line>
          <draw:line draw:style-name="gr58" draw:text-style-name="P3" draw:layer="layout" svg:x1="8.194cm" svg:y1="9.2cm" svg:x2="8.194cm" svg:y2="6.6cm">
            <text:p/>
          </draw:line>
          <draw:line draw:style-name="gr58" draw:text-style-name="P3" draw:layer="layout" svg:x1="8.194cm" svg:y1="13.4cm" svg:x2="8.194cm" svg:y2="10.8cm">
            <text:p/>
          </draw:line>
          <draw:line draw:style-name="gr58" draw:text-style-name="P3" draw:layer="layout" svg:x1="10.394cm" svg:y1="13.4cm" svg:x2="10.394cm" svg:y2="10.8cm">
            <text:p/>
          </draw:line>
          <draw:line draw:style-name="gr58" draw:text-style-name="P3" draw:layer="layout" svg:x1="10.394cm" svg:y1="9.2cm" svg:x2="10.394cm" svg:y2="6.6cm">
            <text:p/>
          </draw:line>
          <draw:line draw:style-name="gr58" draw:text-style-name="P3" draw:layer="layout" svg:x1="10.394cm" svg:y1="5.4cm" svg:x2="10.394cm" svg:y2="4cm">
            <text:p/>
          </draw:line>
          <draw:frame draw:style-name="gr59" draw:text-style-name="P9" draw:layer="layout" svg:width="2.407cm" svg:height="0.886cm" svg:x="4.394cm" svg:y="7.1cm">
            <draw:text-box>
              <text:p>部屋１</text:p>
            </draw:text-box>
          </draw:frame>
          <draw:frame draw:style-name="gr59" draw:text-style-name="P9" draw:layer="layout" svg:width="2.407cm" svg:height="0.886cm" svg:x="4.395cm" svg:y="11.1cm">
            <draw:text-box>
              <text:p>部屋２</text:p>
            </draw:text-box>
          </draw:frame>
          <draw:frame draw:style-name="gr59" draw:text-style-name="P9" draw:layer="layout" svg:width="2.407cm" svg:height="0.886cm" svg:x="4.396cm" svg:y="15.1cm">
            <draw:text-box>
              <text:p>部屋３</text:p>
            </draw:text-box>
          </draw:frame>
          <draw:frame draw:style-name="gr59" draw:text-style-name="P9" draw:layer="layout" svg:width="2.407cm" svg:height="0.886cm" svg:x="11.797cm" svg:y="15.1cm">
            <draw:text-box>
              <text:p>部屋６</text:p>
            </draw:text-box>
          </draw:frame>
          <draw:frame draw:style-name="gr59" draw:text-style-name="P9" draw:layer="layout" svg:width="2.407cm" svg:height="0.886cm" svg:x="11.798cm" svg:y="11.1cm">
            <draw:text-box>
              <text:p>部屋５</text:p>
            </draw:text-box>
          </draw:frame>
          <draw:frame draw:style-name="gr59" draw:text-style-name="P9" draw:layer="layout" svg:width="2.407cm" svg:height="0.886cm" svg:x="11.799cm" svg:y="7.1cm">
            <draw:text-box>
              <text:p>部屋４</text:p>
            </draw:text-box>
          </draw:frame>
          <draw:line draw:style-name="gr58" draw:text-style-name="P3" draw:layer="layout" svg:x1="8.194cm" svg:y1="16cm" svg:x2="8.194cm" svg:y2="14.6cm">
            <text:p/>
          </draw:line>
          <draw:line draw:style-name="gr58" draw:text-style-name="P3" draw:layer="layout" svg:x1="10.394cm" svg:y1="16cm" svg:x2="10.394cm" svg:y2="14.6cm">
            <text:p/>
          </draw:line>
          <draw:custom-shape draw:style-name="gr60" draw:text-style-name="P26" draw:layer="layout" svg:width="1.8cm" svg:height="0.98cm" svg:x="8.394cm" svg:y="15.6cm">
            <text:p/>
            <draw:enhanced-geometry svg:viewBox="0 0 21600 21600" draw:type="rectangle" draw:enhanced-path="M 0 0 L 21600 0 21600 21600 0 21600 0 0 Z N"/>
          </draw:custom-shape>
          <draw:frame draw:style-name="gr61" draw:text-style-name="P9" draw:layer="layout" svg:width="1.772cm" svg:height="0.886cm" svg:x="8.394cm" svg:y="15.6cm">
            <draw:text-box>
              <text:p>出口</text:p>
            </draw:text-box>
          </draw:frame>
          <draw:custom-shape draw:style-name="gr62" draw:text-style-name="P2" draw:layer="layout" svg:width="0.8cm" svg:height="0.8cm" draw:transform="rotate (-0.488692190558412) translate (5.464cm 4.3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5.982cm" svg:y1="5.047cm" svg:x2="6.512cm" svg:y2="5.329cm">
            <text:p/>
          </draw:line>
          <draw:custom-shape draw:style-name="gr62" draw:text-style-name="P2" draw:layer="layout" svg:width="0.8cm" svg:height="0.8cm" svg:x="6.59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7.394cm" svg:y1="6.2cm" svg:x2="7.994cm" svg:y2="6.2cm">
            <text:p/>
          </draw:line>
          <draw:custom-shape draw:style-name="gr62" draw:text-style-name="P2" draw:layer="layout" svg:width="0.8cm" svg:height="0.8cm" draw:transform="rotate (-0.506145483078356) translate (12.037cm 4.45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11.844cm" svg:y1="5.194cm" svg:x2="11.319cm" svg:y2="5.485cm">
            <text:p/>
          </draw:line>
          <draw:custom-shape draw:style-name="gr62" draw:text-style-name="P2" draw:layer="layout" svg:width="0.8cm" svg:height="0.8cm" draw:transform="rotate (0.314159265358979) translate (11.443cm 6.1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11.566cm" svg:y1="6.328cm" svg:x2="10.995cm" svg:y2="6.143cm">
            <text:p/>
          </draw:line>
          <draw:custom-shape draw:style-name="gr62" draw:text-style-name="P2" draw:layer="layout" svg:width="0.8cm" svg:height="0.8cm" draw:transform="rotate (-0.261799387799149) translate (11.901cm 9.03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11.798cm" svg:y1="9.626cm" svg:x2="11.218cm" svg:y2="9.781cm">
            <text:p/>
          </draw:line>
          <draw:custom-shape draw:style-name="gr62" draw:text-style-name="P2" draw:layer="layout" svg:width="0.8cm" svg:height="0.8cm" draw:transform="rotate (-0.418879020478639) translate (6.217cm 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6.785cm" svg:y1="9.441cm" svg:x2="7.333cm" svg:y2="9.685cm">
            <text:p/>
          </draw:line>
          <draw:custom-shape draw:style-name="gr62" draw:text-style-name="P2" draw:layer="layout" svg:width="0.8cm" svg:height="0.8cm" draw:transform="rotate (0.436332312998582) translate (6.48cm 10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7.372cm" svg:y1="10.553cm" svg:x2="7.916cm" svg:y2="10.299cm">
            <text:p/>
          </draw:line>
          <draw:custom-shape draw:style-name="gr62" draw:text-style-name="P2" draw:layer="layout" svg:width="0.8cm" svg:height="0.8cm" draw:transform="rotate (-0.506145483078356) translate (5.079cm 12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5.587cm" svg:y1="12.845cm" svg:x2="6.112cm" svg:y2="13.136cm">
            <text:p/>
          </draw:line>
          <draw:custom-shape draw:style-name="gr62" draw:text-style-name="P2" draw:layer="layout" svg:width="0.8cm" svg:height="0.8cm" svg:x="11.994cm" svg:y="13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11.994cm" svg:y1="13.8cm" svg:x2="11.394cm" svg:y2="13.8cm">
            <text:p/>
          </draw:line>
          <draw:custom-shape draw:style-name="gr62" draw:text-style-name="P2" draw:layer="layout" svg:width="0.8cm" svg:height="0.8cm" draw:transform="rotate (-1.5707963267949) translate (9.894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9.494cm" svg:y1="7.9cm" svg:x2="9.494cm" svg:y2="8.5cm">
            <text:p/>
          </draw:line>
        </draw:g>
        <draw:frame draw:style-name="gr64" draw:text-style-name="P9" draw:layer="layout" svg:width="8cm" svg:height="1cm" svg:x="5.3cm" svg:y="17.1cm">
          <draw:text-box>
            <text:p>(a)二次元連続空間モデル</text:p>
          </draw:text-box>
        </draw:frame>
        <draw:frame draw:style-name="gr64" draw:text-style-name="P9" draw:layer="layout" svg:width="7.1cm" svg:height="1cm" svg:x="19.84cm" svg:y="17.1cm">
          <draw:text-box>
            <text:p>(b)一次元歩行者モデル</text:p>
          </draw:text-box>
        </draw:frame>
        <draw:g draw:style-name="gr2">
          <draw:line draw:style-name="gr65" draw:text-style-name="P3" draw:layer="layout" svg:x1="18.702cm" svg:y1="13.861cm" svg:x2="27.803cm" svg:y2="13.861cm">
            <text:p/>
          </draw:line>
          <draw:line draw:style-name="gr65" draw:text-style-name="P3" draw:layer="layout" svg:x1="18.701cm" svg:y1="9.861cm" svg:x2="27.802cm" svg:y2="9.861cm">
            <text:p/>
          </draw:line>
          <draw:line draw:style-name="gr65" draw:text-style-name="P3" draw:layer="layout" svg:x1="18.7cm" svg:y1="5.861cm" svg:x2="27.801cm" svg:y2="5.861cm">
            <text:p/>
          </draw:line>
          <draw:line draw:style-name="gr65" draw:text-style-name="P3" draw:layer="layout" svg:x1="23.232cm" svg:y1="15.6cm" svg:x2="23.232cm" svg:y2="6.262cm">
            <text:p/>
          </draw:line>
          <draw:frame draw:style-name="gr59" draw:text-style-name="P9" draw:layer="layout" svg:width="2.407cm" svg:height="0.886cm" svg:x="17.181cm" svg:y="6.514cm">
            <draw:text-box>
              <text:p>部屋１</text:p>
            </draw:text-box>
          </draw:frame>
          <draw:frame draw:style-name="gr59" draw:text-style-name="P9" draw:layer="layout" svg:width="2.407cm" svg:height="0.886cm" svg:x="17.181cm" svg:y="10.4cm">
            <draw:text-box>
              <text:p>部屋２</text:p>
            </draw:text-box>
          </draw:frame>
          <draw:frame draw:style-name="gr59" draw:text-style-name="P9" draw:layer="layout" svg:width="2.407cm" svg:height="0.886cm" svg:x="17.181cm" svg:y="15.1cm">
            <draw:text-box>
              <text:p>部屋３</text:p>
            </draw:text-box>
          </draw:frame>
          <draw:frame draw:style-name="gr59" draw:text-style-name="P9" draw:layer="layout" svg:width="2.407cm" svg:height="0.886cm" svg:x="27.193cm" svg:y="14.4cm">
            <draw:text-box>
              <text:p>部屋６</text:p>
            </draw:text-box>
          </draw:frame>
          <draw:frame draw:style-name="gr59" draw:text-style-name="P9" draw:layer="layout" svg:width="2.407cm" svg:height="0.886cm" svg:x="27.193cm" svg:y="10.4cm">
            <draw:text-box>
              <text:p>部屋５</text:p>
            </draw:text-box>
          </draw:frame>
          <draw:frame draw:style-name="gr59" draw:text-style-name="P9" draw:layer="layout" svg:width="2.407cm" svg:height="0.886cm" svg:x="27.193cm" svg:y="6.4cm">
            <draw:text-box>
              <text:p>部屋４</text:p>
            </draw:text-box>
          </draw:frame>
          <draw:custom-shape draw:style-name="gr60" draw:text-style-name="P26" draw:layer="layout" svg:width="1.8cm" svg:height="0.98cm" svg:x="22.394cm" svg:y="15.6cm">
            <text:p/>
            <draw:enhanced-geometry svg:viewBox="0 0 21600 21600" draw:type="rectangle" draw:enhanced-path="M 0 0 L 21600 0 21600 21600 0 21600 0 0 Z N"/>
          </draw:custom-shape>
          <draw:frame draw:style-name="gr61" draw:text-style-name="P9" draw:layer="layout" svg:width="1.772cm" svg:height="0.886cm" svg:x="23.494cm" svg:y="15.4cm">
            <draw:text-box>
              <text:p>出口</text:p>
            </draw:text-box>
          </draw:frame>
          <draw:g draw:style-name="gr2">
            <draw:line draw:style-name="gr58" draw:text-style-name="P3" draw:layer="layout" svg:x1="21.339cm" svg:y1="9.384cm" svg:x2="21.345cm" svg:y2="10.184cm">
              <text:p/>
            </draw:line>
            <draw:custom-shape draw:style-name="gr66" draw:text-style-name="P2" draw:layer="layout" svg:width="0.519cm" svg:height="0.519cm" draw:transform="rotate (-0.418879020478639) translate (21.2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7" draw:text-style-name="P1" draw:layer="layout" svg:width="0.8cm" svg:height="0.8cm" svg:x="18.63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2.832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7.134cm" svg:y="5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18.631cm" svg:y="9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2.833cm" svg:y="9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7.135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18.63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2.834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7.136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2.835cm" svg:y="1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58" draw:text-style-name="P3" draw:layer="layout" svg:x1="21.939cm" svg:y1="9.384cm" svg:x2="21.945cm" svg:y2="10.184cm">
              <text:p/>
            </draw:line>
            <draw:custom-shape draw:style-name="gr66" draw:text-style-name="P2" draw:layer="layout" svg:width="0.519cm" svg:height="0.519cm" draw:transform="rotate (-0.418879020478639) translate (21.8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8" draw:text-style-name="P3" draw:layer="layout" svg:x1="24.939cm" svg:y1="9.436cm" svg:x2="24.945cm" svg:y2="10.236cm">
            <text:p/>
          </draw:line>
          <draw:custom-shape draw:style-name="gr66" draw:text-style-name="P2" draw:layer="layout" svg:width="0.519cm" svg:height="0.519cm" draw:transform="rotate (-0.418879020478639) translate (24.811cm 8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58" draw:text-style-name="P3" draw:layer="layout" svg:x1="24.939cm" svg:y1="5.338cm" svg:x2="24.945cm" svg:y2="6.138cm">
              <text:p/>
            </draw:line>
            <draw:custom-shape draw:style-name="gr66" draw:text-style-name="P2" draw:layer="layout" svg:width="0.519cm" svg:height="0.519cm" draw:transform="rotate (-0.418879020478639) translate (24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8" draw:text-style-name="P3" draw:layer="layout" svg:x1="25.939cm" svg:y1="5.338cm" svg:x2="25.945cm" svg:y2="6.138cm">
              <text:p/>
            </draw:line>
            <draw:custom-shape draw:style-name="gr66" draw:text-style-name="P2" draw:layer="layout" svg:width="0.519cm" svg:height="0.519cm" draw:transform="rotate (-0.418879020478639) translate (25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8" draw:text-style-name="P3" draw:layer="layout" svg:x1="21.239cm" svg:y1="5.34cm" svg:x2="21.245cm" svg:y2="6.14cm">
              <text:p/>
            </draw:line>
            <draw:custom-shape draw:style-name="gr66" draw:text-style-name="P2" draw:layer="layout" svg:width="0.519cm" svg:height="0.519cm" draw:transform="rotate (-0.418879020478639) translate (21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8" draw:text-style-name="P3" draw:layer="layout" svg:x1="20.239cm" svg:y1="5.34cm" svg:x2="20.245cm" svg:y2="6.14cm">
              <text:p/>
            </draw:line>
            <draw:custom-shape draw:style-name="gr66" draw:text-style-name="P2" draw:layer="layout" svg:width="0.519cm" svg:height="0.519cm" draw:transform="rotate (-0.418879020478639) translate (20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8" draw:text-style-name="P3" draw:layer="layout" svg:x1="19.739cm" svg:y1="13.452cm" svg:x2="19.745cm" svg:y2="14.252cm">
              <text:p/>
            </draw:line>
            <draw:custom-shape draw:style-name="gr66" draw:text-style-name="P2" draw:layer="layout" svg:width="0.519cm" svg:height="0.519cm" draw:transform="rotate (-0.418879020478639) translate (19.611cm 12.9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8" draw:text-style-name="P3" draw:layer="layout" svg:x1="25.639cm" svg:y1="13.404cm" svg:x2="25.645cm" svg:y2="14.204cm">
            <text:p/>
          </draw:line>
          <draw:custom-shape draw:style-name="gr66" draw:text-style-name="P2" draw:layer="layout" svg:width="0.519cm" svg:height="0.519cm" draw:transform="rotate (-0.418879020478639) translate (25.511cm 12.9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8" draw:text-style-name="P3" draw:layer="layout" svg:x1="26.197cm" svg:y1="6.4cm" svg:x2="24.382cm" svg:y2="6.4cm">
            <text:p/>
          </draw:line>
          <draw:line draw:style-name="gr68" draw:text-style-name="P3" draw:layer="layout" svg:x1="26.206cm" svg:y1="14.401cm" svg:x2="24.391cm" svg:y2="14.401cm">
            <text:p/>
          </draw:line>
          <draw:line draw:style-name="gr68" draw:text-style-name="P3" draw:layer="layout" svg:x1="26.215cm" svg:y1="10.502cm" svg:x2="24.4cm" svg:y2="10.502cm">
            <text:p/>
          </draw:line>
          <draw:line draw:style-name="gr68" draw:text-style-name="P3" draw:layer="layout" svg:x1="20.099cm" svg:y1="14.402cm" svg:x2="21.914cm" svg:y2="14.402cm">
            <text:p/>
          </draw:line>
          <draw:line draw:style-name="gr68" draw:text-style-name="P3" draw:layer="layout" svg:x1="20.091cm" svg:y1="10.403cm" svg:x2="21.906cm" svg:y2="10.403cm">
            <text:p/>
          </draw:line>
          <draw:line draw:style-name="gr68" draw:text-style-name="P3" draw:layer="layout" svg:x1="20.083cm" svg:y1="6.404cm" svg:x2="21.898cm" svg:y2="6.404cm">
            <text:p/>
          </draw:line>
        </draw:g>
        <draw:custom-shape draw:style-name="gr69" draw:text-style-name="P2" draw:layer="layout" svg:width="0.662cm" svg:height="0.662cm" draw:transform="rotate (-0.506145483078356) translate (10.321cm 2.97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9" draw:layer="layout" svg:width="3.474cm" svg:height="0.747cm" svg:x="10.752cm" svg:y="3.055cm">
          <draw:text-box>
            <text:p><text:span text:style-name="T8">エージェント</text:span></text:p>
          </draw:text-box>
        </draw:frame>
        <draw:frame draw:style-name="gr70" draw:text-style-name="P9" draw:layer="layout" svg:width="3.474cm" svg:height="0.747cm" svg:x="25.811cm" svg:y="3.055cm">
          <draw:text-box>
            <text:p><text:span text:style-name="T8">エージェント</text:span></text:p>
          </draw:text-box>
        </draw:frame>
        <draw:g draw:style-name="gr2">
          <draw:line draw:style-name="gr58" draw:text-style-name="P3" draw:layer="layout" svg:x1="25.639cm" svg:y1="3.206cm" svg:x2="25.645cm" svg:y2="3.8cm">
            <text:p/>
          </draw:line>
          <draw:custom-shape draw:style-name="gr66" draw:text-style-name="P2" draw:layer="layout" svg:width="0.519cm" svg:height="0.519cm" draw:transform="rotate (-0.418879020478639) translate (25.511cm 2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custom-shape draw:style-name="gr71" draw:text-style-name="P27" draw:layer="layout" svg:width="20cm" svg:height="15cm" svg:x="10.2cm" svg:y="13.4cm">
          <text:p/>
          <draw:enhanced-geometry svg:viewBox="0 0 21600 21600" draw:type="rectangle" draw:enhanced-path="M 0 0 L 21600 0 21600 21600 0 21600 0 0 Z N"/>
        </draw:custom-shape>
        <draw:line draw:style-name="gr58" draw:text-style-name="P3" draw:layer="layout" svg:x1="16.1cm" svg:y1="11.6cm" svg:x2="16.1cm" svg:y2="30cm">
          <text:p/>
        </draw:line>
        <draw:line draw:style-name="gr58" draw:text-style-name="P3" draw:layer="layout" svg:x1="16.056cm" svg:y1="30.2cm" svg:x2="16.056cm" svg:y2="33.8cm">
          <text:p/>
        </draw:line>
        <draw:line draw:style-name="gr58" draw:text-style-name="P3" draw:layer="layout" svg:x1="16.056cm" svg:y1="8.2cm" svg:x2="16.056cm" svg:y2="11.8cm">
          <text:p/>
        </draw:line>
        <draw:polygon draw:style-name="gr72" draw:text-style-name="P28" draw:layer="layout" svg:width="9.006cm" svg:height="1.399cm" svg:x="11.553cm" svg:y="11.25cm" svg:viewBox="0 0 9007 1400" draw:points="2252,0 6754,0 9007,700 9007,1400 0,1400 0,700">
          <text:p text:style-name="P2"><text:span text:style-name="T9">タイムステップ</text:span></text:p>
        </draw:polygon>
        <draw:custom-shape draw:style-name="gr73" draw:text-style-name="P30" draw:layer="layout" svg:width="4.94cm" svg:height="1.431cm" svg:x="13.586cm" svg:y="6.7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draw:layer="layout" svg:width="9.298cm" svg:height="1.2cm" svg:x="11.407cm" svg:y="8.942cm">
          <text:p text:style-name="P29"><text:span text:style-name="T10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20.559943758672cm 30.2870541050589cm)" svg:viewBox="0 0 9007 1400" draw:points="2252,0 6754,0 9007,700 9007,1400 0,1400 0,700">
          <text:p/>
        </draw:polygon>
        <draw:custom-shape draw:style-name="gr73" draw:text-style-name="P30" draw:layer="layout" svg:width="4.94cm" svg:height="1.431cm" svg:x="13.586cm" svg:y="33cm">
          <text:p text:style-name="P29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draw:layer="layout" svg:width="9.298cm" svg:height="1.2cm" svg:x="11.407cm" svg:y="31.094cm">
          <text:p text:style-name="P29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1" draw:layer="layout" svg:width="9.298cm" svg:height="1.58cm" svg:x="11.407cm" svg:y="18.7cm">
          <text:p text:style-name="P29"><text:span text:style-name="T10">周囲のエージェント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2" draw:text-style-name="P28" draw:layer="layout" svg:width="9.006cm" svg:height="1.399cm" svg:x="11.553cm" svg:y="13.76cm" svg:viewBox="0 0 9007 1400" draw:points="2252,0 6754,0 9007,700 9007,1400 0,1400 0,700">
          <text:p text:style-name="P2"><text:span text:style-name="T9">エージェント</text:span></text:p>
        </draw:polygon>
        <draw:custom-shape draw:style-name="gr77" draw:text-style-name="P31" draw:layer="layout" svg:width="9.298cm" svg:height="1.557cm" svg:x="11.407cm" svg:y="21.4cm">
          <text:p text:style-name="P29"><text:span text:style-name="T10">壁などの障害物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9.298cm" svg:height="1.2cm" svg:x="11.4cm" svg:y="24.1cm">
          <text:p text:style-name="P29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20.559943758672cm 27.7770541050589cm)" svg:viewBox="0 0 9007 1400" draw:points="2252,0 6754,0 9007,700 9007,1400 0,1400 0,700">
          <text:p/>
        </draw:polygon>
        <draw:custom-shape draw:style-name="gr74" draw:text-style-name="P31" draw:layer="layout" svg:width="9.298cm" svg:height="1.2cm" svg:x="11.4cm" svg:y="16.4cm">
          <text:p text:style-name="P29"><text:span text:style-name="T10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33" draw:layer="layout" svg:width="8.969cm" svg:height="1.182cm" svg:x="21.185cm" svg:y="27.018cm">
          <draw:text-box>
            <text:p><text:span text:style-name="T11">並列計算が可能な処理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line draw:style-name="gr58" draw:text-style-name="P3" draw:layer="layout" svg:x1="8.195cm" svg:y1="11.5cm" svg:x2="8.195cm" svg:y2="29.9cm">
          <text:p/>
        </draw:line>
        <draw:line draw:style-name="gr58" draw:text-style-name="P3" draw:layer="layout" svg:x1="8.151cm" svg:y1="30.1cm" svg:x2="8.151cm" svg:y2="33.7cm">
          <text:p/>
        </draw:line>
        <draw:line draw:style-name="gr58" draw:text-style-name="P3" draw:layer="layout" svg:x1="8.151cm" svg:y1="8.1cm" svg:x2="8.151cm" svg:y2="11.7cm">
          <text:p/>
        </draw:line>
        <draw:polygon draw:style-name="gr72" draw:text-style-name="P28" draw:layer="layout" svg:width="9.006cm" svg:height="1.399cm" svg:x="3.648cm" svg:y="11.15cm" svg:viewBox="0 0 9007 1400" draw:points="2252,0 6754,0 9007,700 9007,1400 0,1400 0,700">
          <text:p text:style-name="P2"><text:span text:style-name="T9">タイムステップ</text:span></text:p>
        </draw:polygon>
        <draw:custom-shape draw:style-name="gr73" draw:text-style-name="P30" draw:layer="layout" svg:width="4.94cm" svg:height="1.431cm" svg:x="5.681cm" svg:y="6.6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draw:layer="layout" svg:width="9.298cm" svg:height="1.2cm" svg:x="3.502cm" svg:y="8.842cm">
          <text:p text:style-name="P29"><text:span text:style-name="T10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12.654943758672cm 30.1870541050589cm)" svg:viewBox="0 0 9007 1400" draw:points="2252,0 6754,0 9007,700 9007,1400 0,1400 0,700">
          <text:p/>
        </draw:polygon>
        <draw:custom-shape draw:style-name="gr73" draw:text-style-name="P30" draw:layer="layout" svg:width="4.94cm" svg:height="1.431cm" svg:x="5.681cm" svg:y="32.9cm">
          <text:p text:style-name="P29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draw:layer="layout" svg:width="9.298cm" svg:height="1.2cm" svg:x="3.502cm" svg:y="30.994cm">
          <text:p text:style-name="P29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1" draw:layer="layout" svg:width="9.298cm" svg:height="1.58cm" svg:x="3.502cm" svg:y="18.6cm">
          <text:p text:style-name="P29"><text:span text:style-name="T10">周囲のエージェント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2" draw:text-style-name="P28" draw:layer="layout" svg:width="9.006cm" svg:height="1.399cm" svg:x="3.648cm" svg:y="13.66cm" svg:viewBox="0 0 9007 1400" draw:points="2252,0 6754,0 9007,700 9007,1400 0,1400 0,700">
          <text:p text:style-name="P2"><text:span text:style-name="T9">エージェント</text:span></text:p>
        </draw:polygon>
        <draw:custom-shape draw:style-name="gr77" draw:text-style-name="P31" draw:layer="layout" svg:width="9.298cm" svg:height="1.557cm" svg:x="3.502cm" svg:y="21.3cm">
          <text:p text:style-name="P29"><text:span text:style-name="T10">壁などの障害物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9.298cm" svg:height="1.2cm" svg:x="3.495cm" svg:y="24cm">
          <text:p text:style-name="P29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12.654943758672cm 27.6770541050589cm)" svg:viewBox="0 0 9007 1400" draw:points="2252,0 6754,0 9007,700 9007,1400 0,1400 0,700">
          <text:p/>
        </draw:polygon>
        <draw:custom-shape draw:style-name="gr74" draw:text-style-name="P31" draw:layer="layout" svg:width="9.298cm" svg:height="1.2cm" svg:x="3.495cm" svg:y="16.3cm">
          <text:p text:style-name="P29"><text:span text:style-name="T10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3" draw:layer="layout" svg:x1="32.5cm" svg:y1="18.8cm" svg:x2="32.5cm" svg:y2="37.2cm">
          <text:p/>
        </draw:line>
        <draw:line draw:style-name="gr58" draw:text-style-name="P3" draw:layer="layout" svg:x1="19.152cm" svg:y1="30.1cm" svg:x2="19.152cm" svg:y2="33.7cm">
          <text:p/>
        </draw:line>
        <draw:line draw:style-name="gr58" draw:text-style-name="P3" draw:layer="layout" svg:x1="19.152cm" svg:y1="8.1cm" svg:x2="19.152cm" svg:y2="11.7cm">
          <text:p/>
        </draw:line>
        <draw:polygon draw:style-name="gr72" draw:text-style-name="P28" draw:layer="layout" svg:width="9.006cm" svg:height="1.399cm" svg:x="27.997cm" svg:y="22.284cm" svg:viewBox="0 0 9007 1400" draw:points="2252,0 6754,0 9007,700 9007,1400 0,1400 0,700">
          <text:p text:style-name="P2"><text:span text:style-name="T9">時間ステップ</text:span></text:p>
        </draw:polygon>
        <draw:custom-shape draw:style-name="gr73" draw:text-style-name="P30" draw:layer="layout" svg:width="4.94cm" svg:height="1.431cm" svg:x="16.682cm" svg:y="6.6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1" draw:layer="layout" svg:width="9.298cm" svg:height="2cm" svg:x="27.851cm" svg:y="19.634cm">
          <text:p text:style-name="P29"><text:span text:style-name="T10">前処理</text:span></text:p>
          <text:p text:style-name="P29"><text:span text:style-name="T10">（格子中の各要素の計算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37.003943758672cm 35.4340541050589cm)" svg:viewBox="0 0 9007 1400" draw:points="2252,0 6754,0 9007,700 9007,1400 0,1400 0,700">
          <text:p/>
        </draw:polygon>
        <draw:custom-shape draw:style-name="gr73" draw:text-style-name="P30" draw:layer="layout" svg:width="4.94cm" svg:height="1.431cm" svg:x="30.03cm" svg:y="36.369cm">
          <text:p text:style-name="P29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draw:layer="layout" svg:width="9.298cm" svg:height="1.2cm" svg:x="14.503cm" svg:y="30.994cm">
          <text:p text:style-name="P29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1" draw:layer="layout" svg:width="9.298cm" svg:height="1.58cm" svg:x="14.503cm" svg:y="18.6cm">
          <text:p text:style-name="P29"><text:span text:style-name="T10">周囲のエージェント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2" draw:text-style-name="P28" draw:layer="layout" svg:width="9.006cm" svg:height="1.399cm" svg:x="27.997cm" svg:y="24.634cm" svg:viewBox="0 0 9007 1400" draw:points="2252,0 6754,0 9007,700 9007,1400 0,1400 0,700">
          <text:p text:style-name="P2"><text:span text:style-name="T9">エージェント</text:span></text:p>
        </draw:polygon>
        <draw:custom-shape draw:style-name="gr77" draw:text-style-name="P31" draw:layer="layout" svg:width="9.298cm" svg:height="1.557cm" svg:x="14.503cm" svg:y="21.3cm">
          <text:p text:style-name="P29"><text:span text:style-name="T10">壁などの障害物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9.298cm" svg:height="1.2cm" svg:x="27.851cm" svg:y="29.434cm">
          <text:p text:style-name="P29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37.003943758672cm 33.0840541050589cm)" svg:viewBox="0 0 9007 1400" draw:points="2252,0 6754,0 9007,700 9007,1400 0,1400 0,700">
          <text:p/>
        </draw:polygon>
        <draw:custom-shape draw:style-name="gr74" draw:text-style-name="P31" draw:layer="layout" svg:width="9.298cm" svg:height="1.2cm" svg:x="27.851cm" svg:y="27.084cm">
          <text:p text:style-name="P29"><text:span text:style-name="T10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0" draw:text-style-name="P34" draw:layer="layout" svg:x1="47.208cm" svg:y1="1.959cm" svg:x2="47.208cm" svg:y2="14.559cm">
          <text:p/>
        </draw:line>
        <draw:custom-shape draw:style-name="gr81" draw:text-style-name="P35" draw:layer="layout" svg:width="9.994cm" svg:height="1.5cm" svg:x="42.273cm" svg:y="8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0" draw:text-style-name="P34" draw:layer="layout" svg:x1="32.208cm" svg:y1="1.959cm" svg:x2="32.208cm" svg:y2="14.559cm">
          <text:p/>
        </draw:line>
        <draw:polygon draw:style-name="gr82" draw:text-style-name="P36" draw:layer="layout" svg:width="9.87cm" svg:height="1.378cm" svg:x="27.273cm" svg:y="4.58cm" svg:viewBox="0 0 9871 1379" draw:points="1335,0 8335,0 9871,471 9871,1379 0,1379 0,471">
          <text:p text:style-name="P2"><text:span text:style-name="T12">エージェント</text:span></text:p>
        </draw:polygon>
        <draw:polygon draw:style-name="gr82" draw:text-style-name="P36" draw:layer="layout" svg:width="9.87cm" svg:height="1.378cm" svg:x="27.273cm" svg:y="2.781cm" svg:viewBox="0 0 9871 1379" draw:points="1335,0 8335,0 9871,471 9871,1379 0,1379 0,471">
          <text:p text:style-name="P2"><text:span text:style-name="T12">時間ステップ</text:span></text:p>
        </draw:polygon>
        <draw:polygon draw:style-name="gr83" draw:text-style-name="P36" draw:layer="layout" svg:width="9.87cm" svg:height="1.378cm" draw:transform="rotate (-3.14159265358979) translate (37.1443090023534cm 11.8978031569683cm)" svg:viewBox="0 0 9871 1379" draw:points="1335,0 8335,0 9871,471 9871,1379 0,1379 0,471">
          <text:p/>
        </draw:polygon>
        <draw:polygon draw:style-name="gr83" draw:text-style-name="P36" draw:layer="layout" svg:width="9.87cm" svg:height="1.378cm" draw:transform="rotate (-3.14159265358979) translate (37.1443090023535cm 13.5968031569682cm)" svg:viewBox="0 0 9871 1379" draw:points="1335,0 8335,0 9871,471 9871,1379 0,1379 0,471">
          <text:p/>
        </draw:polygon>
        <draw:polygon draw:style-name="gr82" draw:text-style-name="P36" draw:layer="layout" svg:width="9.87cm" svg:height="1.378cm" svg:x="42.273cm" svg:y="7.28cm" svg:viewBox="0 0 9871 1379" draw:points="1335,0 8335,0 9871,471 9871,1379 0,1379 0,471">
          <text:p text:style-name="P2"><text:span text:style-name="T12">エージェント</text:span></text:p>
        </draw:polygon>
        <draw:polygon draw:style-name="gr82" draw:text-style-name="P36" draw:layer="layout" svg:width="9.87cm" svg:height="1.378cm" svg:x="42.273cm" svg:y="5.481cm" svg:viewBox="0 0 9871 1379" draw:points="1335,0 8335,0 9871,471 9871,1379 0,1379 0,471">
          <text:p text:style-name="P2"><text:span text:style-name="T12">時間ステップ</text:span></text:p>
        </draw:polygon>
        <draw:polygon draw:style-name="gr83" draw:text-style-name="P36" draw:layer="layout" svg:width="9.87cm" svg:height="1.378cm" draw:transform="rotate (-3.14159265358979) translate (52.1443090023534cm 11.9978031569683cm)" svg:viewBox="0 0 9871 1379" draw:points="1335,0 8335,0 9871,471 9871,1379 0,1379 0,471">
          <text:p/>
        </draw:polygon>
        <draw:polygon draw:style-name="gr83" draw:text-style-name="P36" draw:layer="layout" svg:width="9.87cm" svg:height="1.378cm" draw:transform="rotate (-3.14159265358979) translate (52.1443090023535cm 13.5968031569682cm)" svg:viewBox="0 0 9871 1379" draw:points="1335,0 8335,0 9871,471 9871,1379 0,1379 0,471">
          <text:p/>
        </draw:polygon>
        <draw:custom-shape draw:style-name="gr84" draw:text-style-name="P2" draw:layer="layout" svg:width="2cm" svg:height="2.5cm" svg:x="39.108cm" svg:y="6.46cm">
          <text:p/>
          <draw:enhanced-geometry svg:viewBox="0 0 21600 21600" draw:text-areas="0 ?f0 ?f5 ?f2" draw:type="right-arrow" draw:modifiers="9995.80209895052 5726.029588164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35" draw:layer="layout" svg:width="9.994cm" svg:height="4cm" svg:x="27.2cm" svg:y="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7" draw:layer="layout" svg:width="0.782cm" svg:height="1.2cm" svg:x="35.606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8" draw:layer="layout" svg:width="0.793cm" svg:height="1.2cm" svg:x="33.601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9" draw:layer="layout" svg:width="0.792cm" svg:height="1.2cm" svg:x="31.594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9" draw:layer="layout" svg:width="0.395cm" svg:height="1.17cm" svg:x="32.526cm" svg:y="6.475cm">
          <draw:text-box>
            <text:p>＋</text:p>
          </draw:text-box>
        </draw:frame>
        <draw:frame draw:style-name="gr89" draw:text-style-name="P9" draw:layer="layout" svg:width="0.395cm" svg:height="1.17cm" svg:x="34.632cm" svg:y="6.475cm">
          <draw:text-box>
            <text:p>＋</text:p>
          </draw:text-box>
        </draw:frame>
        <draw:frame draw:style-name="gr90" draw:text-style-name="P9" draw:layer="layout" svg:width="4.408cm" svg:height="5.765cm" svg:x="27.2cm" svg:y="6.475cm">
          <draw:text-box>
            <text:p>運動方程式＝</text:p>
          </draw:text-box>
        </draw:frame>
        <draw:custom-shape draw:style-name="gr91" draw:text-style-name="P40" draw:layer="layout" svg:width="9.994cm" svg:height="2.5cm" svg:x="42.15cm" svg:y="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7" draw:layer="layout" svg:width="0.782cm" svg:height="1.2cm" svg:x="49.62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9" draw:layer="layout" svg:width="0.792cm" svg:height="1.2cm" svg:x="48.316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8" draw:layer="layout" svg:width="0.793cm" svg:height="1.2cm" svg:x="46.941cm" svg:y="9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9" draw:layer="layout" svg:width="4.636cm" svg:height="2.089cm" svg:x="47.672cm" svg:y="9.035cm">
          <draw:text-box>
            <text:p>＋データ参照</text:p>
          </draw:text-box>
        </draw:frame>
        <draw:frame draw:style-name="gr90" draw:text-style-name="P9" draw:layer="layout" svg:width="4.408cm" svg:height="5.765cm" svg:x="42.533cm" svg:y="9.035cm">
          <draw:text-box>
            <text:p>運動方程式＝</text:p>
          </draw:text-box>
        </draw:frame>
        <draw:frame draw:style-name="gr93" draw:text-style-name="P9" draw:layer="layout" svg:width="4.947cm" svg:height="1.17cm" svg:x="42.391cm" svg:y="2.659cm">
          <draw:text-box>
            <text:p text:style-name="P41">あらかじめ計算</text:p>
          </draw:text-box>
        </draw:frame>
        <draw:custom-shape draw:style-name="gr73" draw:text-style-name="P30" draw:layer="layout" svg:width="4.94cm" svg:height="1.431cm" svg:x="30.03cm" svg:y="17.569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28.4cm" svg:y1="19.634cm" svg:x2="28.4cm" svg:y2="21.634cm">
          <text:p/>
        </draw:line>
        <draw:line draw:style-name="gr65" draw:text-style-name="P3" draw:layer="layout" svg:x1="36.6cm" svg:y1="19.634cm" svg:x2="36.6cm" svg:y2="21.634cm">
          <text:p/>
        </draw:line>
        <draw:line draw:style-name="gr65" draw:text-style-name="P3" draw:layer="layout" svg:x1="28.4cm" svg:y1="27.084cm" svg:x2="28.4cm" svg:y2="28.25cm">
          <text:p/>
        </draw:line>
        <draw:line draw:style-name="gr65" draw:text-style-name="P3" draw:layer="layout" svg:x1="36.6cm" svg:y1="27.034cm" svg:x2="36.6cm" svg:y2="28.284cm">
          <text:p/>
        </draw:lin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line draw:style-name="gr94" draw:text-style-name="P3" draw:layer="layout" svg:x1="40cm" svg:y1="45.8cm" svg:x2="40cm" svg:y2="56.2cm">
          <text:p/>
        </draw:line>
        <draw:line draw:style-name="gr95" draw:text-style-name="P3" draw:layer="layout" svg:x1="40cm" svg:y1="33cm" svg:x2="40cm" svg:y2="44.2cm">
          <text:p/>
        </draw:line>
        <draw:line draw:style-name="gr58" draw:text-style-name="P3" draw:layer="layout" svg:x1="40cm" svg:y1="6cm" svg:x2="40cm" svg:y2="30.606cm">
          <text:p/>
        </draw:line>
        <draw:line draw:style-name="gr58" draw:text-style-name="P3" draw:layer="layout" svg:x1="26.2cm" svg:y1="8cm" svg:x2="26.2cm" svg:y2="36.4cm">
          <text:p/>
        </draw:line>
        <draw:line draw:style-name="gr58" draw:text-style-name="P3" draw:layer="layout" svg:x1="13.151cm" svg:y1="15.231cm" svg:x2="13.151cm" svg:y2="33.631cm">
          <text:p/>
        </draw:line>
        <draw:polygon draw:style-name="gr72" draw:text-style-name="P28" draw:layer="layout" svg:width="9.006cm" svg:height="1.399cm" svg:x="8.648cm" svg:y="18.715cm" svg:viewBox="0 0 9007 1400" draw:points="2252,0 6754,0 9007,700 9007,1400 0,1400 0,700">
          <text:p text:style-name="P2"><text:span text:style-name="T9">時間ステップ</text:span></text:p>
        </draw:polygon>
        <draw:polygon draw:style-name="gr75" draw:text-style-name="P32" draw:layer="layout" svg:width="9.006cm" svg:height="1.399cm" draw:transform="rotate (-3.14159265358979) translate (17.654943758672cm 31.8650541050589cm)" svg:viewBox="0 0 9007 1400" draw:points="2252,0 6754,0 9007,700 9007,1400 0,1400 0,700">
          <text:p/>
        </draw:polygon>
        <draw:custom-shape draw:style-name="gr73" draw:text-style-name="P30" draw:layer="layout" svg:width="4.94cm" svg:height="1.431cm" svg:x="10.681cm" svg:y="32.8cm">
          <text:p text:style-name="P29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2" draw:text-style-name="P28" draw:layer="layout" svg:width="9.006cm" svg:height="1.399cm" svg:x="8.648cm" svg:y="21.065cm" svg:viewBox="0 0 9007 1400" draw:points="2252,0 6754,0 9007,700 9007,1400 0,1400 0,700">
          <text:p text:style-name="P2"><text:span text:style-name="T9">エージェント</text:span></text:p>
        </draw:polygon>
        <draw:custom-shape draw:style-name="gr74" draw:text-style-name="P31" draw:layer="layout" svg:width="9.298cm" svg:height="1.2cm" svg:x="8.502cm" svg:y="25.865cm">
          <text:p text:style-name="P29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17.654943758672cm 29.5150541050589cm)" svg:viewBox="0 0 9007 1400" draw:points="2252,0 6754,0 9007,700 9007,1400 0,1400 0,700">
          <text:p/>
        </draw:polygon>
        <draw:custom-shape draw:style-name="gr73" draw:text-style-name="P30" draw:layer="layout" svg:width="4.94cm" svg:height="1.431cm" svg:x="10.681cm" svg:y="14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79" draw:text-style-name="P31" draw:layer="layout" svg:width="9.298cm" svg:height="2cm" svg:x="8.502cm" svg:y="16.065cm">
            <text:p text:style-name="P29"><text:span text:style-name="T10">前処理</text:span></text:p>
            <text:p text:style-name="P29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9.051cm" svg:y1="16.065cm" svg:x2="9.051cm" svg:y2="18.065cm">
            <text:p/>
          </draw:line>
          <draw:line draw:style-name="gr65" draw:text-style-name="P3" draw:layer="layout" svg:x1="17.251cm" svg:y1="16.065cm" svg:x2="17.251cm" svg:y2="18.065cm">
            <text:p/>
          </draw:line>
        </draw:g>
        <draw:custom-shape draw:style-name="gr74" draw:text-style-name="P31" draw:layer="layout" svg:width="9.298cm" svg:height="1.2cm" svg:x="8.502cm" svg:y="23.515cm">
          <text:p text:style-name="P29"><text:span text:style-name="T10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5" draw:text-style-name="P3" draw:layer="layout" svg:x1="9.051cm" svg:y1="23.515cm" svg:x2="9.051cm" svg:y2="24.681cm">
          <text:p/>
        </draw:line>
        <draw:line draw:style-name="gr65" draw:text-style-name="P3" draw:layer="layout" svg:x1="17.251cm" svg:y1="23.465cm" svg:x2="17.251cm" svg:y2="24.715cm">
          <text:p/>
        </draw:line>
        <draw:g draw:style-name="gr2">
          <draw:custom-shape draw:style-name="gr74" draw:text-style-name="P31" draw:layer="layout" svg:width="9.298cm" svg:height="1.2cm" svg:x="35.351cm" svg:y="6cm">
            <text:p text:style-name="P29"><text:span text:style-name="T10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35.9cm" svg:y1="6cm" svg:x2="35.9cm" svg:y2="7.166cm">
            <text:p/>
          </draw:line>
          <draw:line draw:style-name="gr65" draw:text-style-name="P3" draw:layer="layout" svg:x1="44.1cm" svg:y1="5.95cm" svg:x2="44.1cm" svg:y2="7.2cm">
            <text:p/>
          </draw:line>
        </draw:g>
        <draw:g draw:style-name="gr2">
          <draw:custom-shape draw:style-name="gr79" draw:text-style-name="P31" draw:layer="layout" svg:width="9.298cm" svg:height="2cm" svg:x="21.551cm" svg:y="7.065cm">
            <text:p text:style-name="P29"><text:span text:style-name="T10">前処理</text:span></text:p>
            <text:p text:style-name="P29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22.1cm" svg:y1="7.065cm" svg:x2="22.1cm" svg:y2="9.065cm">
            <text:p/>
          </draw:line>
          <draw:line draw:style-name="gr65" draw:text-style-name="P3" draw:layer="layout" svg:x1="30.3cm" svg:y1="7.065cm" svg:x2="30.3cm" svg:y2="9.065cm">
            <text:p/>
          </draw:line>
        </draw:g>
        <draw:polygon draw:style-name="gr75" draw:text-style-name="P32" draw:layer="layout" svg:width="9.006cm" svg:height="1.399cm" draw:transform="rotate (-3.14159265358979) translate (30.703943758672cm 19.7650541050589cm)" svg:viewBox="0 0 9007 1400" draw:points="2252,0 6754,0 9007,700 9007,1400 0,1400 0,700">
          <text:p/>
        </draw:polygon>
        <draw:polygon draw:style-name="gr75" draw:text-style-name="P32" draw:layer="layout" svg:width="9.006cm" svg:height="1.399cm" draw:transform="rotate (-3.14159265358979) translate (30.703943758672cm 17.5650541050589cm)" svg:viewBox="0 0 9007 1400" draw:points="2252,0 6754,0 9007,700 9007,1400 0,1400 0,700">
          <text:p/>
        </draw:polygon>
        <draw:polygon draw:style-name="gr96" draw:text-style-name="P28" draw:layer="layout" svg:width="9.006cm" svg:height="1.399cm" svg:x="21.697cm" svg:y="22.765cm" svg:viewBox="0 0 9007 1400" draw:points="2252,0 6754,0 9007,700 9007,1400 0,1400 0,700">
          <text:p text:style-name="P42"><text:span text:style-name="T9">進行方向配列の</text:span><text:span text:style-name="T9">x</text:span><text:span text:style-name="T9">インデックス</text:span></text:p>
        </draw:polygon>
        <draw:polygon draw:style-name="gr96" draw:text-style-name="P28" draw:layer="layout" svg:width="9.006cm" svg:height="1.399cm" svg:x="21.697cm" svg:y="24.965cm" svg:viewBox="0 0 9007 1400" draw:points="2252,0 6754,0 9007,700 9007,1400 0,1400 0,700">
          <text:p text:style-name="P2"><text:span text:style-name="T9">進行方向配列の</text:span><text:span text:style-name="T9">y</text:span><text:span text:style-name="T9">インデックス</text:span></text:p>
        </draw:polygon>
        <draw:custom-shape draw:style-name="gr74" draw:text-style-name="P31" draw:layer="layout" svg:width="9.298cm" svg:height="1.2cm" svg:x="21.551cm" svg:y="27.265cm">
          <text:p text:style-name="P29"><text:span text:style-name="T10">進行方向配列</text:span><text:span text:style-name="T10">[x][y]</text:span><text:span text:style-name="T10">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30.703943758672cm 32.9650541050589cm)" svg:viewBox="0 0 9007 1400" draw:points="2252,0 6754,0 9007,700 9007,1400 0,1400 0,700">
          <text:p/>
        </draw:polygon>
        <draw:polygon draw:style-name="gr75" draw:text-style-name="P32" draw:layer="layout" svg:width="9.006cm" svg:height="1.399cm" draw:transform="rotate (-3.14159265358979) translate (30.703943758672cm 30.7650541050589cm)" svg:viewBox="0 0 9007 1400" draw:points="2252,0 6754,0 9007,700 9007,1400 0,1400 0,700">
          <text:p/>
        </draw:polygon>
        <draw:polygon draw:style-name="gr72" draw:text-style-name="P28" draw:layer="layout" svg:width="9.006cm" svg:height="1.399cm" svg:x="21.697cm" svg:y="20.565cm" svg:viewBox="0 0 9007 1400" draw:points="2252,0 6754,0 9007,700 9007,1400 0,1400 0,700">
          <text:p text:style-name="P2"><text:span text:style-name="T9">経由地数</text:span></text:p>
        </draw:polygon>
        <draw:polygon draw:style-name="gr75" draw:text-style-name="P32" draw:layer="layout" svg:width="9.006cm" svg:height="1.399cm" draw:transform="rotate (-3.14159265358979) translate (30.703943758672cm 35.1650541050589cm)" svg:viewBox="0 0 9007 1400" draw:points="2252,0 6754,0 9007,700 9007,1400 0,1400 0,700">
          <text:p/>
        </draw:polygon>
        <draw:g draw:style-name="gr8">
          <draw:polygon draw:style-name="gr96" draw:text-style-name="P28" draw:layer="layout" svg:width="9.006cm" svg:height="1.399cm" svg:x="21.697cm" svg:y="9.565cm" svg:viewBox="0 0 9007 1400" draw:points="2252,0 6754,0 9007,700 9007,1400 0,1400 0,700">
            <text:p text:style-name="P42"><text:span text:style-name="T9">　配列の</text:span><text:span text:style-name="T9">x</text:span><text:span text:style-name="T9">インデックス</text:span></text:p>
          </draw:polygon>
          <draw:frame draw:style-name="gr97" draw:text-style-name="P2" draw:layer="layout" svg:width="1.18cm" svg:height="0.9cm" svg:x="22.648cm" svg:y="10.0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 draw:style-name="gr8">
          <draw:polygon draw:style-name="gr96" draw:text-style-name="P28" draw:layer="layout" svg:width="9.006cm" svg:height="1.399cm" svg:x="21.697cm" svg:y="11.765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7" draw:text-style-name="P2" draw:layer="layout" svg:width="1.18cm" svg:height="0.9cm" svg:x="22.647cm" svg:y="12.2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 draw:style-name="gr2">
          <draw:custom-shape draw:style-name="gr74" draw:text-style-name="P31" draw:layer="layout" svg:width="9.298cm" svg:height="1.2cm" svg:x="21.551cm" svg:y="14.065cm">
            <text:p text:style-name="P29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2" draw:layer="layout" svg:width="1.18cm" svg:height="0.9cm" svg:x="23.051cm" svg:y="14.265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 draw:style-name="gr2">
          <draw:custom-shape draw:style-name="gr79" draw:text-style-name="P31" draw:layer="layout" svg:width="9.298cm" svg:height="2cm" svg:x="21.551cm" svg:y="35.665cm">
            <text:p text:style-name="P29"><text:span text:style-name="T10">前処理</text:span></text:p>
            <text:p text:style-name="P29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22.1cm" svg:y1="35.665cm" svg:x2="22.1cm" svg:y2="37.665cm">
            <text:p/>
          </draw:line>
          <draw:line draw:style-name="gr65" draw:text-style-name="P3" draw:layer="layout" svg:x1="30.3cm" svg:y1="35.665cm" svg:x2="30.3cm" svg:y2="37.665cm">
            <text:p/>
          </draw:line>
        </draw:g>
        <draw:g draw:style-name="gr2" xml:id="id1" draw:id="id1">
          <draw:custom-shape draw:style-name="gr98" draw:text-style-name="P44" draw:layer="layout" svg:width="10cm" svg:height="3cm" svg:x="35cm" svg:y="10.727cm">
            <text:p text:style-name="P43"><text:span text:style-name="T10"><text:s text:c="3"/></text:span><text:span text:style-name="T10">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7" draw:text-style-name="P2" draw:layer="layout" svg:width="1.18cm" svg:height="0.9cm" svg:x="37.12cm" svg:y="11.82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 draw:style-name="gr2">
          <draw:custom-shape draw:style-name="gr99" draw:text-style-name="P31" draw:layer="layout" svg:width="9.298cm" svg:height="1.6cm" svg:x="35.351cm" svg:y="8.251cm">
            <text:p text:style-name="P29"><text:span text:style-name="T10">エージェント座標から</text:span></text:p>
            <text:p text:style-name="P29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2" draw:id="id2">
          <draw:g draw:style-name="gr2">
            <draw:custom-shape draw:style-name="gr74" draw:text-style-name="P31" draw:layer="layout" svg:width="9.298cm" svg:height="1.2cm" svg:x="47.3cm" svg:y="14.9cm">
              <text:p text:style-name="P29"><text:span text:style-name="T10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7" draw:text-style-name="P2" draw:layer="layout" svg:width="1.18cm" svg:height="0.9cm" svg:x="49.42cm" svg:y="15.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97" draw:text-style-name="P2" draw:layer="layout" svg:width="1.18cm" svg:height="0.9cm" svg:x="49.42cm" svg:y="15.1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 draw:style-name="gr2">
          <draw:custom-shape draw:style-name="gr74" draw:text-style-name="P31" draw:layer="layout" svg:width="9.298cm" svg:height="1.2cm" svg:x="35.351cm" svg:y="21.854cm">
            <text:p text:style-name="P29"><text:span text:style-name="T10">進行方向配列</text:span><text:span text:style-name="T10">[x][y]</text:span><text:span text:style-name="T10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3" draw:id="id3">
          <draw:custom-shape draw:style-name="gr98" draw:text-style-name="P44" draw:layer="layout" svg:width="10cm" svg:height="3cm" svg:x="35cm" svg:y="17.778cm">
            <text:p text:style-name="P43"><text:span text:style-name="T10">進行方向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4" draw:id="id4">
          <draw:g draw:style-name="gr2">
            <draw:custom-shape draw:style-name="gr74" draw:text-style-name="P31" draw:layer="layout" svg:width="9.298cm" svg:height="1.2cm" svg:x="47.3cm" svg:y="21.801cm">
              <text:p text:style-name="P29"><text:span text:style-name="T10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">
          <draw:g draw:style-name="gr2">
            <draw:custom-shape draw:style-name="gr74" draw:text-style-name="P31" draw:layer="layout" svg:width="9.298cm" svg:height="1.2cm" svg:x="35.351cm" svg:y="14.902cm">
              <text:p text:style-name="P29"><text:span text:style-name="T10">　　配列</text:span><text:span text:style-name="T10">[x][y]</text:span><text:span text:style-name="T10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7" draw:text-style-name="P2" draw:layer="layout" svg:width="1.18cm" svg:height="0.9cm" svg:x="36.471cm" svg:y="15.102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custom-shape draw:style-name="gr74" draw:text-style-name="P31" draw:layer="layout" svg:width="9.298cm" svg:height="1.2cm" svg:x="35.351cm" svg:y="25.13cm">
          <text:p text:style-name="P29"><text:span text:style-name="T10">速度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9.298cm" svg:height="1.2cm" svg:x="35.351cm" svg:y="27.205cm">
          <text:p text:style-name="P29"><text:span text:style-name="T10">位置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74" draw:text-style-name="P31" draw:layer="layout" svg:width="9.298cm" svg:height="1.2cm" svg:x="35.351cm" svg:y="29.406cm">
            <text:p text:style-name="P29"><text:span text:style-name="T10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35.9cm" svg:y1="29.406cm" svg:x2="35.9cm" svg:y2="30.572cm">
            <text:p/>
          </draw:line>
          <draw:line draw:style-name="gr65" draw:text-style-name="P3" draw:layer="layout" svg:x1="44.1cm" svg:y1="29.356cm" svg:x2="44.1cm" svg:y2="30.606cm">
            <text:p/>
          </draw:line>
        </draw:g>
        <draw:connector draw:style-name="gr100" draw:text-style-name="P45" draw:layer="layout" svg:x1="45cm" svg:y1="12.227cm" svg:x2="51.949cm" svg:y2="14.9cm" draw:start-shape="id1" draw:start-glue-point="1" draw:end-shape="id2" draw:end-glue-point="0" svg:d="M45000 12227h6949v2673" svg:viewBox="0 0 6950 2674">
          <text:p/>
        </draw:connector>
        <draw:connector draw:style-name="gr100" draw:text-style-name="P45" draw:layer="layout" svg:x1="45cm" svg:y1="19.278cm" svg:x2="51.949cm" svg:y2="21.801cm" draw:start-shape="id3" draw:start-glue-point="1" draw:end-shape="id4" draw:end-glue-point="0" svg:d="M45000 19278h6949v2523" svg:viewBox="0 0 6950 2524">
          <text:p/>
        </draw:connector>
        <draw:connector draw:style-name="gr101" draw:text-style-name="P45" draw:layer="layout" draw:line-skew="0.251cm" svg:x1="51.949cm" svg:y1="23.001cm" svg:x2="40.338cm" svg:y2="24.057cm" draw:start-shape="id4" draw:start-glue-point="2" svg:d="M51949 23001v1056h-11611" svg:viewBox="0 0 11612 1057">
          <text:p/>
        </draw:connector>
        <draw:connector draw:style-name="gr101" draw:text-style-name="P45" draw:layer="layout" draw:line-skew="0.161cm" svg:x1="51.949cm" svg:y1="16.1cm" svg:x2="40.257cm" svg:y2="16.975cm" draw:start-shape="id2" draw:start-glue-point="2" svg:d="M51949 16100v875h-11692" svg:viewBox="0 0 11693 876">
          <text:p/>
        </draw:connector>
        <draw:g draw:style-name="gr2" xml:id="id5" draw:id="id5">
          <draw:custom-shape draw:style-name="gr98" draw:text-style-name="P44" draw:layer="layout" svg:width="10cm" svg:height="3cm" svg:x="35cm" svg:y="36.791cm">
            <text:p text:style-name="P43"><text:span text:style-name="T10"><text:s text:c="3"/></text:span><text:span text:style-name="T10">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7" draw:text-style-name="P2" draw:layer="layout" svg:width="1.18cm" svg:height="0.9cm" svg:x="37.12cm" svg:y="37.89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2">
          <draw:custom-shape draw:style-name="gr99" draw:text-style-name="P31" draw:layer="layout" svg:width="9.298cm" svg:height="1.6cm" svg:x="35.351cm" svg:y="34.315cm">
            <text:p text:style-name="P29"><text:span text:style-name="T10">エージェント座標から</text:span></text:p>
            <text:p text:style-name="P29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6" draw:id="id6">
          <draw:g draw:style-name="gr2">
            <draw:custom-shape draw:style-name="gr74" draw:text-style-name="P31" draw:layer="layout" svg:width="9.298cm" svg:height="1.2cm" svg:x="47.3cm" svg:y="40.964cm">
              <text:p text:style-name="P29"><text:span text:style-name="T10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7" draw:text-style-name="P2" draw:layer="layout" svg:width="1.18cm" svg:height="0.9cm" svg:x="49.42cm" svg:y="41.164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style-name="gr97" draw:text-style-name="P2" draw:layer="layout" svg:width="1.18cm" svg:height="0.9cm" svg:x="49.42cm" svg:y="41.16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 draw:style-name="gr2">
          <draw:g draw:style-name="gr2">
            <draw:custom-shape draw:style-name="gr74" draw:text-style-name="P31" draw:layer="layout" svg:width="9.298cm" svg:height="1.2cm" svg:x="35.351cm" svg:y="40.966cm">
              <text:p text:style-name="P29"><text:span text:style-name="T10">　　配列</text:span><text:span text:style-name="T10">[x][y]</text:span><text:span text:style-name="T10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7" draw:text-style-name="P2" draw:layer="layout" svg:width="1.18cm" svg:height="0.9cm" svg:x="36.471cm" svg:y="41.166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connector draw:style-name="gr100" draw:text-style-name="P45" draw:layer="layout" svg:x1="45cm" svg:y1="38.291cm" svg:x2="51.949cm" svg:y2="40.964cm" draw:start-shape="id5" draw:start-glue-point="1" draw:end-shape="id6" draw:end-glue-point="0" svg:d="M45000 38291h6949v2673" svg:viewBox="0 0 6950 2674">
          <text:p/>
        </draw:connector>
        <draw:connector draw:style-name="gr101" draw:text-style-name="P45" draw:layer="layout" draw:line-skew="0.161cm" svg:x1="51.949cm" svg:y1="42.164cm" svg:x2="40.257cm" svg:y2="43.039cm" draw:start-shape="id6" draw:start-glue-point="2" svg:d="M51949 42164v875h-11692" svg:viewBox="0 0 11693 876">
          <text:p/>
        </draw:connector>
        <draw:g draw:style-name="gr2">
          <draw:custom-shape draw:style-name="gr74" draw:text-style-name="P31" draw:layer="layout" svg:width="9.298cm" svg:height="1.2cm" svg:x="35.351cm" svg:y="52.918cm">
            <text:p text:style-name="P29"><text:span text:style-name="T10">進行方向配列</text:span><text:span text:style-name="T10">[x][y]</text:span><text:span text:style-name="T10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7" draw:id="id7">
          <draw:custom-shape draw:style-name="gr98" draw:text-style-name="P44" draw:layer="layout" svg:width="10cm" svg:height="3cm" svg:x="35cm" svg:y="48.842cm">
            <text:p text:style-name="P43"><text:span text:style-name="T10">進行方向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8" draw:id="id8">
          <draw:g draw:style-name="gr2">
            <draw:custom-shape draw:style-name="gr74" draw:text-style-name="P31" draw:layer="layout" svg:width="9.298cm" svg:height="1.2cm" svg:x="47.3cm" svg:y="52.865cm">
              <text:p text:style-name="P29"><text:span text:style-name="T10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100" draw:text-style-name="P45" draw:layer="layout" svg:x1="45cm" svg:y1="50.342cm" svg:x2="51.949cm" svg:y2="52.865cm" draw:start-shape="id7" draw:start-glue-point="1" draw:end-shape="id8" draw:end-glue-point="0" svg:d="M45000 50342h6949v2523" svg:viewBox="0 0 6950 2524">
          <text:p/>
        </draw:connector>
        <draw:connector draw:style-name="gr101" draw:text-style-name="P45" draw:layer="layout" draw:line-skew="0.251cm" svg:x1="51.949cm" svg:y1="54.065cm" svg:x2="40.338cm" svg:y2="55.121cm" draw:start-shape="id8" draw:start-glue-point="2" svg:d="M51949 54065v1056h-11611" svg:viewBox="0 0 11612 1057">
          <text:p/>
        </draw:connector>
        <draw:g draw:style-name="gr2">
          <draw:custom-shape draw:style-name="gr99" draw:text-style-name="P31" draw:layer="layout" svg:width="9.298cm" svg:height="1.6cm" svg:x="35.351cm" svg:y="46.6cm">
            <text:p text:style-name="P29"><text:span text:style-name="T10">エージェント座標から</text:span></text:p>
            <text:p text:style-name="P29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79" draw:text-style-name="P31" draw:layer="layout" svg:width="9.298cm" svg:height="2cm" svg:x="8.6cm" svg:y="41.9cm">
            <text:p text:style-name="P29"><text:span text:style-name="T10">前処理</text:span></text:p>
            <text:p text:style-name="P29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9.149cm" svg:y1="41.9cm" svg:x2="9.149cm" svg:y2="43.9cm">
            <text:p/>
          </draw:line>
          <draw:line draw:style-name="gr65" draw:text-style-name="P3" draw:layer="layout" svg:x1="17.349cm" svg:y1="41.9cm" svg:x2="17.349cm" svg:y2="43.9cm">
            <text:p/>
          </draw:line>
        </draw:g>
        <draw:polygon draw:style-name="gr75" draw:text-style-name="P32" draw:layer="layout" svg:width="9.006cm" svg:height="1.399cm" draw:transform="rotate (-3.14159265358979) translate (17.752943758672cm 54.6000541050589cm)" svg:viewBox="0 0 9007 1400" draw:points="2252,0 6754,0 9007,700 9007,1400 0,1400 0,700">
          <text:p/>
        </draw:polygon>
        <draw:polygon draw:style-name="gr75" draw:text-style-name="P32" draw:layer="layout" svg:width="9.006cm" svg:height="1.399cm" draw:transform="rotate (-3.14159265358979) translate (17.752943758672cm 52.4000541050589cm)" svg:viewBox="0 0 9007 1400" draw:points="2252,0 6754,0 9007,700 9007,1400 0,1400 0,700">
          <text:p/>
        </draw:polygon>
        <draw:g draw:style-name="gr8">
          <draw:polygon draw:style-name="gr96" draw:text-style-name="P28" draw:layer="layout" svg:width="9.006cm" svg:height="1.399cm" svg:x="8.746cm" svg:y="44.4cm" svg:viewBox="0 0 9007 1400" draw:points="2252,0 6754,0 9007,700 9007,1400 0,1400 0,700">
            <text:p text:style-name="P42"><text:span text:style-name="T9">　配列の</text:span><text:span text:style-name="T9">x</text:span><text:span text:style-name="T9">インデックス</text:span></text:p>
          </draw:polygon>
          <draw:frame draw:style-name="gr97" draw:text-style-name="P2" draw:layer="layout" svg:width="1.18cm" svg:height="0.9cm" svg:x="9.697cm" svg:y="44.88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 draw:style-name="gr8">
          <draw:polygon draw:style-name="gr96" draw:text-style-name="P28" draw:layer="layout" svg:width="9.006cm" svg:height="1.399cm" svg:x="8.746cm" svg:y="46.6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7" draw:text-style-name="P2" draw:layer="layout" svg:width="1.18cm" svg:height="0.9cm" svg:x="9.696cm" svg:y="47.085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 draw:style-name="gr2">
          <draw:custom-shape draw:style-name="gr74" draw:text-style-name="P31" draw:layer="layout" svg:width="9.298cm" svg:height="1.2cm" svg:x="8.6cm" svg:y="48.9cm">
            <text:p text:style-name="P29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2" draw:layer="layout" svg:width="1.18cm" svg:height="0.9cm" svg:x="10.1cm" svg:y="49.1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polygon draw:style-name="gr75" draw:text-style-name="P32" draw:layer="layout" svg:width="9.006cm" svg:height="1.399cm" draw:transform="rotate (-3.14159265358979) translate (19.552943758672cm 15.8000541050589cm)" svg:viewBox="0 0 9007 1400" draw:points="2252,0 6754,0 9007,700 9007,1400 0,1400 0,700">
          <text:p/>
        </draw:polygon>
        <draw:polygon draw:style-name="gr75" draw:text-style-name="P32" draw:layer="layout" svg:width="9.006cm" svg:height="1.399cm" draw:transform="rotate (-3.14159265358979) translate (19.552943758672cm 13.6000541050589cm)" svg:viewBox="0 0 9007 1400" draw:points="2252,0 6754,0 9007,700 9007,1400 0,1400 0,700">
          <text:p/>
        </draw:polygon>
        <draw:g draw:style-name="gr8">
          <draw:polygon draw:style-name="gr96" draw:text-style-name="P28" draw:layer="layout" svg:width="9.006cm" svg:height="1.399cm" svg:x="10.546cm" svg:y="5.6cm" svg:viewBox="0 0 9007 1400" draw:points="2252,0 6754,0 9007,700 9007,1400 0,1400 0,700">
            <text:p text:style-name="P42"><text:span text:style-name="T9">　配列の</text:span><text:span text:style-name="T9">x</text:span><text:span text:style-name="T9">インデックス</text:span></text:p>
          </draw:polygon>
          <draw:frame draw:style-name="gr97" draw:text-style-name="P2" draw:layer="layout" svg:width="1.18cm" svg:height="0.9cm" svg:x="11.497cm" svg:y="6.08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 draw:style-name="gr8">
          <draw:polygon draw:style-name="gr96" draw:text-style-name="P28" draw:layer="layout" svg:width="9.006cm" svg:height="1.399cm" svg:x="10.546cm" svg:y="7.8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7" draw:text-style-name="P2" draw:layer="layout" svg:width="1.18cm" svg:height="0.9cm" svg:x="11.496cm" svg:y="8.285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 draw:style-name="gr2">
          <draw:custom-shape draw:style-name="gr74" draw:text-style-name="P31" draw:layer="layout" svg:width="9.298cm" svg:height="1.2cm" svg:x="10.4cm" svg:y="10.1cm">
            <text:p text:style-name="P29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2" draw:layer="layout" svg:width="1.18cm" svg:height="0.9cm" svg:x="11.9cm" svg:y="10.3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draw:style-name="gr97" draw:text-style-name="P2" draw:layer="layout" svg:width="2.2cm" svg:height="1.67cm" svg:x="21.4cm" svg:y="19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02" draw:text-style-name="P47" draw:layer="layout" svg:width="19.8cm" svg:height="14.6cm" svg:x="31.2cm" svg:y="19cm">
          <text:p text:style-name="P46"><text:span text:style-name="T13">Draf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custom-shape draw:style-name="gr103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1501.682318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9.6cm" svg:y1="10.738cm" svg:x2="10.8cm" svg:y2="9.519cm">
          <text:p/>
        </draw:line>
        <draw:custom-shape draw:style-name="gr112" draw:text-style-name="P55" draw:layer="layout" svg:width="1.471cm" svg:height="1.448cm" svg:x="8.759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04" draw:text-style-name="P49" draw:layer="layout" svg:width="1.047cm" svg:height="1.048cm" svg:x="9.341cm" svg:y="30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22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25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28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30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33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30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28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26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9.6cm" svg:y1="28.719cm" svg:x2="10.8cm" svg:y2="27.519cm">
          <text:p/>
        </draw:line>
        <draw:custom-shape draw:style-name="gr112" draw:text-style-name="P55" draw:layer="layout" svg:width="1.471cm" svg:height="1.448cm" svg:x="8.759cm" svg:y="28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25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13" draw:text-style-name="P58" draw:layer="layout" svg:width="4.8cm" svg:height="1.6cm" svg:x="25.6cm" svg:y="2.8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14" draw:text-style-name="P1" draw:layer="layout" svg:width="18cm" svg:height="10.792cm" svg:x="18.975cm" svg:y="23.527cm">
          <text:p/>
          <draw:enhanced-geometry svg:viewBox="0 0 21600 21600" draw:path-stretchpoint-x="10800" draw:path-stretchpoint-y="10800" draw:text-areas="?f3 ?f4 ?f5 ?f6" draw:type="round-rectangle" draw:modifiers="2109.367182433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7.803cm" svg:height="10.572cm" svg:x="20.171cm" svg:y="24.5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15" draw:text-style-name="P58" draw:layer="layout" svg:width="4.8cm" svg:height="1.6cm" svg:x="25.575cm" svg:y="22.727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4" draw:text-style-name="P49" draw:layer="layout" svg:width="1.047cm" svg:height="1.048cm" svg:x="9.302cm" svg:y="49.846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4cm" svg:y="41.427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18cm" svg:y="48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42cm" svg:y="44.926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07cm" svg:y="47.774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2.961cm" svg:y="49.383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5cm" svg:y="52.782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189cm" svg:y="49.56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561cm" svg:y1="47.727cm" svg:x2="11.561cm" svg:y2="47.727cm">
          <text:p/>
        </draw:line>
        <draw:custom-shape draw:style-name="gr117" draw:text-style-name="P59" draw:layer="layout" svg:width="7.2cm" svg:height="7.2cm" draw:transform="rotate (0.785398163397448) translate (4.571cm 47.827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261cm" svg:y="40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69cm" svg:y="47.827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09cm" svg:y="45.227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5cm" svg:y="4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9.561cm" svg:y1="47.746cm" svg:x2="10.761cm" svg:y2="46.546cm">
          <text:p/>
        </draw:line>
        <draw:custom-shape draw:style-name="gr105" draw:text-style-name="P54" draw:layer="layout" svg:width="1.471cm" svg:height="1.448cm" svg:x="8.72cm" svg:y="47.027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18cm" svg:y="44.726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" draw:layer="layout" svg:width="18cm" svg:height="14.8cm" svg:x="18.975cm" svg:y="40.627cm">
          <text:p/>
          <draw:enhanced-geometry svg:viewBox="0 0 21600 21600" draw:path-stretchpoint-x="10800" draw:path-stretchpoint-y="10800" draw:text-areas="?f3 ?f4 ?f5 ?f6" draw:type="round-rectangle" draw:modifiers="1501.682318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7.803cm" svg:height="13.594cm" svg:x="20.171cm" svg:y="41.6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19" draw:text-style-name="P58" draw:layer="layout" svg:width="4.8cm" svg:height="1.6cm" svg:x="25.575cm" svg:y="39.827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9" draw:text-style-name="P20" draw:layer="layout" svg:width="15.3cm" svg:height="14.9cm" svg:x="2.3cm" svg:y="40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custom-shape draw:style-name="gr120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10.7cm" svg:x2="11.6cm" svg:y2="10.7cm">
          <text:p/>
        </draw:line>
        <draw:custom-shape draw:style-name="gr117" draw:text-style-name="P59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10.2cm" svg:x2="11cm" svg:y2="9.5cm">
          <text:p/>
        </draw:line>
        <draw:custom-shape draw:style-name="gr105" draw:text-style-name="P54" draw:layer="layout" svg:width="1.471cm" svg:height="1.448cm" svg:x="9.12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104" draw:text-style-name="P49" draw:layer="layout" svg:width="1.047cm" svg:height="1.048cm" svg:x="9.341cm" svg:y="30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22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25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28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30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33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30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28.7cm" svg:x2="11.6cm" svg:y2="28.7cm">
          <text:p/>
        </draw:line>
        <draw:custom-shape draw:style-name="gr117" draw:text-style-name="P59" draw:layer="layout" svg:width="7.2cm" svg:height="7.2cm" draw:transform="rotate (0.890117918517108) translate (4.637cm 29.433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28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26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2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234cm" svg:y1="28.24cm" svg:x2="10.857cm" svg:y2="27.471cm">
          <text:p/>
        </draw:line>
        <draw:custom-shape draw:style-name="gr105" draw:text-style-name="P54" draw:layer="layout" svg:width="1.471cm" svg:height="1.448cm" svg:x="9.12cm" svg:y="28.1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25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21" draw:text-style-name="P58" draw:layer="layout" svg:width="4.8cm" svg:height="1.6cm" svg:x="25.6cm" svg:y="2.8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custom-shape draw:style-name="gr120" draw:text-style-name="P1" draw:layer="layout" svg:width="18cm" svg:height="14.8cm" svg:x="21cm" svg:y="2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10.7cm" svg:x2="11.6cm" svg:y2="10.7cm">
          <text:p/>
        </draw:line>
        <draw:custom-shape draw:style-name="gr117" draw:text-style-name="P59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10.2cm" svg:x2="11cm" svg:y2="9.5cm">
          <text:p/>
        </draw:line>
        <draw:custom-shape draw:style-name="gr105" draw:text-style-name="P54" draw:layer="layout" svg:width="1.471cm" svg:height="1.448cm" svg:x="9.12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104" draw:text-style-name="P49" draw:layer="layout" svg:width="1.047cm" svg:height="1.048cm" svg:x="9.341cm" svg:y="30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22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25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28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30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33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30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28.7cm" svg:x2="11.6cm" svg:y2="28.7cm">
          <text:p/>
        </draw:line>
        <draw:custom-shape draw:style-name="gr117" draw:text-style-name="P59" draw:layer="layout" svg:width="7.2cm" svg:height="7.2cm" draw:transform="rotate (0.890117918517108) translate (4.637cm 29.433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28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26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2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234cm" svg:y1="28.24cm" svg:x2="10.857cm" svg:y2="27.471cm">
          <text:p/>
        </draw:line>
        <draw:custom-shape draw:style-name="gr105" draw:text-style-name="P54" draw:layer="layout" svg:width="1.471cm" svg:height="1.448cm" svg:x="9.12cm" svg:y="28.1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25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62cm" svg:height="13.594cm" svg:x="22.296cm" svg:y="22.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22" draw:text-style-name="P58" draw:layer="layout" svg:width="4.8cm" svg:height="1.6cm" svg:x="27.6cm" svg:y="20.7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custom-shape draw:style-name="gr120" draw:text-style-name="P1" draw:layer="layout" svg:width="18cm" svg:height="14.8cm" svg:x="21cm" svg:y="2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10.7cm" svg:x2="11.6cm" svg:y2="10.7cm">
          <text:p/>
        </draw:line>
        <draw:custom-shape draw:style-name="gr117" draw:text-style-name="P59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10.2cm" svg:x2="11cm" svg:y2="9.5cm">
          <text:p/>
        </draw:line>
        <draw:custom-shape draw:style-name="gr105" draw:text-style-name="P54" draw:layer="layout" svg:width="1.471cm" svg:height="1.448cm" svg:x="9.12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style-name="gr104" draw:text-style-name="P49" draw:layer="layout" svg:width="1.047cm" svg:height="1.048cm" svg:x="9.341cm" svg:y="30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22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25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28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30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33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30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28.7cm" svg:x2="11.6cm" svg:y2="28.7cm">
          <text:p/>
        </draw:line>
        <draw:custom-shape draw:style-name="gr117" draw:text-style-name="P59" draw:layer="layout" svg:width="7.2cm" svg:height="7.2cm" draw:transform="rotate (0.890117918517108) translate (4.637cm 29.433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28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26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234cm" svg:y1="28.24cm" svg:x2="10.857cm" svg:y2="27.471cm">
          <text:p/>
        </draw:line>
        <draw:custom-shape draw:style-name="gr105" draw:text-style-name="P54" draw:layer="layout" svg:width="1.471cm" svg:height="1.448cm" svg:x="9.12cm" svg:y="28.1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25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62cm" svg:height="13.594cm" svg:x="22.296cm" svg:y="22.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123" draw:text-style-name="P58" draw:layer="layout" svg:width="4.8cm" svg:height="1.6cm" svg:x="27.6cm" svg:y="20.7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custom-shape draw:style-name="gr120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10.7cm" svg:x2="11.6cm" svg:y2="10.7cm">
          <text:p/>
        </draw:line>
        <draw:custom-shape draw:style-name="gr117" draw:text-style-name="P59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10.2cm" svg:x2="11cm" svg:y2="9.5cm">
          <text:p/>
        </draw:line>
        <draw:custom-shape draw:style-name="gr105" draw:text-style-name="P54" draw:layer="layout" svg:width="1.471cm" svg:height="1.448cm" svg:x="9.12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124" draw:text-style-name="P58" draw:layer="layout" svg:width="4.8cm" svg:height="1.6cm" svg:x="25.6cm" svg:y="2.8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25" draw:text-style-name="P1" draw:layer="layout" svg:width="20.425cm" svg:height="14.8cm" svg:x="18.975cm" svg:y="22.627cm">
          <text:p/>
          <draw:enhanced-geometry svg:viewBox="0 0 21600 21600" draw:path-stretchpoint-x="10800" draw:path-stretchpoint-y="10800" draw:text-areas="?f3 ?f4 ?f5 ?f6" draw:type="round-rectangle" draw:modifiers="1732.261333693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9" draw:layer="layout" svg:width="1.047cm" svg:height="1.048cm" svg:x="9.316cm" svg:y="31.846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54cm" svg:y="23.427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32cm" svg:y="30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56cm" svg:y="26.926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21cm" svg:y="29.774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2.975cm" svg:y="31.383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64cm" svg:y="34.782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03cm" svg:y="31.56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575cm" svg:y1="29.727cm" svg:x2="11.575cm" svg:y2="29.727cm">
          <text:p/>
        </draw:line>
        <draw:custom-shape draw:style-name="gr117" draw:text-style-name="P59" draw:layer="layout" svg:width="7.2cm" svg:height="7.2cm" draw:transform="rotate (0.785398163397448) translate (4.585cm 29.827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275cm" svg:y="2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04cm" svg:y="29.827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04cm" svg:y="27.227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64cm" svg:y="2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275cm" svg:y1="29.227cm" svg:x2="10.975cm" svg:y2="28.527cm">
          <text:p/>
        </draw:line>
        <draw:custom-shape draw:style-name="gr105" draw:text-style-name="P54" draw:layer="layout" svg:width="1.471cm" svg:height="1.448cm" svg:x="9.095cm" svg:y="29.027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32cm" svg:y="26.726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9.028cm" svg:height="13.594cm" svg:x="19.673cm" svg:y="23.62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と角度の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と角度の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と角度の計算→判定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126" draw:text-style-name="P58" draw:layer="layout" svg:width="4.8cm" svg:height="1.6cm" svg:x="26.787cm" svg:y="21.827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custom-shape draw:style-name="gr120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5.299cm" svg:height="14.899cm" svg:x="2.3cm" svg:y="3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custom-shape draw:style-name="gr104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10.7cm" svg:x2="11.6cm" svg:y2="10.7cm">
          <text:p/>
        </draw:line>
        <draw:custom-shape draw:style-name="gr117" draw:text-style-name="P59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10.2cm" svg:x2="11cm" svg:y2="9.5cm">
          <text:p/>
        </draw:line>
        <draw:custom-shape draw:style-name="gr105" draw:text-style-name="P54" draw:layer="layout" svg:width="1.471cm" svg:height="1.448cm" svg:x="9.12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custom-shape draw:style-name="gr104" draw:text-style-name="P49" draw:layer="layout" svg:width="1.047cm" svg:height="1.048cm" svg:x="9.341cm" svg:y="30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22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25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28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30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33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30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28.7cm" svg:x2="11.6cm" svg:y2="28.7cm">
          <text:p/>
        </draw:line>
        <draw:custom-shape draw:style-name="gr117" draw:text-style-name="P59" draw:layer="layout" svg:width="7.2cm" svg:height="7.2cm" draw:transform="rotate (0.785398163397448) translate (4.61cm 28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28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26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28.2cm" svg:x2="11cm" svg:y2="27.5cm">
          <text:p/>
        </draw:line>
        <draw:custom-shape draw:style-name="gr105" draw:text-style-name="P54" draw:layer="layout" svg:width="1.471cm" svg:height="1.448cm" svg:x="9.12cm" svg:y="28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25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127" draw:text-style-name="P58" draw:layer="layout" svg:width="4.8cm" svg:height="1.6cm" svg:x="25.6cm" svg:y="2.8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5" draw:text-style-name="P51" draw:layer="layout" svg:width="1.471cm" svg:height="1.448cm" svg:x="30.4cm" svg:y="34.271cm">
          <text:p text:style-name="P50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313cm" svg:height="14.896cm" svg:x="28.486cm" svg:y="25.022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7" table:default-cell-style-name="ce6">
              <table:table-cell>
                <text:p text:style-name="P56"><text:span text:style-name="T17">2</text:span></text:p>
              </table:table-cell>
              <table:table-cell>
                <text:p text:style-name="P56"><text:span text:style-name="T17">3</text:span></text:p>
              </table:table-cell>
            </table:table-row>
            <table:table-row table:style-name="ro8" table:default-cell-style-name="ce6">
              <table:table-cell>
                <text:p text:style-name="P56"><text:span text:style-name="T17">0</text:span></text:p>
              </table:table-cell>
              <table:table-cell>
                <text:p text:style-name="P56"><text:span text:style-name="T17">1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style-name="gr105" draw:text-style-name="P51" draw:layer="layout" svg:width="1.471cm" svg:height="1.448cm" svg:x="37.929cm" svg:y="28.519cm">
          <text:p text:style-name="P50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31.929cm" svg:y="35.471cm">
          <text:p text:style-name="P50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29.6cm" svg:y="26.671cm">
          <text:p text:style-name="P50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31.529cm" svg:y="27.671cm">
          <text:p text:style-name="P50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30.8cm" svg:y="29.919cm">
          <text:p text:style-name="P50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custom-shape draw:style-name="gr105" draw:text-style-name="P51" draw:layer="layout" svg:width="1.471cm" svg:height="1.448cm" svg:x="7.401cm" svg:y="14.272cm">
          <text:p text:style-name="P50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313cm" svg:height="14.896cm" svg:x="5.487cm" svg:y="5.023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7">
              <table:table-cell table:style-name="ce7">
                <text:p text:style-name="P60"><text:span text:style-name="T1">2</text:span></text:p>
              </table:table-cell>
              <table:table-cell table:style-name="ce8">
                <text:p text:style-name="P60"><text:span text:style-name="T1">3</text:span></text:p>
              </table:table-cell>
            </table:table-row>
            <table:table-row table:style-name="ro8">
              <table:table-cell table:style-name="ce7">
                <text:p text:style-name="P60"><text:span text:style-name="T1">0</text:span></text:p>
              </table:table-cell>
              <table:table-cell table:style-name="ce8">
                <text:p text:style-name="P60"><text:span text:style-name="T1">1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style-name="gr105" draw:text-style-name="P51" draw:layer="layout" svg:width="1.471cm" svg:height="1.448cm" svg:x="14.93cm" svg:y="8.52cm">
          <text:p text:style-name="P50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8.93cm" svg:y="15.472cm">
          <text:p text:style-name="P50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6.601cm" svg:y="6.672cm">
          <text:p text:style-name="P50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8.53cm" svg:y="7.672cm">
          <text:p text:style-name="P50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7.801cm" svg:y="9.92cm">
          <text:p text:style-name="P50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xml:id="id9" draw:id="id9" draw:layer="layout" svg:width="3.738cm" svg:height="2.303cm" svg:x="23.65cm" svg:y="5.015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9">
                <text:p text:style-name="P61"><text:span text:style-name="T17">0</text:span></text:p>
              </table:table-cell>
            </table:table-row>
            <table:table-row table:style-name="ro9">
              <table:table-cell table:style-name="ce10">
                <text:p text:style-name="P61"><text:span text:style-name="T17">0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3" draw:layer="layout" svg:width="3.738cm" svg:height="2.303cm" svg:x="28.673cm" svg:y="5.016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9">
                <text:p text:style-name="P61"><text:span text:style-name="T17">1</text:span></text:p>
              </table:table-cell>
            </table:table-row>
            <table:table-row table:style-name="ro9">
              <table:table-cell table:style-name="ce10">
                <text:p text:style-name="P61"><text:span text:style-name="T17">-1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3" xml:id="id17" draw:id="id17" draw:layer="layout" svg:width="3.738cm" svg:height="2.303cm" svg:x="33.715cm" svg:y="5.016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9">
                <text:p text:style-name="P61"><text:span text:style-name="T17">2</text:span></text:p>
              </table:table-cell>
            </table:table-row>
            <table:table-row table:style-name="ro9">
              <table:table-cell table:style-name="ce10">
                <text:p text:style-name="P61"><text:span text:style-name="T17">3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3" xml:id="id12" draw:id="id12" draw:layer="layout" svg:width="3.738cm" svg:height="2.303cm" svg:x="38.674cm" svg:y="5.017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9">
                <text:p text:style-name="P61"><text:span text:style-name="T17">1</text:span></text:p>
              </table:table-cell>
            </table:table-row>
            <table:table-row table:style-name="ro9">
              <table:table-cell table:style-name="ce10">
                <text:p text:style-name="P61"><text:span text:style-name="T17">1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3" xml:id="id10" draw:id="id10" draw:layer="layout" svg:width="3.738cm" svg:height="2.303cm" svg:x="23.65cm" svg:y="9.016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11">
                <text:p text:style-name="P61"><text:span text:style-name="T17">0</text:span></text:p>
              </table:table-cell>
            </table:table-row>
            <table:table-row table:style-name="ro9">
              <table:table-cell table:style-name="ce10">
                <text:p text:style-name="P61"><text:span text:style-name="T17">2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3" xml:id="id11" draw:id="id11" draw:layer="layout" svg:width="3.738cm" svg:height="2.303cm" svg:x="23.65cm" svg:y="13.023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11">
                <text:p text:style-name="P61"><text:span text:style-name="T17">2</text:span></text:p>
              </table:table-cell>
            </table:table-row>
            <table:table-row table:style-name="ro9">
              <table:table-cell table:style-name="ce10">
                <text:p text:style-name="P61"><text:span text:style-name="T17">-1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3" xml:id="id16" draw:id="id16" draw:layer="layout" svg:width="3.738cm" svg:height="2.303cm" svg:x="33.715cm" svg:y="9.041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11">
                <text:p text:style-name="P61"><text:span text:style-name="T17">3</text:span></text:p>
              </table:table-cell>
            </table:table-row>
            <table:table-row table:style-name="ro9">
              <table:table-cell table:style-name="ce10">
                <text:p text:style-name="P61"><text:span text:style-name="T17">4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3" xml:id="id13" draw:id="id13" draw:layer="layout" svg:width="3.738cm" svg:height="2.303cm" svg:x="38.658cm" svg:y="8.983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11">
                <text:p text:style-name="P61"><text:span text:style-name="T17">1</text:span></text:p>
              </table:table-cell>
            </table:table-row>
            <table:table-row table:style-name="ro9">
              <table:table-cell table:style-name="ce10">
                <text:p text:style-name="P61"><text:span text:style-name="T17">-1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3" xml:id="id14" draw:id="id14" draw:layer="layout" svg:width="3.738cm" svg:height="2.303cm" svg:x="33.715cm" svg:y="13.018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11">
                <text:p text:style-name="P61"><text:span text:style-name="T17">4</text:span></text:p>
              </table:table-cell>
            </table:table-row>
            <table:table-row table:style-name="ro9">
              <table:table-cell table:style-name="ce10">
                <text:p text:style-name="P61"><text:span text:style-name="T17">5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3" xml:id="id15" draw:id="id15" draw:layer="layout" svg:width="3.738cm" svg:height="2.303cm" svg:x="33.715cm" svg:y="17.019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11">
                <text:p text:style-name="P61"><text:span text:style-name="T17">5</text:span></text:p>
              </table:table-cell>
            </table:table-row>
            <table:table-row table:style-name="ro9">
              <table:table-cell table:style-name="ce10">
                <text:p text:style-name="P61"><text:span text:style-name="T17">-1</text:span></text:p>
              </table:table-cell>
            </table:table-row>
          </table:table>
          <draw:image xlink:href="Pictures/TablePreview30.svm" xlink:type="simple" xlink:show="embed" xlink:actuate="onLoad"/>
        </draw:frame>
        <draw:connector draw:style-name="gr128" draw:text-style-name="P62" draw:layer="layout" svg:x1="25.519cm" svg:y1="7.318cm" svg:x2="25.519cm" svg:y2="9.016cm" draw:start-shape="id9" draw:start-glue-point="2" draw:end-shape="id10" draw:end-glue-point="0" svg:d="M25519 7318v1698" svg:viewBox="0 0 1 1699">
          <text:p/>
        </draw:connector>
        <draw:connector draw:style-name="gr128" draw:text-style-name="P62" draw:layer="layout" svg:x1="25.519cm" svg:y1="11.319cm" svg:x2="25.519cm" svg:y2="13.023cm" draw:start-shape="id10" draw:start-glue-point="2" draw:end-shape="id11" draw:end-glue-point="0" svg:d="M25519 11319v1704" svg:viewBox="0 0 1 1705">
          <text:p/>
        </draw:connector>
        <draw:connector draw:style-name="gr128" draw:text-style-name="P62" draw:layer="layout" svg:x1="40.543cm" svg:y1="7.32cm" svg:x2="40.527cm" svg:y2="8.983cm" draw:start-shape="id12" draw:start-glue-point="2" draw:end-shape="id13" draw:end-glue-point="0" svg:d="M40543 7320v832h-16v831" svg:viewBox="0 0 17 1664">
          <text:p/>
        </draw:connector>
        <draw:connector draw:style-name="gr128" draw:text-style-name="P62" draw:layer="layout" svg:x1="35.584cm" svg:y1="15.321cm" svg:x2="35.584cm" svg:y2="17.019cm" draw:start-shape="id14" draw:start-glue-point="2" draw:end-shape="id15" draw:end-glue-point="0" svg:d="M35584 15321v1698" svg:viewBox="0 0 1 1699">
          <text:p/>
        </draw:connector>
        <draw:connector draw:style-name="gr128" draw:text-style-name="P62" draw:layer="layout" svg:x1="35.584cm" svg:y1="11.344cm" svg:x2="35.584cm" svg:y2="13.018cm" draw:start-shape="id16" draw:start-glue-point="2" draw:end-shape="id14" draw:end-glue-point="0" svg:d="M35584 11344v1674" svg:viewBox="0 0 1 1675">
          <text:p/>
        </draw:connector>
        <draw:connector draw:style-name="gr128" draw:text-style-name="P62" draw:layer="layout" svg:x1="35.584cm" svg:y1="7.319cm" svg:x2="35.584cm" svg:y2="9.041cm" draw:start-shape="id17" draw:start-glue-point="2" draw:end-shape="id16" draw:end-glue-point="0" svg:d="M35584 7319v1722" svg:viewBox="0 0 1 1723">
          <text:p/>
        </draw:connector>
        <draw:custom-shape draw:style-name="gr105" draw:text-style-name="P51" draw:layer="layout" svg:width="1.471cm" svg:height="1.448cm" svg:x="7.402cm" svg:y="33.273cm">
          <text:p text:style-name="P50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313cm" svg:height="14.896cm" svg:x="5.488cm" svg:y="24.024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7" table:default-cell-style-name="ce12">
              <table:table-cell>
                <text:p text:style-name="P60"><text:span text:style-name="T1">2</text:span></text:p>
              </table:table-cell>
              <table:table-cell>
                <text:p text:style-name="P60"><text:span text:style-name="T1">3</text:span></text:p>
              </table:table-cell>
            </table:table-row>
            <table:table-row table:style-name="ro8" table:default-cell-style-name="ce12">
              <table:table-cell>
                <text:p text:style-name="P60"><text:span text:style-name="T1">0</text:span></text:p>
              </table:table-cell>
              <table:table-cell>
                <text:p text:style-name="P60"><text:span text:style-name="T1">1</text:span>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style-name="gr105" draw:text-style-name="P51" draw:layer="layout" svg:width="1.471cm" svg:height="1.448cm" svg:x="14.931cm" svg:y="27.521cm">
          <text:p text:style-name="P50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8.931cm" svg:y="34.473cm">
          <text:p text:style-name="P50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6.602cm" svg:y="25.673cm">
          <text:p text:style-name="P50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8.531cm" svg:y="26.673cm">
          <text:p text:style-name="P50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7.802cm" svg:y="28.921cm">
          <text:p text:style-name="P50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9" draw:text-style-name="P63" draw:layer="layout" svg:width="4.028cm" svg:height="1.195cm" svg:x="23.6cm" svg:y="25.424cm">
          <draw:text-box>
            <text:p><text:span text:style-name="T17">hash</text:span><text:span text:style-name="T17">配列</text:span></text:p>
          </draw:text-box>
        </draw:frame>
        <draw:frame draw:style-name="gr3" draw:layer="layout" svg:width="12.211cm" svg:height="1.316cm" svg:x="28.608cm" svg:y="25.333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3</text:span></text:p>
              </table:table-cell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2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130" draw:text-style-name="P63" draw:layer="layout" svg:width="4.265cm" svg:height="1.195cm" svg:x="23.6cm" svg:y="27.425cm">
          <draw:text-box>
            <text:p><text:span text:style-name="T17">Index</text:span><text:span text:style-name="T17">配列</text:span></text:p>
          </draw:text-box>
        </draw:frame>
        <draw:frame draw:style-name="gr3" draw:layer="layout" svg:width="12.211cm" svg:height="1.316cm" svg:x="28.608cm" svg:y="27.334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1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3</text:span></text:p>
              </table:table-cell>
              <table:table-cell>
                <text:p text:style-name="P64"><text:span text:style-name="T18">4</text:span></text:p>
              </table:table-cell>
              <table:table-cell>
                <text:p text:style-name="P64"><text:span text:style-name="T18">5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129" draw:text-style-name="P63" draw:layer="layout" svg:width="4.028cm" svg:height="1.195cm" svg:x="23.641cm" svg:y="31.425cm">
          <draw:text-box>
            <text:p><text:span text:style-name="T17">hash</text:span><text:span text:style-name="T17">配列</text:span></text:p>
          </draw:text-box>
        </draw:frame>
        <draw:frame draw:style-name="gr3" draw:layer="layout" svg:width="12.211cm" svg:height="1.316cm" svg:x="28.608cm" svg:y="31.334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3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130" draw:text-style-name="P63" draw:layer="layout" svg:width="4.265cm" svg:height="1.195cm" svg:x="23.641cm" svg:y="33.426cm">
          <draw:text-box>
            <text:p><text:span text:style-name="T17">Index</text:span><text:span text:style-name="T17">配列</text:span></text:p>
          </draw:text-box>
        </draw:frame>
        <draw:frame draw:style-name="gr3" draw:layer="layout" svg:width="12.211cm" svg:height="1.316cm" svg:x="28.608cm" svg:y="33.335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3</text:span></text:p>
              </table:table-cell>
              <table:table-cell>
                <text:p text:style-name="P64"><text:span text:style-name="T18">4</text:span></text:p>
              </table:table-cell>
              <table:table-cell>
                <text:p text:style-name="P64"><text:span text:style-name="T18">5</text:span></text:p>
              </table:table-cell>
              <table:table-cell>
                <text:p text:style-name="P64"><text:span text:style-name="T18">1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131" draw:text-style-name="P63" draw:layer="layout" svg:width="3.846cm" svg:height="1.195cm" svg:x="23.682cm" svg:y="36.427cm">
          <draw:text-box>
            <text:p><text:span text:style-name="T17">start</text:span><text:span text:style-name="T17">配列</text:span></text:p>
          </draw:text-box>
        </draw:frame>
        <draw:frame draw:style-name="gr3" draw:layer="layout" svg:width="8.139cm" svg:height="1.316cm" svg:x="28.608cm" svg:y="36.336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-1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5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style-name="gr132" draw:text-style-name="P7" draw:layer="layout" svg:width="2cm" svg:height="1.2cm" svg:x="32.4cm" svg:y="29.419cm">
          <text:p/>
          <draw:enhanced-geometry svg:viewBox="0 0 21600 21600" draw:text-areas="?f0 0 ?f2 ?f5" draw:type="down-arrow" draw:modifiers="11780.1831806828 5829.085457271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9" draw:layer="layout" svg:width="2.407cm" svg:height="0.886cm" svg:x="34.6cm" svg:y="29.619cm">
          <draw:text-box>
            <text:p>ソート</text:p>
          </draw:text-box>
        </draw:frame>
        <draw:line draw:style-name="gr133" draw:text-style-name="P3" draw:layer="layout" svg:x1="29.6cm" svg:y1="36.289cm" svg:x2="29.6cm" svg:y2="34.719cm">
          <text:p/>
        </draw:line>
        <draw:line draw:style-name="gr133" draw:text-style-name="P3" draw:layer="layout" svg:x1="33.7cm" svg:y1="36.289cm" svg:x2="33.7cm" svg:y2="34.719cm">
          <text:p/>
        </draw:line>
        <draw:line draw:style-name="gr133" draw:text-style-name="P3" draw:layer="layout" svg:x1="35.7cm" svg:y1="36.289cm" svg:x2="39.6cm" svg:y2="34.819cm">
          <text:p/>
        </draw:line>
        <draw:custom-shape draw:style-name="gr134" draw:text-style-name="P20" draw:layer="layout" svg:width="15.313cm" svg:height="14.896cm" svg:x="5.487cm" svg:y="5.023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0" draw:layer="layout" svg:width="15.313cm" svg:height="14.896cm" svg:x="5.487cm" svg:y="5.023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0" draw:layer="layout" svg:width="15.313cm" svg:height="14.896cm" svg:x="5.487cm" svg:y="24.0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custom-shape draw:style-name="gr136" draw:text-style-name="P26" draw:layer="layout" svg:width="14cm" svg:height="12cm" svg:x="6cm" svg:y="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6" draw:layer="layout" svg:width="1.2cm" svg:height="3.8cm" svg:x="19.4cm" svg:y="11.6cm">
          <text:p/>
          <draw:enhanced-geometry svg:viewBox="0 0 21600 21600" draw:type="rectangle" draw:enhanced-path="M 0 0 L 21600 0 21600 21600 0 21600 0 0 Z N"/>
        </draw:custom-shape>
        <draw:frame draw:style-name="gr138" draw:text-style-name="P65" draw:layer="layout" svg:width="1.488cm" svg:height="2.225cm" svg:x="19.4cm" svg:y="12.375cm">
          <draw:text-box>
            <text:p><text:span text:style-name="T19">出</text:span></text:p>
            <text:p><text:span text:style-name="T19">口</text:span></text:p>
          </draw:text-box>
        </draw:frame>
        <draw:line draw:style-name="gr139" draw:text-style-name="P3" draw:layer="layout" svg:x1="7.6cm" svg:y1="10cm" svg:x2="9.2cm" svg:y2="10.8cm">
          <text:p/>
        </draw:line>
        <draw:custom-shape draw:style-name="gr140" draw:text-style-name="P14" draw:layer="layout" svg:width="1.6cm" svg:height="1.6cm" svg:x="6.8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1.4cm" svg:y1="11.2cm" svg:x2="13cm" svg:y2="12cm">
          <text:p/>
        </draw:line>
        <draw:custom-shape draw:style-name="gr141" draw:text-style-name="P24" draw:layer="layout" svg:width="1.6cm" svg:height="1.6cm" svg:x="10.6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4cm" svg:y1="10cm" svg:x2="15.6cm" svg:y2="10.8cm">
          <text:p/>
        </draw:line>
        <draw:custom-shape draw:style-name="gr141" draw:text-style-name="P24" draw:layer="layout" svg:width="1.6cm" svg:height="1.6cm" svg:x="13.2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9.6cm" svg:y1="14.8cm" svg:x2="11.389cm" svg:y2="14.8cm">
          <text:p/>
        </draw:line>
        <draw:custom-shape draw:style-name="gr142" draw:text-style-name="P66" draw:layer="layout" svg:width="1.6cm" svg:height="1.6cm" svg:x="8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3.3cm" svg:y1="14.4cm" svg:x2="15.089cm" svg:y2="14.4cm">
          <text:p/>
        </draw:line>
        <draw:custom-shape draw:style-name="gr142" draw:text-style-name="P66" draw:layer="layout" svg:width="1.6cm" svg:height="1.6cm" svg:x="12.4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3.426cm" svg:y1="18.2cm" svg:x2="14.599cm" svg:y2="16.85cm">
          <text:p/>
        </draw:line>
        <draw:custom-shape draw:style-name="gr141" draw:text-style-name="P24" draw:layer="layout" svg:width="1.6cm" svg:height="1.6cm" svg:x="12.6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7.226cm" svg:y1="17.6cm" svg:x2="18.399cm" svg:y2="16.25cm">
          <text:p/>
        </draw:line>
        <draw:custom-shape draw:style-name="gr140" draw:text-style-name="P14" draw:layer="layout" svg:width="1.6cm" svg:height="1.6cm" svg:x="16.4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4" draw:layer="layout" svg:width="1.6cm" svg:height="1.6cm" svg:x="16.401cm" svg:y="1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40" draw:text-style-name="P14" draw:layer="layout" svg:width="1.6cm" svg:height="1.6cm" svg:x="27.319cm" svg:y="10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3" draw:text-style-name="P67" draw:layer="layout" svg:width="3.995cm" svg:height="1.17cm" svg:x="29.566cm" svg:y="11.202cm">
            <draw:text-box>
              <text:p><text:span text:style-name="T20">スレッド</text:span><text:span text:style-name="T20">1</text:span></text:p>
            </draw:text-box>
          </draw:frame>
        </draw:g>
        <draw:g draw:style-name="gr2">
          <draw:custom-shape draw:style-name="gr142" draw:text-style-name="P66" draw:layer="layout" svg:width="1.6cm" svg:height="1.6cm" svg:x="27.279cm" svg:y="1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3" draw:text-style-name="P67" draw:layer="layout" svg:width="3.995cm" svg:height="1.17cm" svg:x="29.526cm" svg:y="13.753cm">
            <draw:text-box>
              <text:p><text:span text:style-name="T20">スレッド</text:span><text:span text:style-name="T20">2</text:span></text:p>
            </draw:text-box>
          </draw:frame>
        </draw:g>
        <draw:g draw:style-name="gr2">
          <draw:custom-shape draw:style-name="gr141" draw:text-style-name="P24" draw:layer="layout" svg:width="1.6cm" svg:height="1.6cm" svg:x="27.239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3" draw:text-style-name="P67" draw:layer="layout" svg:width="3.995cm" svg:height="1.17cm" svg:x="29.486cm" svg:y="16.304cm">
            <draw:text-box>
              <text:p><text:span text:style-name="T20">スレッド</text:span><text:span text:style-name="T20">3</text:span></text:p>
            </draw:text-box>
          </draw:frame>
        </draw:g>
        <draw:custom-shape draw:style-name="gr144" draw:text-style-name="P68" draw:layer="layout" svg:width="9.8cm" svg:height="8.6cm" svg:x="25.4cm" svg:y="9.8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69" draw:layer="layout" svg:width="6.6cm" svg:height="1.4cm" svg:x="27.1cm" svg:y="9.2cm">
          <text:p text:style-name="P43"><text:span text:style-name="T21">担当するスレッ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6" draw:layer="layout" svg:width="14cm" svg:height="12cm" svg:x="5.96cm" svg:y="23.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6" draw:layer="layout" svg:width="1.2cm" svg:height="3.8cm" svg:x="19.36cm" svg:y="27.3cm">
          <text:p/>
          <draw:enhanced-geometry svg:viewBox="0 0 21600 21600" draw:type="rectangle" draw:enhanced-path="M 0 0 L 21600 0 21600 21600 0 21600 0 0 Z N"/>
        </draw:custom-shape>
        <draw:frame draw:style-name="gr138" draw:text-style-name="P65" draw:layer="layout" svg:width="1.488cm" svg:height="2.225cm" svg:x="19.76cm" svg:y="28.075cm">
          <draw:text-box>
            <text:p><text:span text:style-name="T19">出</text:span></text:p>
            <text:p><text:span text:style-name="T19">口</text:span></text:p>
          </draw:text-box>
        </draw:frame>
        <draw:line draw:style-name="gr139" draw:text-style-name="P3" draw:layer="layout" svg:x1="7.56cm" svg:y1="25.2cm" svg:x2="9.16cm" svg:y2="26cm">
          <text:p/>
        </draw:line>
        <draw:custom-shape draw:style-name="gr146" draw:text-style-name="P13" draw:layer="layout" svg:width="1.6cm" svg:height="1.6cm" svg:x="6.7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1.36cm" svg:y1="26.4cm" svg:x2="12.96cm" svg:y2="27.2cm">
          <text:p/>
        </draw:line>
        <draw:custom-shape draw:style-name="gr146" draw:text-style-name="P13" draw:layer="layout" svg:width="1.6cm" svg:height="1.6cm" svg:x="10.56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3.96cm" svg:y1="25.2cm" svg:x2="15.56cm" svg:y2="26cm">
          <text:p/>
        </draw:line>
        <draw:custom-shape draw:style-name="gr141" draw:text-style-name="P24" draw:layer="layout" svg:width="1.6cm" svg:height="1.6cm" svg:x="13.1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9.56cm" svg:y1="30cm" svg:x2="11.349cm" svg:y2="30cm">
          <text:p/>
        </draw:line>
        <draw:custom-shape draw:style-name="gr142" draw:text-style-name="P66" draw:layer="layout" svg:width="1.6cm" svg:height="1.6cm" svg:x="8.76cm" svg:y="2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3.26cm" svg:y1="29.6cm" svg:x2="15.049cm" svg:y2="29.6cm">
          <text:p/>
        </draw:line>
        <draw:custom-shape draw:style-name="gr140" draw:text-style-name="P14" draw:layer="layout" svg:width="1.6cm" svg:height="1.6cm" svg:x="12.36cm" svg:y="2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3.386cm" svg:y1="33.4cm" svg:x2="14.559cm" svg:y2="32.05cm">
          <text:p/>
        </draw:line>
        <draw:custom-shape draw:style-name="gr140" draw:text-style-name="P14" draw:layer="layout" svg:width="1.6cm" svg:height="1.6cm" svg:x="12.56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7.186cm" svg:y1="32.8cm" svg:x2="18.359cm" svg:y2="31.45cm">
          <text:p/>
        </draw:line>
        <draw:custom-shape draw:style-name="gr140" draw:text-style-name="P14" draw:layer="layout" svg:width="1.6cm" svg:height="1.6cm" svg:x="16.36cm" svg:y="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4" draw:layer="layout" svg:width="1.6cm" svg:height="1.6cm" svg:x="16.361cm" svg:y="3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7" draw:text-style-name="P3" draw:layer="layout" svg:x1="6.06cm" svg:y1="29.1cm" svg:x2="19.46cm" svg:y2="29.1cm">
          <text:p/>
        </draw:line>
        <draw:line draw:style-name="gr147" draw:text-style-name="P3" draw:layer="layout" svg:x1="13.06cm" svg:y1="23.2cm" svg:x2="13.06cm" svg:y2="35.2cm">
          <text:p/>
        </draw:line>
        <draw:frame draw:style-name="gr148" draw:text-style-name="P70" draw:layer="layout" svg:width="2.064cm" svg:height="1.098cm" svg:x="6cm" svg:y="28cm">
          <draw:text-box>
            <text:p><text:span text:style-name="T22">PE1</text:span></text:p>
          </draw:text-box>
        </draw:frame>
        <draw:frame draw:style-name="gr148" draw:text-style-name="P70" draw:layer="layout" svg:width="2.064cm" svg:height="1.098cm" svg:x="6.001cm" svg:y="34cm">
          <draw:text-box>
            <text:p><text:span text:style-name="T22">PE2</text:span></text:p>
          </draw:text-box>
        </draw:frame>
        <draw:frame draw:style-name="gr148" draw:text-style-name="P70" draw:layer="layout" svg:width="2.064cm" svg:height="1.098cm" svg:x="17.902cm" svg:y="34.1cm">
          <draw:text-box>
            <text:p><text:span text:style-name="T22">PE4</text:span></text:p>
          </draw:text-box>
        </draw:frame>
        <draw:frame draw:style-name="gr148" draw:text-style-name="P70" draw:layer="layout" svg:width="2.064cm" svg:height="1.098cm" svg:x="17.903cm" svg:y="28cm">
          <draw:text-box>
            <text:p><text:span text:style-name="T22">PE3</text:span></text:p>
          </draw:text-box>
        </draw:frame>
        <draw:custom-shape draw:style-name="gr149" draw:text-style-name="P68" draw:layer="layout" svg:width="9.399cm" svg:height="11.086cm" svg:x="25.401cm" svg:y="24.014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69" draw:layer="layout" svg:width="6.6cm" svg:height="1.4cm" svg:x="27.101cm" svg:y="23.414cm">
          <text:p text:style-name="P43"><text:span text:style-name="T21">担当する</text:span><text:span text:style-name="T21">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146" draw:text-style-name="P13" draw:layer="layout" svg:width="1.6cm" svg:height="1.6cm" svg:x="27.82cm" svg:y="25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0" draw:text-style-name="P67" draw:layer="layout" svg:width="2.2cm" svg:height="1.17cm" svg:x="30.067cm" svg:y="25.416cm">
            <draw:text-box>
              <text:p><text:span text:style-name="T20">PE1</text:span></text:p>
            </draw:text-box>
          </draw:frame>
        </draw:g>
        <draw:g draw:style-name="gr2">
          <draw:custom-shape draw:style-name="gr142" draw:text-style-name="P66" draw:layer="layout" svg:width="1.6cm" svg:height="1.6cm" svg:x="27.78cm" svg:y="2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0" draw:text-style-name="P67" draw:layer="layout" svg:width="2.2cm" svg:height="1.17cm" svg:x="30.027cm" svg:y="27.884cm">
            <draw:text-box>
              <text:p><text:span text:style-name="T20">PE2</text:span></text:p>
            </draw:text-box>
          </draw:frame>
        </draw:g>
        <draw:g draw:style-name="gr2">
          <draw:custom-shape draw:style-name="gr141" draw:text-style-name="P24" draw:layer="layout" svg:width="1.6cm" svg:height="1.6cm" svg:x="27.74cm" svg:y="30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0" draw:text-style-name="P67" draw:layer="layout" svg:width="2.2cm" svg:height="1.17cm" svg:x="29.987cm" svg:y="30.351cm">
            <draw:text-box>
              <text:p><text:span text:style-name="T20">PE3</text:span></text:p>
            </draw:text-box>
          </draw:frame>
        </draw:g>
        <draw:g draw:style-name="gr8">
          <draw:frame draw:style-name="gr150" draw:text-style-name="P67" draw:layer="layout" svg:width="2.2cm" svg:height="1.17cm" svg:x="30.047cm" svg:y="32.819cm">
            <draw:text-box>
              <text:p><text:span text:style-name="T20">PE4</text:span></text:p>
            </draw:text-box>
          </draw:frame>
        </draw:g>
        <draw:custom-shape draw:style-name="gr140" draw:text-style-name="P14" draw:layer="layout" svg:width="1.6cm" svg:height="1.6cm" svg:x="27.8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custom-shape draw:style-name="gr151" draw:text-style-name="P26" draw:layer="layout" svg:width="10cm" svg:height="10cm" svg:x="14.1cm" svg:y="5.419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52" draw:text-style-name="P27" draw:layer="layout" svg:width="3.4cm" svg:height="1.6cm" svg:x="17.4cm" svg:y="12.919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71" draw:layer="layout" svg:width="0.6cm" svg:height="8.2cm" svg:x="16.8cm" svg:y="6.319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71" draw:layer="layout" svg:width="0.6cm" svg:height="8.2cm" svg:x="20.8cm" svg:y="6.319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54" draw:text-style-name="P72" draw:layer="layout" svg:width="1cm" svg:height="1cm" svg:x="26.7cm" svg:y="8.719cm">
            <text:p text:style-name="P2"><text:span text:style-name="T17"/></text:p>
            <draw:enhanced-geometry svg:viewBox="0 0 21600 21600" draw:type="rectangle" draw:enhanced-path="M 0 0 L 21600 0 21600 21600 0 21600 0 0 Z N"/>
          </draw:custom-shape>
          <draw:frame draw:style-name="gr155" draw:text-style-name="P63" draw:layer="layout" svg:width="5.582cm" svg:height="1.098cm" svg:x="27.988cm" svg:y="8.67cm">
            <draw:text-box>
              <text:p><text:span text:style-name="T17">障害物（壁）</text:span></text:p>
            </draw:text-box>
          </draw:frame>
          <draw:custom-shape draw:style-name="gr156" draw:text-style-name="P73" draw:layer="layout" svg:width="1.2cm" svg:height="1cm" svg:x="26.6cm" svg:y="11.119cm">
            <text:p text:style-name="P2"><text:span text:style-name="T17"/></text:p>
            <draw:enhanced-geometry svg:viewBox="0 0 21600 21600" draw:type="rectangle" draw:enhanced-path="M 0 0 L 21600 0 21600 21600 0 21600 0 0 Z N"/>
          </draw:custom-shape>
          <draw:frame draw:style-name="gr157" draw:text-style-name="P63" draw:layer="layout" svg:width="5.582cm" svg:height="1.098cm" svg:x="27.989cm" svg:y="11.07cm">
            <draw:text-box>
              <text:p><text:span text:style-name="T17">初期配置位置</text:span></text:p>
            </draw:text-box>
          </draw:frame>
        </draw:g>
        <draw:custom-shape draw:style-name="gr158" draw:text-style-name="P27" draw:layer="layout" svg:width="10cm" svg:height="10cm" svg:x="2.1cm" svg:y="5.419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26" draw:layer="layout" svg:width="7.2cm" svg:height="7.2cm" svg:x="3.5cm" svg:y="6.819cm">
          <text:p/>
          <draw:enhanced-geometry svg:viewBox="0 0 21600 21600" draw:type="rectangle" draw:enhanced-path="M 0 0 L 21600 0 21600 21600 0 21600 0 0 Z N"/>
        </draw:custom-shape>
        <draw:frame draw:style-name="gr160" draw:text-style-name="P75" draw:layer="layout" svg:width="4.507cm" svg:height="1.377cm" svg:x="4.847cm" svg:y="15.676cm">
          <draw:text-box>
            <text:p text:style-name="P74"><text:span text:style-name="T23">（</text:span><text:span text:style-name="T23">a</text:span><text:span text:style-name="T23">）交</text:span><text:span text:style-name="T23">差</text:span></text:p>
          </draw:text-box>
        </draw:frame>
        <draw:frame draw:style-name="gr160" draw:text-style-name="P75" draw:layer="layout" svg:width="4.592cm" svg:height="1.377cm" svg:x="16.804cm" svg:y="15.676cm">
          <draw:text-box>
            <text:p text:style-name="P74"><text:span text:style-name="T23">（</text:span><text:span text:style-name="T23">b</text:span><text:span text:style-name="T23">）直</text:span><text:span text:style-name="T23">進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1T0">
        <draw:custom-shape draw:style-name="gr161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162" draw:text-style-name="P76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163" draw:text-style-name="P77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164" draw:text-style-name="P78" draw:layer="layout" svg:width="7.199cm" svg:height="7.999cm" svg:x="8cm" svg:y="11cm" svg:viewBox="0 0 7200 8000" draw:points="800,8000 0,0 6800,0 7200,8000">
            <text:p/>
          </draw:polygon>
          <draw:custom-shape draw:style-name="gr165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3" draw:text-style-name="P77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79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3" draw:text-style-name="P77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80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3" draw:text-style-name="P77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79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68" draw:text-style-name="P3" draw:layer="layout" svg:x1="0.8cm" svg:y1="20.1cm" svg:x2="28.4cm" svg:y2="20.1cm">
            <text:p/>
          </draw:line>
          <draw:line draw:style-name="gr168" draw:text-style-name="P3" draw:layer="layout" svg:x1="16.1cm" svg:y1="19.4cm" svg:x2="15.7cm" svg:y2="11.4cm">
            <text:p/>
          </draw:line>
          <draw:line draw:style-name="gr168" draw:text-style-name="P3" draw:layer="layout" svg:x1="8cm" svg:y1="19.2cm" svg:x2="7.2cm" svg:y2="11.4cm">
            <text:p/>
          </draw:line>
          <draw:line draw:style-name="gr168" draw:text-style-name="P3" draw:layer="layout" svg:x1="24.8cm" svg:y1="25.8cm" svg:x2="24.6cm" svg:y2="21cm">
            <text:p/>
          </draw:line>
          <draw:line draw:style-name="gr168" draw:text-style-name="P3" draw:layer="layout" svg:x1="6.4cm" svg:y1="14.2cm" svg:x2="1.596cm" svg:y2="14.2cm">
            <text:p/>
          </draw:line>
        </draw:g>
        <draw:g draw:style-name="gr2">
          <draw:line draw:style-name="gr169" draw:text-style-name="P3" draw:layer="layout" svg:x1="40.093cm" svg:y1="14.202cm" svg:x2="40.093cm" svg:y2="18.398cm">
            <text:p/>
          </draw:line>
          <draw:line draw:style-name="gr169" draw:text-style-name="P3" draw:layer="layout" svg:x1="40.093cm" svg:y1="14.202cm" svg:x2="40.093cm" svg:y2="18.398cm">
            <text:p/>
          </draw:line>
          <draw:custom-shape draw:style-name="gr170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9" draw:text-style-name="P3" draw:layer="layout" svg:x1="45.093cm" svg:y1="10.202cm" svg:x2="46.093cm" svg:y2="18.201cm">
            <text:p/>
          </draw:line>
          <draw:line draw:style-name="gr169" draw:text-style-name="P3" draw:layer="layout" svg:x1="54.093cm" svg:y1="20.202cm" svg:x2="54.093cm" svg:y2="24.398cm">
            <text:p/>
          </draw:line>
          <draw:line draw:style-name="gr169" draw:text-style-name="P3" draw:layer="layout" svg:x1="41.095cm" svg:y1="19.198cm" svg:x2="56.095cm" svg:y2="18.998cm">
            <text:p/>
          </draw:line>
          <draw:custom-shape draw:style-name="gr170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9" draw:text-style-name="P3" draw:layer="layout" svg:x1="39.693cm" svg:y1="10.102cm" svg:x2="40.093cm" svg:y2="12.202cm">
            <text:p/>
          </draw:line>
          <draw:line draw:style-name="gr169" draw:text-style-name="P3" draw:layer="layout" svg:x1="36.693cm" svg:y1="13.198cm" svg:x2="39.097cm" svg:y2="13.198cm">
            <text:p/>
          </draw:line>
          <draw:custom-shape draw:style-name="gr170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9" draw:text-style-name="P3" draw:layer="layout" svg:x1="36.694cm" svg:y1="19.199cm" svg:x2="39.098cm" svg:y2="19.199cm">
            <text:p/>
          </draw:line>
        </draw:g>
        <draw:frame draw:style-name="gr171" draw:text-style-name="P9" draw:layer="layout" svg:width="11.8cm" svg:height="1.673cm" svg:x="8.8cm" svg:y="29.564cm">
          <draw:text-box>
            <text:p><text:span text:style-name="T24">(a)</text:span><text:span text:style-name="T24">解析する場所</text:span></text:p>
          </draw:text-box>
        </draw:frame>
        <draw:frame draw:style-name="gr172" draw:text-style-name="P9" draw:layer="layout" svg:width="13.8cm" svg:height="1.999cm" svg:x="39.554cm" svg:y="29.401cm">
          <draw:text-box>
            <text:p><text:span text:style-name="T24">(b)</text:span><text:span text:style-name="T24">ネットワークモデル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1T0">
        <draw:g draw:style-name="gr2">
          <draw:custom-shape draw:style-name="gr173" draw:text-style-name="P77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79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68" draw:text-style-name="P3" draw:layer="layout" svg:x1="16.1cm" svg:y1="19.4cm" svg:x2="15.7cm" svg:y2="11.4cm">
          <text:p/>
        </draw:line>
        <draw:line draw:style-name="gr169" draw:text-style-name="P3" draw:layer="layout" svg:x1="40.093cm" svg:y1="14.202cm" svg:x2="40.093cm" svg:y2="18.398cm">
          <text:p/>
        </draw:line>
        <draw:line draw:style-name="gr169" draw:text-style-name="P3" draw:layer="layout" svg:x1="40.093cm" svg:y1="14.202cm" svg:x2="40.093cm" svg:y2="18.398cm">
          <text:p/>
        </draw:line>
        <draw:custom-shape draw:style-name="gr170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3" draw:layer="layout" svg:x1="47.8cm" svg:y1="13.8cm" svg:x2="48.2cm" svg:y2="18.2cm">
          <text:p/>
        </draw:line>
        <draw:line draw:style-name="gr169" draw:text-style-name="P3" draw:layer="layout" svg:x1="54.093cm" svg:y1="20.202cm" svg:x2="54.093cm" svg:y2="24.398cm">
          <text:p/>
        </draw:line>
        <draw:line draw:style-name="gr169" draw:text-style-name="P3" draw:layer="layout" svg:x1="41.095cm" svg:y1="19.198cm" svg:x2="47.4cm" svg:y2="19.198cm">
          <text:p/>
        </draw:line>
        <draw:frame draw:style-name="gr171" draw:text-style-name="P9" draw:layer="layout" svg:width="11.8cm" svg:height="1.673cm" svg:x="8.8cm" svg:y="29.564cm">
          <draw:text-box>
            <text:p><text:span text:style-name="T24">(a)</text:span><text:span text:style-name="T24">解析する場所</text:span></text:p>
          </draw:text-box>
        </draw:frame>
        <draw:frame draw:style-name="gr172" draw:text-style-name="P9" draw:layer="layout" svg:width="13.8cm" svg:height="1.999cm" svg:x="39.554cm" svg:y="29.401cm">
          <draw:text-box>
            <text:p><text:span text:style-name="T24">(b)</text:span><text:span text:style-name="T24">ネットワークモデル</text:span></text:p>
          </draw:text-box>
        </draw:frame>
        <draw:g draw:style-name="gr2" xml:id="id18" draw:id="id18">
          <draw:custom-shape draw:style-name="gr175" draw:text-style-name="P25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77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81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77" draw:text-style-name="P9" draw:layer="layout" svg:width="3.131cm" svg:height="1.352cm" svg:x="6.635cm" svg:y="16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73" draw:text-style-name="P77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79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19" draw:id="id19">
          <draw:custom-shape draw:style-name="gr178" draw:text-style-name="P25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77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81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77" draw:text-style-name="P9" draw:layer="layout" svg:width="3.131cm" svg:height="1.352cm" svg:x="12.636cm" svg:y="25.973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73" draw:text-style-name="P77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79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0" draw:id="id20">
          <draw:custom-shape draw:style-name="gr178" draw:text-style-name="P25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77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81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77" draw:text-style-name="P9" draw:layer="layout" svg:width="3.131cm" svg:height="1.352cm" svg:x="19.637cm" svg:y="15.946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73" draw:text-style-name="P77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79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1" draw:id="id21">
          <draw:custom-shape draw:style-name="gr178" draw:text-style-name="P25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77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81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77" draw:text-style-name="P9" draw:layer="layout" svg:width="3.131cm" svg:height="1.352cm" svg:x="25.637cm" svg:y="25.92cm">
          <draw:text-box>
            <text:p><text:span text:style-name="T6">都市</text:span><text:span text:style-name="T6">A</text:span></text:p>
          </draw:text-box>
        </draw:frame>
        <draw:connector draw:style-name="gr179" draw:text-style-name="P3" draw:layer="layout" draw:type="line" svg:x1="11.8cm" svg:y1="12.2cm" svg:x2="14.201cm" svg:y2="18.973cm" draw:start-shape="id18" draw:end-shape="id19" svg:d="M11800 12200l2401 6773" svg:viewBox="0 0 2402 6774">
          <text:p/>
        </draw:connector>
        <draw:connector draw:style-name="gr180" draw:text-style-name="P3" draw:layer="layout" draw:type="line" svg:x1="11.8cm" svg:y1="12.2cm" svg:x2="17.602cm" svg:y2="12.146cm" draw:start-shape="id18" draw:start-glue-point="1" draw:end-shape="id20" draw:end-glue-point="3" svg:d="M11800 12200l5802-54" svg:viewBox="0 0 5803 55">
          <text:p/>
        </draw:connector>
        <draw:connector draw:style-name="gr181" draw:text-style-name="P3" draw:layer="layout" draw:type="line" svg:x1="24.802cm" svg:y1="12.146cm" svg:x2="27.202cm" svg:y2="18.92cm" draw:start-shape="id20" draw:end-shape="id21" draw:end-glue-point="0" svg:d="M24802 12146l2400 6774" svg:viewBox="0 0 2401 6775">
          <text:p/>
        </draw:connector>
        <draw:connector draw:style-name="gr182" draw:text-style-name="P3" draw:layer="layout" draw:type="line" svg:x1="17.602cm" svg:y1="12.146cm" svg:x2="14.201cm" svg:y2="18.973cm" draw:start-shape="id20" draw:end-shape="id19" draw:end-glue-point="0" svg:d="M17602 12146l-3401 6827" svg:viewBox="0 0 3402 6828">
          <text:p/>
        </draw:connector>
        <draw:connector draw:style-name="gr183" draw:text-style-name="P3" draw:layer="layout" draw:type="line" svg:x1="17.801cm" svg:y1="22.173cm" svg:x2="23.602cm" svg:y2="22.12cm" draw:start-shape="id19" draw:start-glue-point="1" draw:end-shape="id21" draw:end-glue-point="3" svg:d="M17801 22173l5801-53" svg:viewBox="0 0 5802 54">
          <text:p/>
        </draw:connector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ystem" style:font-pitch="variable"/>
    <style:font-face style:name="IPAexゴシック1" svg:font-family="IPAexゴシック" style:font-family-generic="swiss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pitch="variable"/>
    <style:font-face style:name="IPAex明朝2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2" draw:display-name="線の終点 2" svg:viewBox="0 0 20 20" svg:d="M0 20l10-20 10 20z"/>
    <draw:marker draw:name="線の終点_20_20" draw:display-name="線の終点 20" svg:viewBox="0 0 1013 1130" svg:d="M1009 1050l-449-1008-22-30-29-12-34 12-21 26-449 1012-5 13v8l5 21 12 21 17 13 21 4h903l21-4 21-13 9-21 4-21v-8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25" draw:display-name="線の終点 25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IPAex明朝" fo:font-size="24pt" fo:language="en" fo:country="US" style:font-name-asian="IPAex明朝2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19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12-27T16:08:06.834004346</dc:date>
    <meta:editing-duration>PT5H31M9S</meta:editing-duration>
    <meta:editing-cycles>36</meta:editing-cycles>
    <meta:generator>LibreOffice/7.6.3.2$Linux_X86_64 LibreOffice_project/60$Build-2</meta:generator>
    <meta:document-statistic meta:object-count="1202"/>
  </office:meta>
</office:document-meta>
</file>

<file path=Object 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0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9/content.xml><?xml version="1.0" encoding="utf-8"?>
<math xmlns="http://www.w3.org/1998/Math/MathML" display="block">
  <semantics>
    <msub>
      <mi>F</mi>
      <mi>W</mi>
    </msub>
    <annotation encoding="StarMath 5.0">F_W
</annotation>
  </semantics>
</math>
</file>